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9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23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4.2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pd1"/>
        <table:table-column table:style-name="co2" table:number-columns-repeated="500" table:default-cell-style-name="Default"/>
        <table:table-row table:style-name="ro1">
          <table:table-cell table:style-name="Default"/>
          <table:table-cell table:style-name="pd1" office:value-type="float" office:value="0" calcext:value-type="float">
            <text:p>0</text:p>
          </table:table-cell>
          <table:table-cell table:style-name="pd1" office:value-type="float" office:value="1" calcext:value-type="float">
            <text:p>1</text:p>
          </table:table-cell>
          <table:table-cell table:style-name="pd1" office:value-type="float" office:value="2" calcext:value-type="float">
            <text:p>2</text:p>
          </table:table-cell>
          <table:table-cell table:style-name="pd1" office:value-type="float" office:value="3" calcext:value-type="float">
            <text:p>3</text:p>
          </table:table-cell>
          <table:table-cell table:style-name="pd1" office:value-type="float" office:value="4" calcext:value-type="float">
            <text:p>4</text:p>
          </table:table-cell>
          <table:table-cell table:style-name="pd1" office:value-type="float" office:value="5" calcext:value-type="float">
            <text:p>5</text:p>
          </table:table-cell>
          <table:table-cell table:style-name="pd1" office:value-type="float" office:value="6" calcext:value-type="float">
            <text:p>6</text:p>
          </table:table-cell>
          <table:table-cell table:style-name="pd1" office:value-type="float" office:value="7" calcext:value-type="float">
            <text:p>7</text:p>
          </table:table-cell>
          <table:table-cell table:style-name="pd1" office:value-type="float" office:value="8" calcext:value-type="float">
            <text:p>8</text:p>
          </table:table-cell>
          <table:table-cell table:style-name="pd1" office:value-type="float" office:value="9" calcext:value-type="float">
            <text:p>9</text:p>
          </table:table-cell>
          <table:table-cell table:style-name="pd1" office:value-type="float" office:value="10" calcext:value-type="float">
            <text:p>10</text:p>
          </table:table-cell>
          <table:table-cell table:style-name="pd1" office:value-type="float" office:value="11" calcext:value-type="float">
            <text:p>11</text:p>
          </table:table-cell>
          <table:table-cell table:style-name="pd1" office:value-type="float" office:value="12" calcext:value-type="float">
            <text:p>12</text:p>
          </table:table-cell>
          <table:table-cell table:style-name="pd1" office:value-type="float" office:value="13" calcext:value-type="float">
            <text:p>13</text:p>
          </table:table-cell>
          <table:table-cell table:style-name="pd1" office:value-type="float" office:value="14" calcext:value-type="float">
            <text:p>14</text:p>
          </table:table-cell>
          <table:table-cell table:style-name="pd1" office:value-type="float" office:value="15" calcext:value-type="float">
            <text:p>15</text:p>
          </table:table-cell>
          <table:table-cell table:style-name="pd1" office:value-type="float" office:value="16" calcext:value-type="float">
            <text:p>16</text:p>
          </table:table-cell>
          <table:table-cell table:style-name="pd1" office:value-type="float" office:value="17" calcext:value-type="float">
            <text:p>17</text:p>
          </table:table-cell>
          <table:table-cell table:style-name="pd1" office:value-type="float" office:value="18" calcext:value-type="float">
            <text:p>18</text:p>
          </table:table-cell>
          <table:table-cell table:style-name="pd1" office:value-type="float" office:value="19" calcext:value-type="float">
            <text:p>19</text:p>
          </table:table-cell>
          <table:table-cell table:style-name="pd1" office:value-type="float" office:value="20" calcext:value-type="float">
            <text:p>20</text:p>
          </table:table-cell>
          <table:table-cell table:style-name="pd1" office:value-type="float" office:value="21" calcext:value-type="float">
            <text:p>21</text:p>
          </table:table-cell>
          <table:table-cell table:style-name="pd1" office:value-type="float" office:value="22" calcext:value-type="float">
            <text:p>22</text:p>
          </table:table-cell>
          <table:table-cell table:style-name="pd1" office:value-type="float" office:value="23" calcext:value-type="float">
            <text:p>23</text:p>
          </table:table-cell>
          <table:table-cell table:style-name="pd1" office:value-type="float" office:value="24" calcext:value-type="float">
            <text:p>24</text:p>
          </table:table-cell>
          <table:table-cell table:style-name="pd1" office:value-type="float" office:value="25" calcext:value-type="float">
            <text:p>25</text:p>
          </table:table-cell>
          <table:table-cell table:style-name="pd1" office:value-type="float" office:value="26" calcext:value-type="float">
            <text:p>26</text:p>
          </table:table-cell>
          <table:table-cell table:style-name="pd1" office:value-type="float" office:value="27" calcext:value-type="float">
            <text:p>27</text:p>
          </table:table-cell>
          <table:table-cell table:style-name="pd1" office:value-type="float" office:value="28" calcext:value-type="float">
            <text:p>28</text:p>
          </table:table-cell>
          <table:table-cell table:style-name="pd1" office:value-type="float" office:value="29" calcext:value-type="float">
            <text:p>29</text:p>
          </table:table-cell>
          <table:table-cell table:style-name="pd1" office:value-type="float" office:value="30" calcext:value-type="float">
            <text:p>30</text:p>
          </table:table-cell>
          <table:table-cell table:style-name="pd1" office:value-type="float" office:value="31" calcext:value-type="float">
            <text:p>31</text:p>
          </table:table-cell>
          <table:table-cell table:style-name="pd1" office:value-type="float" office:value="32" calcext:value-type="float">
            <text:p>32</text:p>
          </table:table-cell>
          <table:table-cell table:style-name="pd1" office:value-type="float" office:value="33" calcext:value-type="float">
            <text:p>33</text:p>
          </table:table-cell>
          <table:table-cell table:style-name="pd1" office:value-type="float" office:value="34" calcext:value-type="float">
            <text:p>34</text:p>
          </table:table-cell>
          <table:table-cell table:style-name="pd1" office:value-type="float" office:value="35" calcext:value-type="float">
            <text:p>35</text:p>
          </table:table-cell>
          <table:table-cell table:style-name="pd1" office:value-type="float" office:value="36" calcext:value-type="float">
            <text:p>36</text:p>
          </table:table-cell>
          <table:table-cell table:style-name="pd1" office:value-type="float" office:value="37" calcext:value-type="float">
            <text:p>37</text:p>
          </table:table-cell>
          <table:table-cell table:style-name="pd1" office:value-type="float" office:value="38" calcext:value-type="float">
            <text:p>38</text:p>
          </table:table-cell>
          <table:table-cell table:style-name="pd1" office:value-type="float" office:value="39" calcext:value-type="float">
            <text:p>39</text:p>
          </table:table-cell>
          <table:table-cell table:style-name="pd1" office:value-type="float" office:value="40" calcext:value-type="float">
            <text:p>40</text:p>
          </table:table-cell>
          <table:table-cell table:style-name="pd1" office:value-type="float" office:value="41" calcext:value-type="float">
            <text:p>41</text:p>
          </table:table-cell>
          <table:table-cell table:style-name="pd1" office:value-type="float" office:value="42" calcext:value-type="float">
            <text:p>42</text:p>
          </table:table-cell>
          <table:table-cell table:style-name="pd1" office:value-type="float" office:value="43" calcext:value-type="float">
            <text:p>43</text:p>
          </table:table-cell>
          <table:table-cell table:style-name="pd1" office:value-type="float" office:value="44" calcext:value-type="float">
            <text:p>44</text:p>
          </table:table-cell>
          <table:table-cell table:style-name="pd1" office:value-type="float" office:value="45" calcext:value-type="float">
            <text:p>45</text:p>
          </table:table-cell>
          <table:table-cell table:style-name="pd1" office:value-type="float" office:value="46" calcext:value-type="float">
            <text:p>46</text:p>
          </table:table-cell>
          <table:table-cell table:style-name="pd1" office:value-type="float" office:value="47" calcext:value-type="float">
            <text:p>47</text:p>
          </table:table-cell>
          <table:table-cell table:style-name="pd1" office:value-type="float" office:value="48" calcext:value-type="float">
            <text:p>48</text:p>
          </table:table-cell>
          <table:table-cell table:style-name="pd1" office:value-type="float" office:value="49" calcext:value-type="float">
            <text:p>49</text:p>
          </table:table-cell>
          <table:table-cell table:style-name="pd1" office:value-type="float" office:value="50" calcext:value-type="float">
            <text:p>50</text:p>
          </table:table-cell>
          <table:table-cell table:style-name="pd1" office:value-type="float" office:value="51" calcext:value-type="float">
            <text:p>51</text:p>
          </table:table-cell>
          <table:table-cell table:style-name="pd1" office:value-type="float" office:value="52" calcext:value-type="float">
            <text:p>52</text:p>
          </table:table-cell>
          <table:table-cell table:style-name="pd1" office:value-type="float" office:value="53" calcext:value-type="float">
            <text:p>53</text:p>
          </table:table-cell>
          <table:table-cell table:style-name="pd1" office:value-type="float" office:value="54" calcext:value-type="float">
            <text:p>54</text:p>
          </table:table-cell>
          <table:table-cell table:style-name="pd1" office:value-type="float" office:value="55" calcext:value-type="float">
            <text:p>55</text:p>
          </table:table-cell>
          <table:table-cell table:style-name="pd1" office:value-type="float" office:value="56" calcext:value-type="float">
            <text:p>56</text:p>
          </table:table-cell>
          <table:table-cell table:style-name="pd1" office:value-type="float" office:value="57" calcext:value-type="float">
            <text:p>57</text:p>
          </table:table-cell>
          <table:table-cell table:style-name="pd1" office:value-type="float" office:value="58" calcext:value-type="float">
            <text:p>58</text:p>
          </table:table-cell>
          <table:table-cell table:style-name="pd1" office:value-type="float" office:value="59" calcext:value-type="float">
            <text:p>59</text:p>
          </table:table-cell>
          <table:table-cell table:style-name="pd1" office:value-type="float" office:value="60" calcext:value-type="float">
            <text:p>60</text:p>
          </table:table-cell>
          <table:table-cell table:style-name="pd1" office:value-type="float" office:value="61" calcext:value-type="float">
            <text:p>61</text:p>
          </table:table-cell>
          <table:table-cell table:style-name="pd1" office:value-type="float" office:value="62" calcext:value-type="float">
            <text:p>62</text:p>
          </table:table-cell>
          <table:table-cell table:style-name="pd1" office:value-type="float" office:value="63" calcext:value-type="float">
            <text:p>63</text:p>
          </table:table-cell>
          <table:table-cell table:style-name="pd1" office:value-type="float" office:value="64" calcext:value-type="float">
            <text:p>64</text:p>
          </table:table-cell>
          <table:table-cell table:style-name="pd1" office:value-type="float" office:value="65" calcext:value-type="float">
            <text:p>65</text:p>
          </table:table-cell>
          <table:table-cell table:style-name="pd1" office:value-type="float" office:value="66" calcext:value-type="float">
            <text:p>66</text:p>
          </table:table-cell>
          <table:table-cell table:style-name="pd1" office:value-type="float" office:value="67" calcext:value-type="float">
            <text:p>67</text:p>
          </table:table-cell>
          <table:table-cell table:style-name="pd1" office:value-type="float" office:value="68" calcext:value-type="float">
            <text:p>68</text:p>
          </table:table-cell>
          <table:table-cell table:style-name="pd1" office:value-type="float" office:value="69" calcext:value-type="float">
            <text:p>69</text:p>
          </table:table-cell>
          <table:table-cell table:style-name="pd1" office:value-type="float" office:value="70" calcext:value-type="float">
            <text:p>70</text:p>
          </table:table-cell>
          <table:table-cell table:style-name="pd1" office:value-type="float" office:value="71" calcext:value-type="float">
            <text:p>71</text:p>
          </table:table-cell>
          <table:table-cell table:style-name="pd1" office:value-type="float" office:value="72" calcext:value-type="float">
            <text:p>72</text:p>
          </table:table-cell>
          <table:table-cell table:style-name="pd1" office:value-type="float" office:value="73" calcext:value-type="float">
            <text:p>73</text:p>
          </table:table-cell>
          <table:table-cell table:style-name="pd1" office:value-type="float" office:value="74" calcext:value-type="float">
            <text:p>74</text:p>
          </table:table-cell>
          <table:table-cell table:style-name="pd1" office:value-type="float" office:value="75" calcext:value-type="float">
            <text:p>75</text:p>
          </table:table-cell>
          <table:table-cell table:style-name="pd1" office:value-type="float" office:value="76" calcext:value-type="float">
            <text:p>76</text:p>
          </table:table-cell>
          <table:table-cell table:style-name="pd1" office:value-type="float" office:value="77" calcext:value-type="float">
            <text:p>77</text:p>
          </table:table-cell>
          <table:table-cell table:style-name="pd1" office:value-type="float" office:value="78" calcext:value-type="float">
            <text:p>78</text:p>
          </table:table-cell>
          <table:table-cell table:style-name="pd1" office:value-type="float" office:value="79" calcext:value-type="float">
            <text:p>79</text:p>
          </table:table-cell>
          <table:table-cell table:style-name="pd1" office:value-type="float" office:value="80" calcext:value-type="float">
            <text:p>80</text:p>
          </table:table-cell>
          <table:table-cell table:style-name="pd1" office:value-type="float" office:value="81" calcext:value-type="float">
            <text:p>81</text:p>
          </table:table-cell>
          <table:table-cell table:style-name="pd1" office:value-type="float" office:value="82" calcext:value-type="float">
            <text:p>82</text:p>
          </table:table-cell>
          <table:table-cell table:style-name="pd1" office:value-type="float" office:value="83" calcext:value-type="float">
            <text:p>83</text:p>
          </table:table-cell>
          <table:table-cell table:style-name="pd1" office:value-type="float" office:value="84" calcext:value-type="float">
            <text:p>84</text:p>
          </table:table-cell>
          <table:table-cell table:style-name="pd1" office:value-type="float" office:value="85" calcext:value-type="float">
            <text:p>85</text:p>
          </table:table-cell>
          <table:table-cell table:style-name="pd1" office:value-type="float" office:value="86" calcext:value-type="float">
            <text:p>86</text:p>
          </table:table-cell>
          <table:table-cell table:style-name="pd1" office:value-type="float" office:value="87" calcext:value-type="float">
            <text:p>87</text:p>
          </table:table-cell>
          <table:table-cell table:style-name="pd1" office:value-type="float" office:value="88" calcext:value-type="float">
            <text:p>88</text:p>
          </table:table-cell>
          <table:table-cell table:style-name="pd1" office:value-type="float" office:value="89" calcext:value-type="float">
            <text:p>89</text:p>
          </table:table-cell>
          <table:table-cell table:style-name="pd1" office:value-type="float" office:value="90" calcext:value-type="float">
            <text:p>90</text:p>
          </table:table-cell>
          <table:table-cell table:style-name="pd1" office:value-type="float" office:value="91" calcext:value-type="float">
            <text:p>91</text:p>
          </table:table-cell>
          <table:table-cell table:style-name="pd1" office:value-type="float" office:value="92" calcext:value-type="float">
            <text:p>92</text:p>
          </table:table-cell>
          <table:table-cell table:style-name="pd1" office:value-type="float" office:value="93" calcext:value-type="float">
            <text:p>93</text:p>
          </table:table-cell>
          <table:table-cell table:style-name="pd1" office:value-type="float" office:value="94" calcext:value-type="float">
            <text:p>94</text:p>
          </table:table-cell>
          <table:table-cell table:style-name="pd1" office:value-type="float" office:value="95" calcext:value-type="float">
            <text:p>95</text:p>
          </table:table-cell>
          <table:table-cell table:style-name="pd1" office:value-type="float" office:value="96" calcext:value-type="float">
            <text:p>96</text:p>
          </table:table-cell>
          <table:table-cell table:style-name="pd1" office:value-type="float" office:value="97" calcext:value-type="float">
            <text:p>97</text:p>
          </table:table-cell>
          <table:table-cell table:style-name="pd1" office:value-type="float" office:value="98" calcext:value-type="float">
            <text:p>98</text:p>
          </table:table-cell>
          <table:table-cell table:style-name="pd1" office:value-type="float" office:value="99" calcext:value-type="float">
            <text:p>99</text:p>
          </table:table-cell>
          <table:table-cell table:style-name="pd1" office:value-type="float" office:value="100" calcext:value-type="float">
            <text:p>100</text:p>
          </table:table-cell>
          <table:table-cell table:style-name="pd1" office:value-type="float" office:value="101" calcext:value-type="float">
            <text:p>101</text:p>
          </table:table-cell>
          <table:table-cell table:style-name="pd1" office:value-type="float" office:value="102" calcext:value-type="float">
            <text:p>102</text:p>
          </table:table-cell>
          <table:table-cell table:style-name="pd1" office:value-type="float" office:value="103" calcext:value-type="float">
            <text:p>103</text:p>
          </table:table-cell>
          <table:table-cell table:style-name="pd1" office:value-type="float" office:value="104" calcext:value-type="float">
            <text:p>104</text:p>
          </table:table-cell>
          <table:table-cell table:style-name="pd1" office:value-type="float" office:value="105" calcext:value-type="float">
            <text:p>105</text:p>
          </table:table-cell>
          <table:table-cell table:style-name="pd1" office:value-type="float" office:value="106" calcext:value-type="float">
            <text:p>106</text:p>
          </table:table-cell>
          <table:table-cell table:style-name="pd1" office:value-type="float" office:value="107" calcext:value-type="float">
            <text:p>107</text:p>
          </table:table-cell>
          <table:table-cell table:style-name="pd1" office:value-type="float" office:value="108" calcext:value-type="float">
            <text:p>108</text:p>
          </table:table-cell>
          <table:table-cell table:style-name="pd1" office:value-type="float" office:value="109" calcext:value-type="float">
            <text:p>109</text:p>
          </table:table-cell>
          <table:table-cell table:style-name="pd1" office:value-type="float" office:value="110" calcext:value-type="float">
            <text:p>110</text:p>
          </table:table-cell>
          <table:table-cell table:style-name="pd1" office:value-type="float" office:value="111" calcext:value-type="float">
            <text:p>111</text:p>
          </table:table-cell>
          <table:table-cell table:style-name="pd1" office:value-type="float" office:value="112" calcext:value-type="float">
            <text:p>112</text:p>
          </table:table-cell>
          <table:table-cell table:style-name="pd1" office:value-type="float" office:value="113" calcext:value-type="float">
            <text:p>113</text:p>
          </table:table-cell>
          <table:table-cell table:style-name="pd1" office:value-type="float" office:value="114" calcext:value-type="float">
            <text:p>114</text:p>
          </table:table-cell>
          <table:table-cell table:style-name="pd1" office:value-type="float" office:value="115" calcext:value-type="float">
            <text:p>115</text:p>
          </table:table-cell>
          <table:table-cell table:style-name="pd1" office:value-type="float" office:value="116" calcext:value-type="float">
            <text:p>116</text:p>
          </table:table-cell>
          <table:table-cell table:style-name="pd1" office:value-type="float" office:value="117" calcext:value-type="float">
            <text:p>117</text:p>
          </table:table-cell>
          <table:table-cell table:style-name="pd1" office:value-type="float" office:value="118" calcext:value-type="float">
            <text:p>118</text:p>
          </table:table-cell>
          <table:table-cell table:style-name="pd1" office:value-type="float" office:value="119" calcext:value-type="float">
            <text:p>119</text:p>
          </table:table-cell>
          <table:table-cell table:style-name="pd1" office:value-type="float" office:value="120" calcext:value-type="float">
            <text:p>120</text:p>
          </table:table-cell>
          <table:table-cell table:style-name="pd1" office:value-type="float" office:value="121" calcext:value-type="float">
            <text:p>121</text:p>
          </table:table-cell>
          <table:table-cell table:style-name="pd1" office:value-type="float" office:value="122" calcext:value-type="float">
            <text:p>122</text:p>
          </table:table-cell>
          <table:table-cell table:style-name="pd1" office:value-type="float" office:value="123" calcext:value-type="float">
            <text:p>123</text:p>
          </table:table-cell>
          <table:table-cell table:style-name="pd1" office:value-type="float" office:value="124" calcext:value-type="float">
            <text:p>124</text:p>
          </table:table-cell>
          <table:table-cell table:style-name="pd1" office:value-type="float" office:value="125" calcext:value-type="float">
            <text:p>125</text:p>
          </table:table-cell>
          <table:table-cell table:style-name="pd1" office:value-type="float" office:value="126" calcext:value-type="float">
            <text:p>126</text:p>
          </table:table-cell>
          <table:table-cell table:style-name="pd1" office:value-type="float" office:value="127" calcext:value-type="float">
            <text:p>127</text:p>
          </table:table-cell>
          <table:table-cell table:style-name="pd1" office:value-type="float" office:value="128" calcext:value-type="float">
            <text:p>128</text:p>
          </table:table-cell>
          <table:table-cell table:style-name="pd1" office:value-type="float" office:value="129" calcext:value-type="float">
            <text:p>129</text:p>
          </table:table-cell>
          <table:table-cell table:style-name="pd1" office:value-type="float" office:value="130" calcext:value-type="float">
            <text:p>130</text:p>
          </table:table-cell>
          <table:table-cell table:style-name="pd1" office:value-type="float" office:value="131" calcext:value-type="float">
            <text:p>131</text:p>
          </table:table-cell>
          <table:table-cell table:style-name="pd1" office:value-type="float" office:value="132" calcext:value-type="float">
            <text:p>132</text:p>
          </table:table-cell>
          <table:table-cell table:style-name="pd1" office:value-type="float" office:value="133" calcext:value-type="float">
            <text:p>133</text:p>
          </table:table-cell>
          <table:table-cell table:style-name="pd1" office:value-type="float" office:value="134" calcext:value-type="float">
            <text:p>134</text:p>
          </table:table-cell>
          <table:table-cell table:style-name="pd1" office:value-type="float" office:value="135" calcext:value-type="float">
            <text:p>135</text:p>
          </table:table-cell>
          <table:table-cell table:style-name="pd1" office:value-type="float" office:value="136" calcext:value-type="float">
            <text:p>136</text:p>
          </table:table-cell>
          <table:table-cell table:style-name="pd1" office:value-type="float" office:value="137" calcext:value-type="float">
            <text:p>137</text:p>
          </table:table-cell>
          <table:table-cell table:style-name="pd1" office:value-type="float" office:value="138" calcext:value-type="float">
            <text:p>138</text:p>
          </table:table-cell>
          <table:table-cell table:style-name="pd1" office:value-type="float" office:value="139" calcext:value-type="float">
            <text:p>139</text:p>
          </table:table-cell>
          <table:table-cell table:style-name="pd1" office:value-type="float" office:value="140" calcext:value-type="float">
            <text:p>140</text:p>
          </table:table-cell>
          <table:table-cell table:style-name="pd1" office:value-type="float" office:value="141" calcext:value-type="float">
            <text:p>141</text:p>
          </table:table-cell>
          <table:table-cell table:style-name="pd1" office:value-type="float" office:value="142" calcext:value-type="float">
            <text:p>142</text:p>
          </table:table-cell>
          <table:table-cell table:style-name="pd1" office:value-type="float" office:value="143" calcext:value-type="float">
            <text:p>143</text:p>
          </table:table-cell>
          <table:table-cell table:style-name="pd1" office:value-type="float" office:value="144" calcext:value-type="float">
            <text:p>144</text:p>
          </table:table-cell>
          <table:table-cell table:style-name="pd1" office:value-type="float" office:value="145" calcext:value-type="float">
            <text:p>145</text:p>
          </table:table-cell>
          <table:table-cell table:style-name="pd1" office:value-type="float" office:value="146" calcext:value-type="float">
            <text:p>146</text:p>
          </table:table-cell>
          <table:table-cell table:style-name="pd1" office:value-type="float" office:value="147" calcext:value-type="float">
            <text:p>147</text:p>
          </table:table-cell>
          <table:table-cell table:style-name="pd1" office:value-type="float" office:value="148" calcext:value-type="float">
            <text:p>148</text:p>
          </table:table-cell>
          <table:table-cell table:style-name="pd1" office:value-type="float" office:value="149" calcext:value-type="float">
            <text:p>149</text:p>
          </table:table-cell>
          <table:table-cell table:style-name="pd1" office:value-type="float" office:value="150" calcext:value-type="float">
            <text:p>150</text:p>
          </table:table-cell>
          <table:table-cell table:style-name="pd1" office:value-type="float" office:value="151" calcext:value-type="float">
            <text:p>151</text:p>
          </table:table-cell>
          <table:table-cell table:style-name="pd1" office:value-type="float" office:value="152" calcext:value-type="float">
            <text:p>152</text:p>
          </table:table-cell>
          <table:table-cell table:style-name="pd1" office:value-type="float" office:value="153" calcext:value-type="float">
            <text:p>153</text:p>
          </table:table-cell>
          <table:table-cell table:style-name="pd1" office:value-type="float" office:value="154" calcext:value-type="float">
            <text:p>154</text:p>
          </table:table-cell>
          <table:table-cell table:style-name="pd1" office:value-type="float" office:value="155" calcext:value-type="float">
            <text:p>155</text:p>
          </table:table-cell>
          <table:table-cell table:style-name="pd1" office:value-type="float" office:value="156" calcext:value-type="float">
            <text:p>156</text:p>
          </table:table-cell>
          <table:table-cell table:style-name="pd1" office:value-type="float" office:value="157" calcext:value-type="float">
            <text:p>157</text:p>
          </table:table-cell>
          <table:table-cell table:style-name="pd1" office:value-type="float" office:value="158" calcext:value-type="float">
            <text:p>158</text:p>
          </table:table-cell>
          <table:table-cell table:style-name="pd1" office:value-type="float" office:value="159" calcext:value-type="float">
            <text:p>159</text:p>
          </table:table-cell>
          <table:table-cell table:style-name="pd1" office:value-type="float" office:value="160" calcext:value-type="float">
            <text:p>160</text:p>
          </table:table-cell>
          <table:table-cell table:style-name="pd1" office:value-type="float" office:value="161" calcext:value-type="float">
            <text:p>161</text:p>
          </table:table-cell>
          <table:table-cell table:style-name="pd1" office:value-type="float" office:value="162" calcext:value-type="float">
            <text:p>162</text:p>
          </table:table-cell>
          <table:table-cell table:style-name="pd1" office:value-type="float" office:value="163" calcext:value-type="float">
            <text:p>163</text:p>
          </table:table-cell>
          <table:table-cell table:style-name="pd1" office:value-type="float" office:value="164" calcext:value-type="float">
            <text:p>164</text:p>
          </table:table-cell>
          <table:table-cell table:style-name="pd1" office:value-type="float" office:value="165" calcext:value-type="float">
            <text:p>165</text:p>
          </table:table-cell>
          <table:table-cell table:style-name="pd1" office:value-type="float" office:value="166" calcext:value-type="float">
            <text:p>166</text:p>
          </table:table-cell>
          <table:table-cell table:style-name="pd1" office:value-type="float" office:value="167" calcext:value-type="float">
            <text:p>167</text:p>
          </table:table-cell>
          <table:table-cell table:style-name="pd1" office:value-type="float" office:value="168" calcext:value-type="float">
            <text:p>168</text:p>
          </table:table-cell>
          <table:table-cell table:style-name="pd1" office:value-type="float" office:value="169" calcext:value-type="float">
            <text:p>169</text:p>
          </table:table-cell>
          <table:table-cell table:style-name="pd1" office:value-type="float" office:value="170" calcext:value-type="float">
            <text:p>170</text:p>
          </table:table-cell>
          <table:table-cell table:style-name="pd1" office:value-type="float" office:value="171" calcext:value-type="float">
            <text:p>171</text:p>
          </table:table-cell>
          <table:table-cell table:style-name="pd1" office:value-type="float" office:value="172" calcext:value-type="float">
            <text:p>172</text:p>
          </table:table-cell>
          <table:table-cell table:style-name="pd1" office:value-type="float" office:value="173" calcext:value-type="float">
            <text:p>173</text:p>
          </table:table-cell>
          <table:table-cell table:style-name="pd1" office:value-type="float" office:value="174" calcext:value-type="float">
            <text:p>174</text:p>
          </table:table-cell>
          <table:table-cell table:style-name="pd1" office:value-type="float" office:value="175" calcext:value-type="float">
            <text:p>175</text:p>
          </table:table-cell>
          <table:table-cell table:style-name="pd1" office:value-type="float" office:value="176" calcext:value-type="float">
            <text:p>176</text:p>
          </table:table-cell>
          <table:table-cell table:style-name="pd1" office:value-type="float" office:value="177" calcext:value-type="float">
            <text:p>177</text:p>
          </table:table-cell>
          <table:table-cell table:style-name="pd1" office:value-type="float" office:value="178" calcext:value-type="float">
            <text:p>178</text:p>
          </table:table-cell>
          <table:table-cell table:style-name="pd1" office:value-type="float" office:value="179" calcext:value-type="float">
            <text:p>179</text:p>
          </table:table-cell>
          <table:table-cell table:style-name="pd1" office:value-type="float" office:value="180" calcext:value-type="float">
            <text:p>180</text:p>
          </table:table-cell>
          <table:table-cell table:style-name="pd1" office:value-type="float" office:value="181" calcext:value-type="float">
            <text:p>181</text:p>
          </table:table-cell>
          <table:table-cell table:style-name="pd1" office:value-type="float" office:value="182" calcext:value-type="float">
            <text:p>182</text:p>
          </table:table-cell>
          <table:table-cell table:style-name="pd1" office:value-type="float" office:value="183" calcext:value-type="float">
            <text:p>183</text:p>
          </table:table-cell>
          <table:table-cell table:style-name="pd1" office:value-type="float" office:value="184" calcext:value-type="float">
            <text:p>184</text:p>
          </table:table-cell>
          <table:table-cell table:style-name="pd1" office:value-type="float" office:value="185" calcext:value-type="float">
            <text:p>185</text:p>
          </table:table-cell>
          <table:table-cell table:style-name="pd1" office:value-type="float" office:value="186" calcext:value-type="float">
            <text:p>186</text:p>
          </table:table-cell>
          <table:table-cell table:style-name="pd1" office:value-type="float" office:value="187" calcext:value-type="float">
            <text:p>187</text:p>
          </table:table-cell>
          <table:table-cell table:style-name="pd1" office:value-type="float" office:value="188" calcext:value-type="float">
            <text:p>188</text:p>
          </table:table-cell>
          <table:table-cell table:style-name="pd1" office:value-type="float" office:value="189" calcext:value-type="float">
            <text:p>189</text:p>
          </table:table-cell>
          <table:table-cell table:style-name="pd1" office:value-type="float" office:value="190" calcext:value-type="float">
            <text:p>190</text:p>
          </table:table-cell>
          <table:table-cell table:style-name="pd1" office:value-type="float" office:value="191" calcext:value-type="float">
            <text:p>191</text:p>
          </table:table-cell>
          <table:table-cell table:style-name="pd1" office:value-type="float" office:value="192" calcext:value-type="float">
            <text:p>192</text:p>
          </table:table-cell>
          <table:table-cell table:style-name="pd1" office:value-type="float" office:value="193" calcext:value-type="float">
            <text:p>193</text:p>
          </table:table-cell>
          <table:table-cell table:style-name="pd1" office:value-type="float" office:value="194" calcext:value-type="float">
            <text:p>194</text:p>
          </table:table-cell>
          <table:table-cell table:style-name="pd1" office:value-type="float" office:value="195" calcext:value-type="float">
            <text:p>195</text:p>
          </table:table-cell>
          <table:table-cell table:style-name="pd1" office:value-type="float" office:value="196" calcext:value-type="float">
            <text:p>196</text:p>
          </table:table-cell>
          <table:table-cell table:style-name="pd1" office:value-type="float" office:value="197" calcext:value-type="float">
            <text:p>197</text:p>
          </table:table-cell>
          <table:table-cell table:style-name="pd1" office:value-type="float" office:value="198" calcext:value-type="float">
            <text:p>198</text:p>
          </table:table-cell>
          <table:table-cell table:style-name="pd1" office:value-type="float" office:value="199" calcext:value-type="float">
            <text:p>199</text:p>
          </table:table-cell>
          <table:table-cell table:style-name="pd1" office:value-type="float" office:value="200" calcext:value-type="float">
            <text:p>200</text:p>
          </table:table-cell>
          <table:table-cell table:style-name="pd1" office:value-type="float" office:value="201" calcext:value-type="float">
            <text:p>201</text:p>
          </table:table-cell>
          <table:table-cell table:style-name="pd1" office:value-type="float" office:value="202" calcext:value-type="float">
            <text:p>202</text:p>
          </table:table-cell>
          <table:table-cell table:style-name="pd1" office:value-type="float" office:value="203" calcext:value-type="float">
            <text:p>203</text:p>
          </table:table-cell>
          <table:table-cell table:style-name="pd1" office:value-type="float" office:value="204" calcext:value-type="float">
            <text:p>204</text:p>
          </table:table-cell>
          <table:table-cell table:style-name="pd1" office:value-type="float" office:value="205" calcext:value-type="float">
            <text:p>205</text:p>
          </table:table-cell>
          <table:table-cell table:style-name="pd1" office:value-type="float" office:value="206" calcext:value-type="float">
            <text:p>206</text:p>
          </table:table-cell>
          <table:table-cell table:style-name="pd1" office:value-type="float" office:value="207" calcext:value-type="float">
            <text:p>207</text:p>
          </table:table-cell>
          <table:table-cell table:style-name="pd1" office:value-type="float" office:value="208" calcext:value-type="float">
            <text:p>208</text:p>
          </table:table-cell>
          <table:table-cell table:style-name="pd1" office:value-type="float" office:value="209" calcext:value-type="float">
            <text:p>209</text:p>
          </table:table-cell>
          <table:table-cell table:style-name="pd1" office:value-type="float" office:value="210" calcext:value-type="float">
            <text:p>210</text:p>
          </table:table-cell>
          <table:table-cell table:style-name="pd1" office:value-type="float" office:value="211" calcext:value-type="float">
            <text:p>211</text:p>
          </table:table-cell>
          <table:table-cell table:style-name="pd1" office:value-type="float" office:value="212" calcext:value-type="float">
            <text:p>212</text:p>
          </table:table-cell>
          <table:table-cell table:style-name="pd1" office:value-type="float" office:value="213" calcext:value-type="float">
            <text:p>213</text:p>
          </table:table-cell>
          <table:table-cell table:style-name="pd1" office:value-type="float" office:value="214" calcext:value-type="float">
            <text:p>214</text:p>
          </table:table-cell>
          <table:table-cell table:style-name="pd1" office:value-type="float" office:value="215" calcext:value-type="float">
            <text:p>215</text:p>
          </table:table-cell>
          <table:table-cell table:style-name="pd1" office:value-type="float" office:value="216" calcext:value-type="float">
            <text:p>216</text:p>
          </table:table-cell>
          <table:table-cell table:style-name="pd1" office:value-type="float" office:value="217" calcext:value-type="float">
            <text:p>217</text:p>
          </table:table-cell>
          <table:table-cell table:style-name="pd1" office:value-type="float" office:value="218" calcext:value-type="float">
            <text:p>218</text:p>
          </table:table-cell>
          <table:table-cell table:style-name="pd1" office:value-type="float" office:value="219" calcext:value-type="float">
            <text:p>219</text:p>
          </table:table-cell>
          <table:table-cell table:style-name="pd1" office:value-type="float" office:value="220" calcext:value-type="float">
            <text:p>220</text:p>
          </table:table-cell>
          <table:table-cell table:style-name="pd1" office:value-type="float" office:value="221" calcext:value-type="float">
            <text:p>221</text:p>
          </table:table-cell>
          <table:table-cell table:style-name="pd1" office:value-type="float" office:value="222" calcext:value-type="float">
            <text:p>222</text:p>
          </table:table-cell>
          <table:table-cell table:style-name="pd1" office:value-type="float" office:value="223" calcext:value-type="float">
            <text:p>223</text:p>
          </table:table-cell>
          <table:table-cell table:style-name="pd1" office:value-type="float" office:value="224" calcext:value-type="float">
            <text:p>224</text:p>
          </table:table-cell>
          <table:table-cell table:style-name="pd1" office:value-type="float" office:value="225" calcext:value-type="float">
            <text:p>225</text:p>
          </table:table-cell>
          <table:table-cell table:style-name="pd1" office:value-type="float" office:value="226" calcext:value-type="float">
            <text:p>226</text:p>
          </table:table-cell>
          <table:table-cell table:style-name="pd1" office:value-type="float" office:value="227" calcext:value-type="float">
            <text:p>227</text:p>
          </table:table-cell>
          <table:table-cell table:style-name="pd1" office:value-type="float" office:value="228" calcext:value-type="float">
            <text:p>228</text:p>
          </table:table-cell>
          <table:table-cell table:style-name="pd1" office:value-type="float" office:value="229" calcext:value-type="float">
            <text:p>229</text:p>
          </table:table-cell>
          <table:table-cell table:style-name="pd1" office:value-type="float" office:value="230" calcext:value-type="float">
            <text:p>230</text:p>
          </table:table-cell>
          <table:table-cell table:style-name="pd1" office:value-type="float" office:value="231" calcext:value-type="float">
            <text:p>231</text:p>
          </table:table-cell>
          <table:table-cell table:style-name="pd1" office:value-type="float" office:value="232" calcext:value-type="float">
            <text:p>232</text:p>
          </table:table-cell>
          <table:table-cell table:style-name="pd1" office:value-type="float" office:value="233" calcext:value-type="float">
            <text:p>233</text:p>
          </table:table-cell>
          <table:table-cell table:style-name="pd1" office:value-type="float" office:value="234" calcext:value-type="float">
            <text:p>234</text:p>
          </table:table-cell>
          <table:table-cell table:style-name="pd1" office:value-type="float" office:value="235" calcext:value-type="float">
            <text:p>235</text:p>
          </table:table-cell>
          <table:table-cell table:style-name="pd1" office:value-type="float" office:value="236" calcext:value-type="float">
            <text:p>236</text:p>
          </table:table-cell>
          <table:table-cell table:style-name="pd1" office:value-type="float" office:value="237" calcext:value-type="float">
            <text:p>237</text:p>
          </table:table-cell>
          <table:table-cell table:style-name="pd1" office:value-type="float" office:value="238" calcext:value-type="float">
            <text:p>238</text:p>
          </table:table-cell>
          <table:table-cell table:style-name="pd1" office:value-type="float" office:value="239" calcext:value-type="float">
            <text:p>239</text:p>
          </table:table-cell>
          <table:table-cell table:style-name="pd1" office:value-type="float" office:value="240" calcext:value-type="float">
            <text:p>240</text:p>
          </table:table-cell>
          <table:table-cell table:style-name="pd1" office:value-type="float" office:value="241" calcext:value-type="float">
            <text:p>241</text:p>
          </table:table-cell>
          <table:table-cell table:style-name="pd1" office:value-type="float" office:value="242" calcext:value-type="float">
            <text:p>242</text:p>
          </table:table-cell>
          <table:table-cell table:style-name="pd1" office:value-type="float" office:value="243" calcext:value-type="float">
            <text:p>243</text:p>
          </table:table-cell>
          <table:table-cell table:style-name="pd1" office:value-type="float" office:value="244" calcext:value-type="float">
            <text:p>244</text:p>
          </table:table-cell>
          <table:table-cell table:style-name="pd1" office:value-type="float" office:value="245" calcext:value-type="float">
            <text:p>245</text:p>
          </table:table-cell>
          <table:table-cell table:style-name="pd1" office:value-type="float" office:value="246" calcext:value-type="float">
            <text:p>246</text:p>
          </table:table-cell>
          <table:table-cell table:style-name="pd1" office:value-type="float" office:value="247" calcext:value-type="float">
            <text:p>247</text:p>
          </table:table-cell>
          <table:table-cell table:style-name="pd1" office:value-type="float" office:value="248" calcext:value-type="float">
            <text:p>248</text:p>
          </table:table-cell>
          <table:table-cell table:style-name="pd1" office:value-type="float" office:value="249" calcext:value-type="float">
            <text:p>249</text:p>
          </table:table-cell>
          <table:table-cell table:style-name="pd1" office:value-type="float" office:value="250" calcext:value-type="float">
            <text:p>250</text:p>
          </table:table-cell>
          <table:table-cell table:style-name="pd1" office:value-type="float" office:value="251" calcext:value-type="float">
            <text:p>251</text:p>
          </table:table-cell>
          <table:table-cell table:style-name="pd1" office:value-type="float" office:value="252" calcext:value-type="float">
            <text:p>252</text:p>
          </table:table-cell>
          <table:table-cell table:style-name="pd1" office:value-type="float" office:value="253" calcext:value-type="float">
            <text:p>253</text:p>
          </table:table-cell>
          <table:table-cell table:style-name="pd1" office:value-type="float" office:value="254" calcext:value-type="float">
            <text:p>254</text:p>
          </table:table-cell>
          <table:table-cell table:style-name="pd1" office:value-type="float" office:value="255" calcext:value-type="float">
            <text:p>255</text:p>
          </table:table-cell>
          <table:table-cell table:style-name="pd1" office:value-type="float" office:value="256" calcext:value-type="float">
            <text:p>256</text:p>
          </table:table-cell>
          <table:table-cell table:style-name="pd1" office:value-type="float" office:value="257" calcext:value-type="float">
            <text:p>257</text:p>
          </table:table-cell>
          <table:table-cell table:style-name="pd1" office:value-type="float" office:value="258" calcext:value-type="float">
            <text:p>258</text:p>
          </table:table-cell>
          <table:table-cell table:style-name="pd1" office:value-type="float" office:value="259" calcext:value-type="float">
            <text:p>259</text:p>
          </table:table-cell>
          <table:table-cell table:style-name="pd1" office:value-type="float" office:value="260" calcext:value-type="float">
            <text:p>260</text:p>
          </table:table-cell>
          <table:table-cell table:style-name="pd1" office:value-type="float" office:value="261" calcext:value-type="float">
            <text:p>261</text:p>
          </table:table-cell>
          <table:table-cell table:style-name="pd1" office:value-type="float" office:value="262" calcext:value-type="float">
            <text:p>262</text:p>
          </table:table-cell>
          <table:table-cell table:style-name="pd1" office:value-type="float" office:value="263" calcext:value-type="float">
            <text:p>263</text:p>
          </table:table-cell>
          <table:table-cell table:style-name="pd1" office:value-type="float" office:value="264" calcext:value-type="float">
            <text:p>264</text:p>
          </table:table-cell>
          <table:table-cell table:style-name="pd1" office:value-type="float" office:value="265" calcext:value-type="float">
            <text:p>265</text:p>
          </table:table-cell>
          <table:table-cell table:style-name="pd1" office:value-type="float" office:value="266" calcext:value-type="float">
            <text:p>266</text:p>
          </table:table-cell>
          <table:table-cell table:style-name="pd1" office:value-type="float" office:value="267" calcext:value-type="float">
            <text:p>267</text:p>
          </table:table-cell>
          <table:table-cell table:style-name="pd1" office:value-type="float" office:value="268" calcext:value-type="float">
            <text:p>268</text:p>
          </table:table-cell>
          <table:table-cell table:style-name="pd1" office:value-type="float" office:value="269" calcext:value-type="float">
            <text:p>269</text:p>
          </table:table-cell>
          <table:table-cell table:style-name="pd1" office:value-type="float" office:value="270" calcext:value-type="float">
            <text:p>270</text:p>
          </table:table-cell>
          <table:table-cell table:style-name="pd1" office:value-type="float" office:value="271" calcext:value-type="float">
            <text:p>271</text:p>
          </table:table-cell>
          <table:table-cell table:style-name="pd1" office:value-type="float" office:value="272" calcext:value-type="float">
            <text:p>272</text:p>
          </table:table-cell>
          <table:table-cell table:style-name="pd1" office:value-type="float" office:value="273" calcext:value-type="float">
            <text:p>273</text:p>
          </table:table-cell>
          <table:table-cell table:style-name="pd1" office:value-type="float" office:value="274" calcext:value-type="float">
            <text:p>274</text:p>
          </table:table-cell>
          <table:table-cell table:style-name="pd1" office:value-type="float" office:value="275" calcext:value-type="float">
            <text:p>275</text:p>
          </table:table-cell>
          <table:table-cell table:style-name="pd1" office:value-type="float" office:value="276" calcext:value-type="float">
            <text:p>276</text:p>
          </table:table-cell>
          <table:table-cell table:style-name="pd1" office:value-type="float" office:value="277" calcext:value-type="float">
            <text:p>277</text:p>
          </table:table-cell>
          <table:table-cell table:style-name="pd1" office:value-type="float" office:value="278" calcext:value-type="float">
            <text:p>278</text:p>
          </table:table-cell>
          <table:table-cell table:style-name="pd1" office:value-type="float" office:value="279" calcext:value-type="float">
            <text:p>279</text:p>
          </table:table-cell>
          <table:table-cell table:style-name="pd1" office:value-type="float" office:value="280" calcext:value-type="float">
            <text:p>280</text:p>
          </table:table-cell>
          <table:table-cell table:style-name="pd1" office:value-type="float" office:value="281" calcext:value-type="float">
            <text:p>281</text:p>
          </table:table-cell>
          <table:table-cell table:style-name="pd1" office:value-type="float" office:value="282" calcext:value-type="float">
            <text:p>282</text:p>
          </table:table-cell>
          <table:table-cell table:style-name="pd1" office:value-type="float" office:value="283" calcext:value-type="float">
            <text:p>283</text:p>
          </table:table-cell>
          <table:table-cell table:style-name="pd1" office:value-type="float" office:value="284" calcext:value-type="float">
            <text:p>284</text:p>
          </table:table-cell>
          <table:table-cell table:style-name="pd1" office:value-type="float" office:value="285" calcext:value-type="float">
            <text:p>285</text:p>
          </table:table-cell>
          <table:table-cell table:style-name="pd1" office:value-type="float" office:value="286" calcext:value-type="float">
            <text:p>286</text:p>
          </table:table-cell>
          <table:table-cell table:style-name="pd1" office:value-type="float" office:value="287" calcext:value-type="float">
            <text:p>287</text:p>
          </table:table-cell>
          <table:table-cell table:style-name="pd1" office:value-type="float" office:value="288" calcext:value-type="float">
            <text:p>288</text:p>
          </table:table-cell>
          <table:table-cell table:style-name="pd1" office:value-type="float" office:value="289" calcext:value-type="float">
            <text:p>289</text:p>
          </table:table-cell>
          <table:table-cell table:style-name="pd1" office:value-type="float" office:value="290" calcext:value-type="float">
            <text:p>290</text:p>
          </table:table-cell>
          <table:table-cell table:style-name="pd1" office:value-type="float" office:value="291" calcext:value-type="float">
            <text:p>291</text:p>
          </table:table-cell>
          <table:table-cell table:style-name="pd1" office:value-type="float" office:value="292" calcext:value-type="float">
            <text:p>292</text:p>
          </table:table-cell>
          <table:table-cell table:style-name="pd1" office:value-type="float" office:value="293" calcext:value-type="float">
            <text:p>293</text:p>
          </table:table-cell>
          <table:table-cell table:style-name="pd1" office:value-type="float" office:value="294" calcext:value-type="float">
            <text:p>294</text:p>
          </table:table-cell>
          <table:table-cell table:style-name="pd1" office:value-type="float" office:value="295" calcext:value-type="float">
            <text:p>295</text:p>
          </table:table-cell>
          <table:table-cell table:style-name="pd1" office:value-type="float" office:value="296" calcext:value-type="float">
            <text:p>296</text:p>
          </table:table-cell>
          <table:table-cell table:style-name="pd1" office:value-type="float" office:value="297" calcext:value-type="float">
            <text:p>297</text:p>
          </table:table-cell>
          <table:table-cell table:style-name="pd1" office:value-type="float" office:value="298" calcext:value-type="float">
            <text:p>298</text:p>
          </table:table-cell>
          <table:table-cell table:style-name="pd1" office:value-type="float" office:value="299" calcext:value-type="float">
            <text:p>299</text:p>
          </table:table-cell>
          <table:table-cell table:style-name="pd1" office:value-type="float" office:value="300" calcext:value-type="float">
            <text:p>300</text:p>
          </table:table-cell>
          <table:table-cell table:style-name="pd1" office:value-type="float" office:value="301" calcext:value-type="float">
            <text:p>301</text:p>
          </table:table-cell>
          <table:table-cell table:style-name="pd1" office:value-type="float" office:value="302" calcext:value-type="float">
            <text:p>302</text:p>
          </table:table-cell>
          <table:table-cell table:style-name="pd1" office:value-type="float" office:value="303" calcext:value-type="float">
            <text:p>303</text:p>
          </table:table-cell>
          <table:table-cell table:style-name="pd1" office:value-type="float" office:value="304" calcext:value-type="float">
            <text:p>304</text:p>
          </table:table-cell>
          <table:table-cell table:style-name="pd1" office:value-type="float" office:value="305" calcext:value-type="float">
            <text:p>305</text:p>
          </table:table-cell>
          <table:table-cell table:style-name="pd1" office:value-type="float" office:value="306" calcext:value-type="float">
            <text:p>306</text:p>
          </table:table-cell>
          <table:table-cell table:style-name="pd1" office:value-type="float" office:value="307" calcext:value-type="float">
            <text:p>307</text:p>
          </table:table-cell>
          <table:table-cell table:style-name="pd1" office:value-type="float" office:value="308" calcext:value-type="float">
            <text:p>308</text:p>
          </table:table-cell>
          <table:table-cell table:style-name="pd1" office:value-type="float" office:value="309" calcext:value-type="float">
            <text:p>309</text:p>
          </table:table-cell>
          <table:table-cell table:style-name="pd1" office:value-type="float" office:value="310" calcext:value-type="float">
            <text:p>310</text:p>
          </table:table-cell>
          <table:table-cell table:style-name="pd1" office:value-type="float" office:value="311" calcext:value-type="float">
            <text:p>311</text:p>
          </table:table-cell>
          <table:table-cell table:style-name="pd1" office:value-type="float" office:value="312" calcext:value-type="float">
            <text:p>312</text:p>
          </table:table-cell>
          <table:table-cell table:style-name="pd1" office:value-type="float" office:value="313" calcext:value-type="float">
            <text:p>313</text:p>
          </table:table-cell>
          <table:table-cell table:style-name="pd1" office:value-type="float" office:value="314" calcext:value-type="float">
            <text:p>314</text:p>
          </table:table-cell>
          <table:table-cell table:style-name="pd1" office:value-type="float" office:value="315" calcext:value-type="float">
            <text:p>315</text:p>
          </table:table-cell>
          <table:table-cell table:style-name="pd1" office:value-type="float" office:value="316" calcext:value-type="float">
            <text:p>316</text:p>
          </table:table-cell>
          <table:table-cell table:style-name="pd1" office:value-type="float" office:value="317" calcext:value-type="float">
            <text:p>317</text:p>
          </table:table-cell>
          <table:table-cell table:style-name="pd1" office:value-type="float" office:value="318" calcext:value-type="float">
            <text:p>318</text:p>
          </table:table-cell>
          <table:table-cell table:style-name="pd1" office:value-type="float" office:value="319" calcext:value-type="float">
            <text:p>319</text:p>
          </table:table-cell>
          <table:table-cell table:style-name="pd1" office:value-type="float" office:value="320" calcext:value-type="float">
            <text:p>320</text:p>
          </table:table-cell>
          <table:table-cell table:style-name="pd1" office:value-type="float" office:value="321" calcext:value-type="float">
            <text:p>321</text:p>
          </table:table-cell>
          <table:table-cell table:style-name="pd1" office:value-type="float" office:value="322" calcext:value-type="float">
            <text:p>322</text:p>
          </table:table-cell>
          <table:table-cell table:style-name="pd1" office:value-type="float" office:value="323" calcext:value-type="float">
            <text:p>323</text:p>
          </table:table-cell>
          <table:table-cell table:style-name="pd1" office:value-type="float" office:value="324" calcext:value-type="float">
            <text:p>324</text:p>
          </table:table-cell>
          <table:table-cell table:style-name="pd1" office:value-type="float" office:value="325" calcext:value-type="float">
            <text:p>325</text:p>
          </table:table-cell>
          <table:table-cell table:style-name="pd1" office:value-type="float" office:value="326" calcext:value-type="float">
            <text:p>326</text:p>
          </table:table-cell>
          <table:table-cell table:style-name="pd1" office:value-type="float" office:value="327" calcext:value-type="float">
            <text:p>327</text:p>
          </table:table-cell>
          <table:table-cell table:style-name="pd1" office:value-type="float" office:value="328" calcext:value-type="float">
            <text:p>328</text:p>
          </table:table-cell>
          <table:table-cell table:style-name="pd1" office:value-type="float" office:value="329" calcext:value-type="float">
            <text:p>329</text:p>
          </table:table-cell>
          <table:table-cell table:style-name="pd1" office:value-type="float" office:value="330" calcext:value-type="float">
            <text:p>330</text:p>
          </table:table-cell>
          <table:table-cell table:style-name="pd1" office:value-type="float" office:value="331" calcext:value-type="float">
            <text:p>331</text:p>
          </table:table-cell>
          <table:table-cell table:style-name="pd1" office:value-type="float" office:value="332" calcext:value-type="float">
            <text:p>332</text:p>
          </table:table-cell>
          <table:table-cell table:style-name="pd1" office:value-type="float" office:value="333" calcext:value-type="float">
            <text:p>333</text:p>
          </table:table-cell>
          <table:table-cell table:style-name="pd1" office:value-type="float" office:value="334" calcext:value-type="float">
            <text:p>334</text:p>
          </table:table-cell>
          <table:table-cell table:style-name="pd1" office:value-type="float" office:value="335" calcext:value-type="float">
            <text:p>335</text:p>
          </table:table-cell>
          <table:table-cell table:style-name="pd1" office:value-type="float" office:value="336" calcext:value-type="float">
            <text:p>336</text:p>
          </table:table-cell>
          <table:table-cell table:style-name="pd1" office:value-type="float" office:value="337" calcext:value-type="float">
            <text:p>337</text:p>
          </table:table-cell>
          <table:table-cell table:style-name="pd1" office:value-type="float" office:value="338" calcext:value-type="float">
            <text:p>338</text:p>
          </table:table-cell>
          <table:table-cell table:style-name="pd1" office:value-type="float" office:value="339" calcext:value-type="float">
            <text:p>339</text:p>
          </table:table-cell>
          <table:table-cell table:style-name="pd1" office:value-type="float" office:value="340" calcext:value-type="float">
            <text:p>340</text:p>
          </table:table-cell>
          <table:table-cell table:style-name="pd1" office:value-type="float" office:value="341" calcext:value-type="float">
            <text:p>341</text:p>
          </table:table-cell>
          <table:table-cell table:style-name="pd1" office:value-type="float" office:value="342" calcext:value-type="float">
            <text:p>342</text:p>
          </table:table-cell>
          <table:table-cell table:style-name="pd1" office:value-type="float" office:value="343" calcext:value-type="float">
            <text:p>343</text:p>
          </table:table-cell>
          <table:table-cell table:style-name="pd1" office:value-type="float" office:value="344" calcext:value-type="float">
            <text:p>344</text:p>
          </table:table-cell>
          <table:table-cell table:style-name="pd1" office:value-type="float" office:value="345" calcext:value-type="float">
            <text:p>345</text:p>
          </table:table-cell>
          <table:table-cell table:style-name="pd1" office:value-type="float" office:value="346" calcext:value-type="float">
            <text:p>346</text:p>
          </table:table-cell>
          <table:table-cell table:style-name="pd1" office:value-type="float" office:value="347" calcext:value-type="float">
            <text:p>347</text:p>
          </table:table-cell>
          <table:table-cell table:style-name="pd1" office:value-type="float" office:value="348" calcext:value-type="float">
            <text:p>348</text:p>
          </table:table-cell>
          <table:table-cell table:style-name="pd1" office:value-type="float" office:value="349" calcext:value-type="float">
            <text:p>349</text:p>
          </table:table-cell>
          <table:table-cell table:style-name="pd1" office:value-type="float" office:value="350" calcext:value-type="float">
            <text:p>350</text:p>
          </table:table-cell>
          <table:table-cell table:style-name="pd1" office:value-type="float" office:value="351" calcext:value-type="float">
            <text:p>351</text:p>
          </table:table-cell>
          <table:table-cell table:style-name="pd1" office:value-type="float" office:value="352" calcext:value-type="float">
            <text:p>352</text:p>
          </table:table-cell>
          <table:table-cell table:style-name="pd1" office:value-type="float" office:value="353" calcext:value-type="float">
            <text:p>353</text:p>
          </table:table-cell>
          <table:table-cell table:style-name="pd1" office:value-type="float" office:value="354" calcext:value-type="float">
            <text:p>354</text:p>
          </table:table-cell>
          <table:table-cell table:style-name="pd1" office:value-type="float" office:value="355" calcext:value-type="float">
            <text:p>355</text:p>
          </table:table-cell>
          <table:table-cell table:style-name="pd1" office:value-type="float" office:value="356" calcext:value-type="float">
            <text:p>356</text:p>
          </table:table-cell>
          <table:table-cell table:style-name="pd1" office:value-type="float" office:value="357" calcext:value-type="float">
            <text:p>357</text:p>
          </table:table-cell>
          <table:table-cell table:style-name="pd1" office:value-type="float" office:value="358" calcext:value-type="float">
            <text:p>358</text:p>
          </table:table-cell>
          <table:table-cell table:style-name="pd1" office:value-type="float" office:value="359" calcext:value-type="float">
            <text:p>359</text:p>
          </table:table-cell>
          <table:table-cell table:style-name="pd1" office:value-type="float" office:value="360" calcext:value-type="float">
            <text:p>360</text:p>
          </table:table-cell>
          <table:table-cell table:style-name="pd1" office:value-type="float" office:value="361" calcext:value-type="float">
            <text:p>361</text:p>
          </table:table-cell>
          <table:table-cell table:style-name="pd1" office:value-type="float" office:value="362" calcext:value-type="float">
            <text:p>362</text:p>
          </table:table-cell>
          <table:table-cell table:style-name="pd1" office:value-type="float" office:value="363" calcext:value-type="float">
            <text:p>363</text:p>
          </table:table-cell>
          <table:table-cell table:style-name="pd1" office:value-type="float" office:value="364" calcext:value-type="float">
            <text:p>364</text:p>
          </table:table-cell>
          <table:table-cell table:style-name="pd1" office:value-type="float" office:value="365" calcext:value-type="float">
            <text:p>365</text:p>
          </table:table-cell>
          <table:table-cell table:style-name="pd1" office:value-type="float" office:value="366" calcext:value-type="float">
            <text:p>366</text:p>
          </table:table-cell>
          <table:table-cell table:style-name="pd1" office:value-type="float" office:value="367" calcext:value-type="float">
            <text:p>367</text:p>
          </table:table-cell>
          <table:table-cell table:style-name="pd1" office:value-type="float" office:value="368" calcext:value-type="float">
            <text:p>368</text:p>
          </table:table-cell>
          <table:table-cell table:style-name="pd1" office:value-type="float" office:value="369" calcext:value-type="float">
            <text:p>369</text:p>
          </table:table-cell>
          <table:table-cell table:style-name="pd1" office:value-type="float" office:value="370" calcext:value-type="float">
            <text:p>370</text:p>
          </table:table-cell>
          <table:table-cell table:style-name="pd1" office:value-type="float" office:value="371" calcext:value-type="float">
            <text:p>371</text:p>
          </table:table-cell>
          <table:table-cell table:style-name="pd1" office:value-type="float" office:value="372" calcext:value-type="float">
            <text:p>372</text:p>
          </table:table-cell>
          <table:table-cell table:style-name="pd1" office:value-type="float" office:value="373" calcext:value-type="float">
            <text:p>373</text:p>
          </table:table-cell>
          <table:table-cell table:style-name="pd1" office:value-type="float" office:value="374" calcext:value-type="float">
            <text:p>374</text:p>
          </table:table-cell>
          <table:table-cell table:style-name="pd1" office:value-type="float" office:value="375" calcext:value-type="float">
            <text:p>375</text:p>
          </table:table-cell>
          <table:table-cell table:style-name="pd1" office:value-type="float" office:value="376" calcext:value-type="float">
            <text:p>376</text:p>
          </table:table-cell>
          <table:table-cell table:style-name="pd1" office:value-type="float" office:value="377" calcext:value-type="float">
            <text:p>377</text:p>
          </table:table-cell>
          <table:table-cell table:style-name="pd1" office:value-type="float" office:value="378" calcext:value-type="float">
            <text:p>378</text:p>
          </table:table-cell>
          <table:table-cell table:style-name="pd1" office:value-type="float" office:value="379" calcext:value-type="float">
            <text:p>379</text:p>
          </table:table-cell>
          <table:table-cell table:style-name="pd1" office:value-type="float" office:value="380" calcext:value-type="float">
            <text:p>380</text:p>
          </table:table-cell>
          <table:table-cell table:style-name="pd1" office:value-type="float" office:value="381" calcext:value-type="float">
            <text:p>381</text:p>
          </table:table-cell>
          <table:table-cell table:style-name="pd1" office:value-type="float" office:value="382" calcext:value-type="float">
            <text:p>382</text:p>
          </table:table-cell>
          <table:table-cell table:style-name="pd1" office:value-type="float" office:value="383" calcext:value-type="float">
            <text:p>383</text:p>
          </table:table-cell>
          <table:table-cell table:style-name="pd1" office:value-type="float" office:value="384" calcext:value-type="float">
            <text:p>384</text:p>
          </table:table-cell>
          <table:table-cell table:style-name="pd1" office:value-type="float" office:value="385" calcext:value-type="float">
            <text:p>385</text:p>
          </table:table-cell>
          <table:table-cell table:style-name="pd1" office:value-type="float" office:value="386" calcext:value-type="float">
            <text:p>386</text:p>
          </table:table-cell>
          <table:table-cell table:style-name="pd1" office:value-type="float" office:value="387" calcext:value-type="float">
            <text:p>387</text:p>
          </table:table-cell>
          <table:table-cell table:style-name="pd1" office:value-type="float" office:value="388" calcext:value-type="float">
            <text:p>388</text:p>
          </table:table-cell>
          <table:table-cell table:style-name="pd1" office:value-type="float" office:value="389" calcext:value-type="float">
            <text:p>389</text:p>
          </table:table-cell>
          <table:table-cell table:style-name="pd1" office:value-type="float" office:value="390" calcext:value-type="float">
            <text:p>390</text:p>
          </table:table-cell>
          <table:table-cell table:style-name="pd1" office:value-type="float" office:value="391" calcext:value-type="float">
            <text:p>391</text:p>
          </table:table-cell>
          <table:table-cell table:style-name="pd1" office:value-type="float" office:value="392" calcext:value-type="float">
            <text:p>392</text:p>
          </table:table-cell>
          <table:table-cell table:style-name="pd1" office:value-type="float" office:value="393" calcext:value-type="float">
            <text:p>393</text:p>
          </table:table-cell>
          <table:table-cell table:style-name="pd1" office:value-type="float" office:value="394" calcext:value-type="float">
            <text:p>394</text:p>
          </table:table-cell>
          <table:table-cell table:style-name="pd1" office:value-type="float" office:value="395" calcext:value-type="float">
            <text:p>395</text:p>
          </table:table-cell>
          <table:table-cell table:style-name="pd1" office:value-type="float" office:value="396" calcext:value-type="float">
            <text:p>396</text:p>
          </table:table-cell>
          <table:table-cell table:style-name="pd1" office:value-type="float" office:value="397" calcext:value-type="float">
            <text:p>397</text:p>
          </table:table-cell>
          <table:table-cell table:style-name="pd1" office:value-type="float" office:value="398" calcext:value-type="float">
            <text:p>398</text:p>
          </table:table-cell>
          <table:table-cell table:style-name="pd1" office:value-type="float" office:value="399" calcext:value-type="float">
            <text:p>399</text:p>
          </table:table-cell>
          <table:table-cell table:style-name="pd1" office:value-type="float" office:value="400" calcext:value-type="float">
            <text:p>400</text:p>
          </table:table-cell>
          <table:table-cell table:style-name="pd1" office:value-type="float" office:value="401" calcext:value-type="float">
            <text:p>401</text:p>
          </table:table-cell>
          <table:table-cell table:style-name="pd1" office:value-type="float" office:value="402" calcext:value-type="float">
            <text:p>402</text:p>
          </table:table-cell>
          <table:table-cell table:style-name="pd1" office:value-type="float" office:value="403" calcext:value-type="float">
            <text:p>403</text:p>
          </table:table-cell>
          <table:table-cell table:style-name="pd1" office:value-type="float" office:value="404" calcext:value-type="float">
            <text:p>404</text:p>
          </table:table-cell>
          <table:table-cell table:style-name="pd1" office:value-type="float" office:value="405" calcext:value-type="float">
            <text:p>405</text:p>
          </table:table-cell>
          <table:table-cell table:style-name="pd1" office:value-type="float" office:value="406" calcext:value-type="float">
            <text:p>406</text:p>
          </table:table-cell>
          <table:table-cell table:style-name="pd1" office:value-type="float" office:value="407" calcext:value-type="float">
            <text:p>407</text:p>
          </table:table-cell>
          <table:table-cell table:style-name="pd1" office:value-type="float" office:value="408" calcext:value-type="float">
            <text:p>408</text:p>
          </table:table-cell>
          <table:table-cell table:style-name="pd1" office:value-type="float" office:value="409" calcext:value-type="float">
            <text:p>409</text:p>
          </table:table-cell>
          <table:table-cell table:style-name="pd1" office:value-type="float" office:value="410" calcext:value-type="float">
            <text:p>410</text:p>
          </table:table-cell>
          <table:table-cell table:style-name="pd1" office:value-type="float" office:value="411" calcext:value-type="float">
            <text:p>411</text:p>
          </table:table-cell>
          <table:table-cell table:style-name="pd1" office:value-type="float" office:value="412" calcext:value-type="float">
            <text:p>412</text:p>
          </table:table-cell>
          <table:table-cell table:style-name="pd1" office:value-type="float" office:value="413" calcext:value-type="float">
            <text:p>413</text:p>
          </table:table-cell>
          <table:table-cell table:style-name="pd1" office:value-type="float" office:value="414" calcext:value-type="float">
            <text:p>414</text:p>
          </table:table-cell>
          <table:table-cell table:style-name="pd1" office:value-type="float" office:value="415" calcext:value-type="float">
            <text:p>415</text:p>
          </table:table-cell>
          <table:table-cell table:style-name="pd1" office:value-type="float" office:value="416" calcext:value-type="float">
            <text:p>416</text:p>
          </table:table-cell>
          <table:table-cell table:style-name="pd1" office:value-type="float" office:value="417" calcext:value-type="float">
            <text:p>417</text:p>
          </table:table-cell>
          <table:table-cell table:style-name="pd1" office:value-type="float" office:value="418" calcext:value-type="float">
            <text:p>418</text:p>
          </table:table-cell>
          <table:table-cell table:style-name="pd1" office:value-type="float" office:value="419" calcext:value-type="float">
            <text:p>419</text:p>
          </table:table-cell>
          <table:table-cell table:style-name="pd1" office:value-type="float" office:value="420" calcext:value-type="float">
            <text:p>420</text:p>
          </table:table-cell>
          <table:table-cell table:style-name="pd1" office:value-type="float" office:value="421" calcext:value-type="float">
            <text:p>421</text:p>
          </table:table-cell>
          <table:table-cell table:style-name="pd1" office:value-type="float" office:value="422" calcext:value-type="float">
            <text:p>422</text:p>
          </table:table-cell>
          <table:table-cell table:style-name="pd1" office:value-type="float" office:value="423" calcext:value-type="float">
            <text:p>423</text:p>
          </table:table-cell>
          <table:table-cell table:style-name="pd1" office:value-type="float" office:value="424" calcext:value-type="float">
            <text:p>424</text:p>
          </table:table-cell>
          <table:table-cell table:style-name="pd1" office:value-type="float" office:value="425" calcext:value-type="float">
            <text:p>425</text:p>
          </table:table-cell>
          <table:table-cell table:style-name="pd1" office:value-type="float" office:value="426" calcext:value-type="float">
            <text:p>426</text:p>
          </table:table-cell>
          <table:table-cell table:style-name="pd1" office:value-type="float" office:value="427" calcext:value-type="float">
            <text:p>427</text:p>
          </table:table-cell>
          <table:table-cell table:style-name="pd1" office:value-type="float" office:value="428" calcext:value-type="float">
            <text:p>428</text:p>
          </table:table-cell>
          <table:table-cell table:style-name="pd1" office:value-type="float" office:value="429" calcext:value-type="float">
            <text:p>429</text:p>
          </table:table-cell>
          <table:table-cell table:style-name="pd1" office:value-type="float" office:value="430" calcext:value-type="float">
            <text:p>430</text:p>
          </table:table-cell>
          <table:table-cell table:style-name="pd1" office:value-type="float" office:value="431" calcext:value-type="float">
            <text:p>431</text:p>
          </table:table-cell>
          <table:table-cell table:style-name="pd1" office:value-type="float" office:value="432" calcext:value-type="float">
            <text:p>432</text:p>
          </table:table-cell>
          <table:table-cell table:style-name="pd1" office:value-type="float" office:value="433" calcext:value-type="float">
            <text:p>433</text:p>
          </table:table-cell>
          <table:table-cell table:style-name="pd1" office:value-type="float" office:value="434" calcext:value-type="float">
            <text:p>434</text:p>
          </table:table-cell>
          <table:table-cell table:style-name="pd1" office:value-type="float" office:value="435" calcext:value-type="float">
            <text:p>435</text:p>
          </table:table-cell>
          <table:table-cell table:style-name="pd1" office:value-type="float" office:value="436" calcext:value-type="float">
            <text:p>436</text:p>
          </table:table-cell>
          <table:table-cell table:style-name="pd1" office:value-type="float" office:value="437" calcext:value-type="float">
            <text:p>437</text:p>
          </table:table-cell>
          <table:table-cell table:style-name="pd1" office:value-type="float" office:value="438" calcext:value-type="float">
            <text:p>438</text:p>
          </table:table-cell>
          <table:table-cell table:style-name="pd1" office:value-type="float" office:value="439" calcext:value-type="float">
            <text:p>439</text:p>
          </table:table-cell>
          <table:table-cell table:style-name="pd1" office:value-type="float" office:value="440" calcext:value-type="float">
            <text:p>440</text:p>
          </table:table-cell>
          <table:table-cell table:style-name="pd1" office:value-type="float" office:value="441" calcext:value-type="float">
            <text:p>441</text:p>
          </table:table-cell>
          <table:table-cell table:style-name="pd1" office:value-type="float" office:value="442" calcext:value-type="float">
            <text:p>442</text:p>
          </table:table-cell>
          <table:table-cell table:style-name="pd1" office:value-type="float" office:value="443" calcext:value-type="float">
            <text:p>443</text:p>
          </table:table-cell>
          <table:table-cell table:style-name="pd1" office:value-type="float" office:value="444" calcext:value-type="float">
            <text:p>444</text:p>
          </table:table-cell>
          <table:table-cell table:style-name="pd1" office:value-type="float" office:value="445" calcext:value-type="float">
            <text:p>445</text:p>
          </table:table-cell>
          <table:table-cell table:style-name="pd1" office:value-type="float" office:value="446" calcext:value-type="float">
            <text:p>446</text:p>
          </table:table-cell>
          <table:table-cell table:style-name="pd1" office:value-type="float" office:value="447" calcext:value-type="float">
            <text:p>447</text:p>
          </table:table-cell>
          <table:table-cell table:style-name="pd1" office:value-type="float" office:value="448" calcext:value-type="float">
            <text:p>448</text:p>
          </table:table-cell>
          <table:table-cell table:style-name="pd1" office:value-type="float" office:value="449" calcext:value-type="float">
            <text:p>449</text:p>
          </table:table-cell>
          <table:table-cell table:style-name="pd1" office:value-type="float" office:value="450" calcext:value-type="float">
            <text:p>450</text:p>
          </table:table-cell>
          <table:table-cell table:style-name="pd1" office:value-type="float" office:value="451" calcext:value-type="float">
            <text:p>451</text:p>
          </table:table-cell>
          <table:table-cell table:style-name="pd1" office:value-type="float" office:value="452" calcext:value-type="float">
            <text:p>452</text:p>
          </table:table-cell>
          <table:table-cell table:style-name="pd1" office:value-type="float" office:value="453" calcext:value-type="float">
            <text:p>453</text:p>
          </table:table-cell>
          <table:table-cell table:style-name="pd1" office:value-type="float" office:value="454" calcext:value-type="float">
            <text:p>454</text:p>
          </table:table-cell>
          <table:table-cell table:style-name="pd1" office:value-type="float" office:value="455" calcext:value-type="float">
            <text:p>455</text:p>
          </table:table-cell>
          <table:table-cell table:style-name="pd1" office:value-type="float" office:value="456" calcext:value-type="float">
            <text:p>456</text:p>
          </table:table-cell>
          <table:table-cell table:style-name="pd1" office:value-type="float" office:value="457" calcext:value-type="float">
            <text:p>457</text:p>
          </table:table-cell>
          <table:table-cell table:style-name="pd1" office:value-type="float" office:value="458" calcext:value-type="float">
            <text:p>458</text:p>
          </table:table-cell>
          <table:table-cell table:style-name="pd1" office:value-type="float" office:value="459" calcext:value-type="float">
            <text:p>459</text:p>
          </table:table-cell>
          <table:table-cell table:style-name="pd1" office:value-type="float" office:value="460" calcext:value-type="float">
            <text:p>460</text:p>
          </table:table-cell>
          <table:table-cell table:style-name="pd1" office:value-type="float" office:value="461" calcext:value-type="float">
            <text:p>461</text:p>
          </table:table-cell>
          <table:table-cell table:style-name="pd1" office:value-type="float" office:value="462" calcext:value-type="float">
            <text:p>462</text:p>
          </table:table-cell>
          <table:table-cell table:style-name="pd1" office:value-type="float" office:value="463" calcext:value-type="float">
            <text:p>463</text:p>
          </table:table-cell>
          <table:table-cell table:style-name="pd1" office:value-type="float" office:value="464" calcext:value-type="float">
            <text:p>464</text:p>
          </table:table-cell>
          <table:table-cell table:style-name="pd1" office:value-type="float" office:value="465" calcext:value-type="float">
            <text:p>465</text:p>
          </table:table-cell>
          <table:table-cell table:style-name="pd1" office:value-type="float" office:value="466" calcext:value-type="float">
            <text:p>466</text:p>
          </table:table-cell>
          <table:table-cell table:style-name="pd1" office:value-type="float" office:value="467" calcext:value-type="float">
            <text:p>467</text:p>
          </table:table-cell>
          <table:table-cell table:style-name="pd1" office:value-type="float" office:value="468" calcext:value-type="float">
            <text:p>468</text:p>
          </table:table-cell>
          <table:table-cell table:style-name="pd1" office:value-type="float" office:value="469" calcext:value-type="float">
            <text:p>469</text:p>
          </table:table-cell>
          <table:table-cell table:style-name="pd1" office:value-type="float" office:value="470" calcext:value-type="float">
            <text:p>470</text:p>
          </table:table-cell>
          <table:table-cell table:style-name="pd1" office:value-type="float" office:value="471" calcext:value-type="float">
            <text:p>471</text:p>
          </table:table-cell>
          <table:table-cell table:style-name="pd1" office:value-type="float" office:value="472" calcext:value-type="float">
            <text:p>472</text:p>
          </table:table-cell>
          <table:table-cell table:style-name="pd1" office:value-type="float" office:value="473" calcext:value-type="float">
            <text:p>473</text:p>
          </table:table-cell>
          <table:table-cell table:style-name="pd1" office:value-type="float" office:value="474" calcext:value-type="float">
            <text:p>474</text:p>
          </table:table-cell>
          <table:table-cell table:style-name="pd1" office:value-type="float" office:value="475" calcext:value-type="float">
            <text:p>475</text:p>
          </table:table-cell>
          <table:table-cell table:style-name="pd1" office:value-type="float" office:value="476" calcext:value-type="float">
            <text:p>476</text:p>
          </table:table-cell>
          <table:table-cell table:style-name="pd1" office:value-type="float" office:value="477" calcext:value-type="float">
            <text:p>477</text:p>
          </table:table-cell>
          <table:table-cell table:style-name="pd1" office:value-type="float" office:value="478" calcext:value-type="float">
            <text:p>478</text:p>
          </table:table-cell>
          <table:table-cell table:style-name="pd1" office:value-type="float" office:value="479" calcext:value-type="float">
            <text:p>479</text:p>
          </table:table-cell>
          <table:table-cell table:style-name="pd1" office:value-type="float" office:value="480" calcext:value-type="float">
            <text:p>480</text:p>
          </table:table-cell>
          <table:table-cell table:style-name="pd1" office:value-type="float" office:value="481" calcext:value-type="float">
            <text:p>481</text:p>
          </table:table-cell>
          <table:table-cell table:style-name="pd1" office:value-type="float" office:value="482" calcext:value-type="float">
            <text:p>482</text:p>
          </table:table-cell>
          <table:table-cell table:style-name="pd1" office:value-type="float" office:value="483" calcext:value-type="float">
            <text:p>483</text:p>
          </table:table-cell>
          <table:table-cell table:style-name="pd1" office:value-type="float" office:value="484" calcext:value-type="float">
            <text:p>484</text:p>
          </table:table-cell>
          <table:table-cell table:style-name="pd1" office:value-type="float" office:value="485" calcext:value-type="float">
            <text:p>485</text:p>
          </table:table-cell>
          <table:table-cell table:style-name="pd1" office:value-type="float" office:value="486" calcext:value-type="float">
            <text:p>486</text:p>
          </table:table-cell>
          <table:table-cell table:style-name="pd1" office:value-type="float" office:value="487" calcext:value-type="float">
            <text:p>487</text:p>
          </table:table-cell>
          <table:table-cell table:style-name="pd1" office:value-type="float" office:value="488" calcext:value-type="float">
            <text:p>488</text:p>
          </table:table-cell>
          <table:table-cell table:style-name="pd1" office:value-type="float" office:value="489" calcext:value-type="float">
            <text:p>489</text:p>
          </table:table-cell>
          <table:table-cell table:style-name="pd1" office:value-type="float" office:value="490" calcext:value-type="float">
            <text:p>490</text:p>
          </table:table-cell>
          <table:table-cell table:style-name="pd1" office:value-type="float" office:value="491" calcext:value-type="float">
            <text:p>491</text:p>
          </table:table-cell>
          <table:table-cell table:style-name="pd1" office:value-type="float" office:value="492" calcext:value-type="float">
            <text:p>492</text:p>
          </table:table-cell>
          <table:table-cell table:style-name="pd1" office:value-type="float" office:value="493" calcext:value-type="float">
            <text:p>493</text:p>
          </table:table-cell>
          <table:table-cell table:style-name="pd1" office:value-type="float" office:value="494" calcext:value-type="float">
            <text:p>494</text:p>
          </table:table-cell>
          <table:table-cell table:style-name="pd1" office:value-type="float" office:value="495" calcext:value-type="float">
            <text:p>495</text:p>
          </table:table-cell>
          <table:table-cell table:style-name="pd1" office:value-type="float" office:value="496" calcext:value-type="float">
            <text:p>496</text:p>
          </table:table-cell>
          <table:table-cell table:style-name="pd1" office:value-type="float" office:value="497" calcext:value-type="float">
            <text:p>497</text:p>
          </table:table-cell>
          <table:table-cell table:style-name="pd1" office:value-type="float" office:value="498" calcext:value-type="float">
            <text:p>498</text:p>
          </table:table-cell>
          <table:table-cell table:style-name="pd1"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Positive Sentiment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214285714285715" calcext:value-type="float">
            <text:p>-0,0214285714285715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3" office:value-type="float" office:value="-0.0142857142857143" calcext:value-type="float">
            <text:p>-0,0142857142857143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96428571428572" calcext:value-type="float">
            <text:p>-0,0196428571428572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78571428571429" calcext:value-type="float">
            <text:p>-0,0178571428571429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78571428571429" calcext:value-type="float">
            <text:p>-0,0178571428571429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25" calcext:value-type="float">
            <text:p>-0,025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96428571428572" calcext:value-type="float">
            <text:p>-0,0196428571428572</text:p>
          </table:table-cell>
          <table:table-cell office:value-type="float" office:value="-0.0178571428571429" calcext:value-type="float">
            <text:p>-0,0178571428571429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42857142857143" calcext:value-type="float">
            <text:p>-0,0142857142857143</text:p>
          </table:table-cell>
          <table:table-cell table:number-columns-repeated="2" office:value-type="float" office:value="-0.0107142857142857" calcext:value-type="float">
            <text:p>-0,0107142857142857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178571428571429" calcext:value-type="float">
            <text:p>-0,0178571428571429</text:p>
          </table:table-cell>
          <table:table-cell table:number-columns-repeated="2" office:value-type="float" office:value="-0.0125" calcext:value-type="float">
            <text:p>-0,0125</text:p>
          </table:table-cell>
          <table:table-cell table:number-columns-repeated="2" office:value-type="float" office:value="-0.0160714285714286" calcext:value-type="float">
            <text:p>-0,0160714285714286</text:p>
          </table:table-cell>
          <table:table-cell office:value-type="float" office:value="-0.0196428571428572" calcext:value-type="float">
            <text:p>-0,0196428571428572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178571428571429" calcext:value-type="float">
            <text:p>-0,0178571428571429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714285714285712" calcext:value-type="float">
            <text:p>-0,00714285714285712</text:p>
          </table:table-cell>
          <table:table-cell table:number-columns-repeated="2" office:value-type="float" office:value="-0.0089285714285714" calcext:value-type="float">
            <text:p>-0,0089285714285714</text:p>
          </table:table-cell>
          <table:table-cell office:value-type="float" office:value="-0.0196428571428572" calcext:value-type="float">
            <text:p>-0,0196428571428572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178571428571429" calcext:value-type="float">
            <text:p>-0,0178571428571429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-0.0142857142857143" calcext:value-type="float">
            <text:p>-0,0142857142857143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232142857142857" calcext:value-type="float">
            <text:p>-0,0232142857142857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78571428571429" calcext:value-type="float">
            <text:p>-0,0178571428571429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178571428571429" calcext:value-type="float">
            <text:p>-0,0178571428571429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214285714285715" calcext:value-type="float">
            <text:p>-0,0214285714285715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107142857142857" calcext:value-type="float">
            <text:p>-0,0107142857142857</text:p>
          </table:table-cell>
          <table:table-cell table:number-columns-repeated="2" office:value-type="float" office:value="-0.0089285714285714" calcext:value-type="float">
            <text:p>-0,0089285714285714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232142857142857" calcext:value-type="float">
            <text:p>-0,0232142857142857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196428571428572" calcext:value-type="float">
            <text:p>-0,0196428571428572</text:p>
          </table:table-cell>
          <table:table-cell table:number-columns-repeated="2" office:value-type="float" office:value="-0.0160714285714286" calcext:value-type="float">
            <text:p>-0,016071428571428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96428571428572" calcext:value-type="float">
            <text:p>-0,0196428571428572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25" calcext:value-type="float">
            <text:p>-0,025</text:p>
          </table:table-cell>
          <table:table-cell office:value-type="float" office:value="-0.0196428571428572" calcext:value-type="float">
            <text:p>-0,0196428571428572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214285714285715" calcext:value-type="float">
            <text:p>-0,0214285714285715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" calcext:value-type="float">
            <text:p>0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78571428571429" calcext:value-type="float">
            <text:p>-0,0178571428571429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142857142857143" calcext:value-type="float">
            <text:p>-0,0142857142857143</text:p>
          </table:table-cell>
          <table:table-cell office:value-type="float" office:value="-0.0178571428571429" calcext:value-type="float">
            <text:p>-0,0178571428571429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96428571428572" calcext:value-type="float">
            <text:p>-0,0196428571428572</text:p>
          </table:table-cell>
          <table:table-cell table:number-columns-repeated="2" office:value-type="float" office:value="-0.0089285714285714" calcext:value-type="float">
            <text:p>-0,008928571428571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-0.0178571428571429" calcext:value-type="float">
            <text:p>-0,0178571428571429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232142857142857" calcext:value-type="float">
            <text:p>-0,0232142857142857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160714285714286" calcext:value-type="float">
            <text:p>-0,0160714285714286</text:p>
          </table:table-cell>
          <table:table-cell table:number-columns-repeated="3" office:value-type="float" office:value="-0.0107142857142857" calcext:value-type="float">
            <text:p>-0,0107142857142857</text:p>
          </table:table-cell>
          <table:table-cell office:value-type="float" office:value="-0.0142857142857143" calcext:value-type="float">
            <text:p>-0,0142857142857143</text:p>
          </table:table-cell>
          <table:table-cell table:number-columns-repeated="2" office:value-type="float" office:value="-0.0178571428571429" calcext:value-type="float">
            <text:p>-0,0178571428571429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196428571428572" calcext:value-type="float">
            <text:p>-0,0196428571428572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78571428571429" calcext:value-type="float">
            <text:p>-0,0178571428571429</text:p>
          </table:table-cell>
          <table:table-cell table:number-columns-repeated="2" office:value-type="float" office:value="-0.0125" calcext:value-type="float">
            <text:p>-0,0125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107142857142857" calcext:value-type="float">
            <text:p>-0,0107142857142857</text:p>
          </table:table-cell>
          <table:table-cell table:number-columns-repeated="2" office:value-type="float" office:value="-0.0089285714285714" calcext:value-type="float">
            <text:p>-0,008928571428571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42857142857143" calcext:value-type="float">
            <text:p>-0,0142857142857143</text:p>
          </table:table-cell>
          <table:table-cell table:number-columns-repeated="2" office:value-type="float" office:value="-0.0107142857142857" calcext:value-type="float">
            <text:p>-0,0107142857142857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96428571428572" calcext:value-type="float">
            <text:p>-0,0196428571428572</text:p>
          </table:table-cell>
          <table:table-cell table:number-columns-repeated="2" office:value-type="float" office:value="-0.0089285714285714" calcext:value-type="float">
            <text:p>-0,008928571428571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96428571428572" calcext:value-type="float">
            <text:p>-0,0196428571428572</text:p>
          </table:table-cell>
          <table:table-cell office:value-type="float" office:value="-0.0107142857142857" calcext:value-type="float">
            <text:p>-0,0107142857142857</text:p>
          </table:table-cell>
          <table:table-cell table:number-columns-repeated="2" office:value-type="float" office:value="-0.0089285714285714" calcext:value-type="float">
            <text:p>-0,008928571428571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178571428571429" calcext:value-type="float">
            <text:p>-0,0178571428571429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267857142857143" calcext:value-type="float">
            <text:p>-0,0267857142857143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89285714285714" calcext:value-type="float">
            <text:p>-0,0089285714285714</text:p>
          </table:table-cell>
          <table:table-cell table:number-columns-repeated="2" office:value-type="float" office:value="-0.00714285714285712" calcext:value-type="float">
            <text:p>-0,00714285714285712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160714285714286" calcext:value-type="float">
            <text:p>-0,0160714285714286</text:p>
          </table:table-cell>
          <table:table-cell table:number-columns-repeated="2" office:value-type="float" office:value="-0.0107142857142857" calcext:value-type="float">
            <text:p>-0,0107142857142857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89285714285714" calcext:value-type="float">
            <text:p>-0,0089285714285714</text:p>
          </table:table-cell>
          <table:table-cell table:number-columns-repeated="2" office:value-type="float" office:value="-0.00714285714285712" calcext:value-type="float">
            <text:p>-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178571428571429" calcext:value-type="float">
            <text:p>-0,0178571428571429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089285714285714" calcext:value-type="float">
            <text:p>-0,0089285714285714</text:p>
          </table:table-cell>
          <table:table-cell table:number-columns-repeated="2" office:value-type="float" office:value="-0.0160714285714286" calcext:value-type="float">
            <text:p>-0,0160714285714286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3" office:value-type="float" office:value="-0.0142857142857143" calcext:value-type="float">
            <text:p>-0,0142857142857143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107142857142857" calcext:value-type="float">
            <text:p>-0,0107142857142857</text:p>
          </table:table-cell>
          <table:table-cell table:number-columns-repeated="2" office:value-type="float" office:value="-0.0125" calcext:value-type="float">
            <text:p>-0,0125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42857142857143" calcext:value-type="float">
            <text:p>-0,0142857142857143</text:p>
          </table:table-cell>
          <table:table-cell table:number-columns-repeated="2" office:value-type="float" office:value="-0.0089285714285714" calcext:value-type="float">
            <text:p>-0,008928571428571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96428571428572" calcext:value-type="float">
            <text:p>-0,0196428571428572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178571428571429" calcext:value-type="float">
            <text:p>-0,0178571428571429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78571428571429" calcext:value-type="float">
            <text:p>-0,0178571428571429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78571428571429" calcext:value-type="float">
            <text:p>-0,0178571428571429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178571428571429" calcext:value-type="float">
            <text:p>-0,0178571428571429</text:p>
          </table:table-cell>
          <table:table-cell office:value-type="float" office:value="-0.0196428571428572" calcext:value-type="float">
            <text:p>-0,0196428571428572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178571428571429" calcext:value-type="float">
            <text:p>-0,0178571428571429</text:p>
          </table:table-cell>
          <table:table-cell table:number-columns-repeated="2" office:value-type="float" office:value="-0.00714285714285712" calcext:value-type="float">
            <text:p>-0,00714285714285712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196428571428572" calcext:value-type="float">
            <text:p>-0,0196428571428572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0714285714285712" calcext:value-type="float">
            <text:p>-0,00714285714285712</text:p>
          </table:table-cell>
          <table:table-cell table:number-columns-repeated="2" office:value-type="float" office:value="-0.0089285714285714" calcext:value-type="float">
            <text:p>-0,0089285714285714</text:p>
          </table:table-cell>
          <table:table-cell table:number-columns-repeated="2" office:value-type="float" office:value="-0.0107142857142857" calcext:value-type="float">
            <text:p>-0,0107142857142857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232142857142857" calcext:value-type="float">
            <text:p>-0,0232142857142857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214285714285715" calcext:value-type="float">
            <text:p>-0,0214285714285715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196428571428572" calcext:value-type="float">
            <text:p>-0,0196428571428572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214285714285715" calcext:value-type="float">
            <text:p>-0,0214285714285715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25" calcext:value-type="float">
            <text:p>-0,0125</text:p>
          </table:table-cell>
          <table:table-cell table:number-columns-repeated="2" office:value-type="float" office:value="-0.0142857142857143" calcext:value-type="float">
            <text:p>-0,0142857142857143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178571428571429" calcext:value-type="float">
            <text:p>-0,0178571428571429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178571428571429" calcext:value-type="float">
            <text:p>-0,0178571428571429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160714285714286" calcext:value-type="float">
            <text:p>-0,0160714285714286</text:p>
          </table:table-cell>
          <table:table-cell table:number-columns-repeated="2" office:value-type="float" office:value="-0.0089285714285714" calcext:value-type="float">
            <text:p>-0,0089285714285714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196428571428572" calcext:value-type="float">
            <text:p>-0,0196428571428572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196428571428572" calcext:value-type="float">
            <text:p>-0,0196428571428572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178571428571429" calcext:value-type="float">
            <text:p>-0,0178571428571429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232142857142857" calcext:value-type="float">
            <text:p>-0,0232142857142857</text:p>
          </table:table-cell>
          <table:table-cell table:number-columns-repeated="2" office:value-type="float" office:value="-0.0107142857142857" calcext:value-type="float">
            <text:p>-0,0107142857142857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178571428571429" calcext:value-type="float">
            <text:p>-0,0178571428571429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214285714285715" calcext:value-type="float">
            <text:p>-0,0214285714285715</text:p>
          </table:table-cell>
          <table:table-cell table:number-columns-repeated="2" office:value-type="float" office:value="-0.0142857142857143" calcext:value-type="float">
            <text:p>-0,0142857142857143</text:p>
          </table:table-cell>
          <table:table-cell office:value-type="float" office:value="-0.0232142857142857" calcext:value-type="float">
            <text:p>-0,0232142857142857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196428571428572" calcext:value-type="float">
            <text:p>-0,0196428571428572</text:p>
          </table:table-cell>
          <table:table-cell office:value-type="float" office:value="-0.0214285714285715" calcext:value-type="float">
            <text:p>-0,0214285714285715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96428571428572" calcext:value-type="float">
            <text:p>-0,0196428571428572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78571428571429" calcext:value-type="float">
            <text:p>-0,0178571428571429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25" calcext:value-type="float">
            <text:p>-0,0125</text:p>
          </table:table-cell>
          <table:table-cell table:number-columns-repeated="2" office:value-type="float" office:value="-0.0089285714285714" calcext:value-type="float">
            <text:p>-0,0089285714285714</text:p>
          </table:table-cell>
          <table:table-cell office:value-type="float" office:value="-0.0178571428571429" calcext:value-type="float">
            <text:p>-0,0178571428571429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table:number-columns-repeated="2" office:value-type="float" office:value="-0.0125" calcext:value-type="float">
            <text:p>-0,0125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78571428571429" calcext:value-type="float">
            <text:p>-0,0178571428571429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714285714285712" calcext:value-type="float">
            <text:p>-0,00714285714285712</text:p>
          </table:table-cell>
          <table:table-cell table:number-columns-repeated="2" office:value-type="float" office:value="-0.0107142857142857" calcext:value-type="float">
            <text:p>-0,0107142857142857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125" calcext:value-type="float">
            <text:p>-0,0125</text:p>
          </table:table-cell>
          <table:table-cell table:number-columns-repeated="2" office:value-type="float" office:value="-0.0107142857142857" calcext:value-type="float">
            <text:p>-0,0107142857142857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-0.0196428571428572" calcext:value-type="float">
            <text:p>-0,0196428571428572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107142857142857" calcext:value-type="float">
            <text:p>-0,0107142857142857</text:p>
          </table:table-cell>
          <table:table-cell table:number-columns-repeated="3" office:value-type="float" office:value="-0.0160714285714286" calcext:value-type="float">
            <text:p>-0,016071428571428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214285714285715" calcext:value-type="float">
            <text:p>-0,0214285714285715</text:p>
          </table:table-cell>
          <table:table-cell table:number-columns-repeated="2" office:value-type="float" office:value="-0.0089285714285714" calcext:value-type="float">
            <text:p>-0,0089285714285714</text:p>
          </table:table-cell>
          <table:table-cell office:value-type="float" office:value="-0.0178571428571429" calcext:value-type="float">
            <text:p>-0,0178571428571429</text:p>
          </table:table-cell>
        </table:table-row>
        <table:table-row table:style-name="ro1">
          <table:table-cell office:value-type="string" calcext:value-type="string">
            <text:p>Negative Sentiment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535714285714284" calcext:value-type="float">
            <text:p>-0,00535714285714284</text:p>
          </table:table-cell>
          <table:table-cell table:number-columns-repeated="3"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-0.00535714285714284" calcext:value-type="float">
            <text:p>-0,00535714285714284</text:p>
          </table:table-cell>
          <table:table-cell table:number-columns-repeated="2" office:value-type="float" office:value="-0.00714285714285712" calcext:value-type="float">
            <text:p>-0,00714285714285712</text:p>
          </table:table-cell>
          <table:table-cell office:value-type="float" office:value="-0.0107142857142857" calcext:value-type="float">
            <text:p>-0,0107142857142857</text:p>
          </table:table-cell>
          <table:table-cell table:number-columns-repeated="2" office:value-type="float" office:value="-0.00535714285714284" calcext:value-type="float">
            <text:p>-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89285714285714" calcext:value-type="float">
            <text:p>-0,0089285714285714</text:p>
          </table:table-cell>
          <table:table-cell table:number-columns-repeated="2" office:value-type="float" office:value="-0.00714285714285712" calcext:value-type="float">
            <text:p>-0,00714285714285712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0" calcext:value-type="float">
            <text:p>0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3"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2" office:value-type="float" office:value="-0.00714285714285712" calcext:value-type="float">
            <text:p>-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2" office:value-type="float" office:value="-0.0089285714285714" calcext:value-type="float">
            <text:p>-0,008928571428571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table:number-columns-repeated="2" office:value-type="float" office:value="-0.00535714285714284" calcext:value-type="float">
            <text:p>-0,00535714285714284</text:p>
          </table:table-cell>
          <table:table-cell table:number-columns-repeated="2" office:value-type="float" office:value="-0.00714285714285712" calcext:value-type="float">
            <text:p>-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-0.0089285714285714" calcext:value-type="float">
            <text:p>-0,008928571428571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89285714285714" calcext:value-type="float">
            <text:p>-0,0089285714285714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07142857142857" calcext:value-type="float">
            <text:p>-0,0107142857142857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-0.0089285714285714" calcext:value-type="float">
            <text:p>-0,0089285714285714</text:p>
          </table:table-cell>
          <table:table-cell table:number-columns-repeated="3" office:value-type="float" office:value="-0.00714285714285712" calcext:value-type="float">
            <text:p>-0,00714285714285712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-0.00535714285714284" calcext:value-type="float">
            <text:p>-0,00535714285714284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2"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714285714285712" calcext:value-type="float">
            <text:p>-0,00714285714285712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3" office:value-type="float" office:value="-0.0089285714285714" calcext:value-type="float">
            <text:p>-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89285714285714" calcext:value-type="float">
            <text:p>-0,0089285714285714</text:p>
          </table:table-cell>
          <table:table-cell table:number-columns-repeated="3" office:value-type="float" office:value="-0.00714285714285712" calcext:value-type="float">
            <text:p>-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107142857142857" calcext:value-type="float">
            <text:p>-0,0107142857142857</text:p>
          </table:table-cell>
          <table:table-cell table:number-columns-repeated="3"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0.00535714285714284" calcext:value-type="float">
            <text:p>-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-0.0089285714285714" calcext:value-type="float">
            <text:p>-0,0089285714285714</text:p>
          </table:table-cell>
          <table:table-cell table:number-columns-repeated="2" office:value-type="float" office:value="-0.00714285714285712" calcext:value-type="float">
            <text:p>-0,007142857142857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714285714285712" calcext:value-type="float">
            <text:p>-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-0.0089285714285714" calcext:value-type="float">
            <text:p>-0,008928571428571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2" office:value-type="float" office:value="-0.0089285714285714" calcext:value-type="float">
            <text:p>-0,0089285714285714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3" office:value-type="float" office:value="-0.00535714285714284" calcext:value-type="float">
            <text:p>-0,00535714285714284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2" office:value-type="float" office:value="-0.00714285714285712" calcext:value-type="float">
            <text:p>-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-0.00714285714285712" calcext:value-type="float">
            <text:p>-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" calcext:value-type="float">
            <text:p>0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-0.00535714285714284" calcext:value-type="float">
            <text:p>-0,00535714285714284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-0.00535714285714284" calcext:value-type="float">
            <text:p>-0,00535714285714284</text:p>
          </table:table-cell>
          <table:table-cell office:value-type="float" office:value="-0.0089285714285714" calcext:value-type="float">
            <text:p>-0,0089285714285714</text:p>
          </table:table-cell>
          <table:table-cell table:number-columns-repeated="2" office:value-type="float" office:value="-0.00714285714285712" calcext:value-type="float">
            <text:p>-0,00714285714285712</text:p>
          </table:table-cell>
        </table:table-row>
        <table:table-row table:style-name="ro1">
          <table:table-cell office:value-type="string" calcext:value-type="string">
            <text:p>Negative &gt; Positive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-0.00714285714285712" calcext:value-type="float">
            <text:p>-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" calcext:value-type="float">
            <text:p>0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535714285714284" calcext:value-type="float">
            <text:p>0,00535714285714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107142857142857" calcext:value-type="float">
            <text:p>0,0107142857142857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-0.00714285714285712" calcext:value-type="float">
            <text:p>-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89285714285714" calcext:value-type="float">
            <text:p>0,0089285714285714</text:p>
          </table:table-cell>
          <table:table-cell table:number-columns-repeated="2" office:value-type="float" office:value="0.00357142857142856" calcext:value-type="float">
            <text:p>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" calcext:value-type="float">
            <text:p>0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-0.00535714285714284" calcext:value-type="float">
            <text:p>-0,00535714285714284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25" calcext:value-type="float">
            <text:p>0,0125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178571428571429" calcext:value-type="float">
            <text:p>-0,017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89285714285714" calcext:value-type="float">
            <text:p>-0,0089285714285714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35714285714284" calcext:value-type="float">
            <text:p>0,00535714285714284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4" office:value-type="float" office:value="0.00178571428571428" calcext:value-type="float">
            <text:p>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89285714285714" calcext:value-type="float">
            <text:p>-0,008928571428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2"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.00357142857142856" calcext:value-type="float">
            <text:p>0,00357142857142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" calcext:value-type="float">
            <text:p>0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-0.0089285714285714" calcext:value-type="float">
            <text:p>-0,008928571428571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" calcext:value-type="float">
            <text:p>0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07142857142857" calcext:value-type="float">
            <text:p>0,0107142857142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535714285714284" calcext:value-type="float">
            <text:p>0,00535714285714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535714285714284" calcext:value-type="float">
            <text:p>-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57142857142856" calcext:value-type="float">
            <text:p>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535714285714284" calcext:value-type="float">
            <text:p>0,00535714285714284</text:p>
          </table:table-cell>
          <table:table-cell table:number-columns-repeated="3"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89285714285714" calcext:value-type="float">
            <text:p>0,0089285714285714</text:p>
          </table:table-cell>
          <table:table-cell table:number-columns-repeated="3"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714285714285712" calcext:value-type="float">
            <text:p>0,00714285714285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125" calcext:value-type="float">
            <text:p>-0,0125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-0.00535714285714284" calcext:value-type="float">
            <text:p>-0,005357142857142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2" office:value-type="float" office:value="-0.00535714285714284" calcext:value-type="float">
            <text:p>-0,0053571428571428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-0.00535714285714284" calcext:value-type="float">
            <text:p>-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07142857142857" calcext:value-type="float">
            <text:p>-0,0107142857142857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-0.00714285714285712" calcext:value-type="float">
            <text:p>-0,00714285714285712</text:p>
          </table:table-cell>
        </table:table-row>
        <table:table-row table:style-name="ro1">
          <table:table-cell office:value-type="string" calcext:value-type="string">
            <text:p>Slangs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160714285714286" calcext:value-type="float">
            <text:p>-0,0160714285714286</text:p>
          </table:table-cell>
          <table:table-cell table:number-columns-repeated="2" office:value-type="float" office:value="-0.0089285714285714" calcext:value-type="float">
            <text:p>-0,008928571428571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2" office:value-type="float" office:value="-0.00714285714285712" calcext:value-type="float">
            <text:p>-0,00714285714285712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3" office:value-type="float" office:value="-0.0089285714285714" calcext:value-type="float">
            <text:p>-0,008928571428571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89285714285714" calcext:value-type="float">
            <text:p>-0,0089285714285714</text:p>
          </table:table-cell>
          <table:table-cell table:number-columns-repeated="2"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2" office:value-type="float" office:value="-0.0089285714285714" calcext:value-type="float">
            <text:p>-0,0089285714285714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-0.00714285714285712" calcext:value-type="float">
            <text:p>-0,00714285714285712</text:p>
          </table:table-cell>
          <table:table-cell office:value-type="float" office:value="-0.0178571428571429" calcext:value-type="float">
            <text:p>-0,0178571428571429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-0.00714285714285712" calcext:value-type="float">
            <text:p>-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25" calcext:value-type="float">
            <text:p>-0,0125</text:p>
          </table:table-cell>
          <table:table-cell table:number-columns-repeated="2" office:value-type="float" office:value="-0.00535714285714284" calcext:value-type="float">
            <text:p>-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89285714285714" calcext:value-type="float">
            <text:p>-0,008928571428571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535714285714284" calcext:value-type="float">
            <text:p>-0,00535714285714284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25" calcext:value-type="float">
            <text:p>-0,0125</text:p>
          </table:table-cell>
          <table:table-cell table:number-columns-repeated="3"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-0.00714285714285712" calcext:value-type="float">
            <text:p>-0,00714285714285712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-0.0089285714285714" calcext:value-type="float">
            <text:p>-0,008928571428571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142857142857143" calcext:value-type="float">
            <text:p>-0,0142857142857143</text:p>
          </table:table-cell>
          <table:table-cell table:number-columns-repeated="3" office:value-type="float" office:value="-0.00714285714285712" calcext:value-type="float">
            <text:p>-0,00714285714285712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-0.0089285714285714" calcext:value-type="float">
            <text:p>-0,0089285714285714</text:p>
          </table:table-cell>
          <table:table-cell office:value-type="float" office:value="-0.0142857142857143" calcext:value-type="float">
            <text:p>-0,0142857142857143</text:p>
          </table:table-cell>
          <table:table-cell table:number-columns-repeated="2" office:value-type="float" office:value="-0.0089285714285714" calcext:value-type="float">
            <text:p>-0,008928571428571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07142857142857" calcext:value-type="float">
            <text:p>-0,0107142857142857</text:p>
          </table:table-cell>
          <table:table-cell table:number-columns-repeated="2" office:value-type="float" office:value="-0.00714285714285712" calcext:value-type="float">
            <text:p>-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714285714285712" calcext:value-type="float">
            <text:p>-0,00714285714285712</text:p>
          </table:table-cell>
          <table:table-cell table:number-columns-repeated="2" office:value-type="float" office:value="-0.0089285714285714" calcext:value-type="float">
            <text:p>-0,0089285714285714</text:p>
          </table:table-cell>
          <table:table-cell office:value-type="float" office:value="-0.0142857142857143" calcext:value-type="float">
            <text:p>-0,0142857142857143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07142857142857" calcext:value-type="float">
            <text:p>-0,0107142857142857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table:number-columns-repeated="3" office:value-type="float" office:value="-0.00714285714285712" calcext:value-type="float">
            <text:p>-0,00714285714285712</text:p>
          </table:table-cell>
          <table:table-cell office:value-type="float" office:value="0" calcext:value-type="float">
            <text:p>0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89285714285714" calcext:value-type="float">
            <text:p>-0,0089285714285714</text:p>
          </table:table-cell>
          <table:table-cell table:number-columns-repeated="2" office:value-type="float" office:value="-0.00535714285714284" calcext:value-type="float">
            <text:p>-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table:number-columns-repeated="3" office:value-type="float" office:value="-0.0089285714285714" calcext:value-type="float">
            <text:p>-0,008928571428571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2" office:value-type="float" office:value="-0.00714285714285712" calcext:value-type="float">
            <text:p>-0,00714285714285712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table:number-columns-repeated="2" office:value-type="float" office:value="-0.00535714285714284" calcext:value-type="float">
            <text:p>-0,00535714285714284</text:p>
          </table:table-cell>
          <table:table-cell office:value-type="float" office:value="-0.0107142857142857" calcext:value-type="float">
            <text:p>-0,0107142857142857</text:p>
          </table:table-cell>
          <table:table-cell table:number-columns-repeated="2" office:value-type="float" office:value="-0.00535714285714284" calcext:value-type="float">
            <text:p>-0,00535714285714284</text:p>
          </table:table-cell>
          <table:table-cell table:number-columns-repeated="2" office:value-type="float" office:value="-0.0089285714285714" calcext:value-type="float">
            <text:p>-0,008928571428571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-0.0107142857142857" calcext:value-type="float">
            <text:p>-0,0107142857142857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3"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07142857142857" calcext:value-type="float">
            <text:p>-0,0107142857142857</text:p>
          </table:table-cell>
          <table:table-cell table:number-columns-repeated="2" office:value-type="float" office:value="-0.00714285714285712" calcext:value-type="float">
            <text:p>-0,00714285714285712</text:p>
          </table:table-cell>
          <table:table-cell office:value-type="float" office:value="0" calcext:value-type="float">
            <text:p>0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07142857142857" calcext:value-type="float">
            <text:p>-0,0107142857142857</text:p>
          </table:table-cell>
          <table:table-cell table:number-columns-repeated="2" office:value-type="float" office:value="-0.0125" calcext:value-type="float">
            <text:p>-0,0125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2" office:value-type="float" office:value="-0.00714285714285712" calcext:value-type="float">
            <text:p>-0,00714285714285712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07142857142857" calcext:value-type="float">
            <text:p>-0,0107142857142857</text:p>
          </table:table-cell>
          <table:table-cell table:number-columns-repeated="2" office:value-type="float" office:value="-0.00714285714285712" calcext:value-type="float">
            <text:p>-0,00714285714285712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0.00357142857142856" calcext:value-type="float">
            <text:p>-0,00357142857142856</text:p>
          </table:table-cell>
          <table:table-cell table:number-columns-repeated="2" office:value-type="float" office:value="-0.00714285714285712" calcext:value-type="float">
            <text:p>-0,00714285714285712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2"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" calcext:value-type="float">
            <text:p>0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-0.0089285714285714" calcext:value-type="float">
            <text:p>-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07142857142857" calcext:value-type="float">
            <text:p>-0,0107142857142857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-0.00714285714285712" calcext:value-type="float">
            <text:p>-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table:number-columns-repeated="3" office:value-type="float" office:value="-0.00535714285714284" calcext:value-type="float">
            <text:p>-0,0053571428571428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89285714285714" calcext:value-type="float">
            <text:p>-0,0089285714285714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89285714285714" calcext:value-type="float">
            <text:p>-0,0089285714285714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2" office:value-type="float" office:value="-0.0089285714285714" calcext:value-type="float">
            <text:p>-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2" office:value-type="float" office:value="-0.00714285714285712" calcext:value-type="float">
            <text:p>-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714285714285712" calcext:value-type="float">
            <text:p>-0,00714285714285712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table:number-columns-repeated="2" office:value-type="float" office:value="-0.00714285714285712" calcext:value-type="float">
            <text:p>-0,00714285714285712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-0.00714285714285712" calcext:value-type="float">
            <text:p>-0,00714285714285712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table:number-columns-repeated="2" office:value-type="float" office:value="-0.0089285714285714" calcext:value-type="float">
            <text:p>-0,008928571428571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-0.00535714285714284" calcext:value-type="float">
            <text:p>-0,00535714285714284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3" office:value-type="float" office:value="-0.00714285714285712" calcext:value-type="float">
            <text:p>-0,00714285714285712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89285714285714" calcext:value-type="float">
            <text:p>-0,0089285714285714</text:p>
          </table:table-cell>
          <table:table-cell table:number-columns-repeated="3"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89285714285714" calcext:value-type="float">
            <text:p>-0,0089285714285714</text:p>
          </table:table-cell>
          <table:table-cell table:number-columns-repeated="6" office:value-type="float" office:value="-0.00714285714285712" calcext:value-type="float">
            <text:p>-0,00714285714285712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25" calcext:value-type="float">
            <text:p>-0,0125</text:p>
          </table:table-cell>
          <table:table-cell table:number-columns-repeated="2" office:value-type="float" office:value="-0.00714285714285712" calcext:value-type="float">
            <text:p>-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3" office:value-type="float" office:value="-0.00535714285714284" calcext:value-type="float">
            <text:p>-0,00535714285714284</text:p>
          </table:table-cell>
          <table:table-cell table:number-columns-repeated="2" office:value-type="float" office:value="-0.00714285714285712" calcext:value-type="float">
            <text:p>-0,00714285714285712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2" office:value-type="float" office:value="-0.0107142857142857" calcext:value-type="float">
            <text:p>-0,0107142857142857</text:p>
          </table:table-cell>
          <table:table-cell table:number-columns-repeated="3" office:value-type="float" office:value="-0.00535714285714284" calcext:value-type="float">
            <text:p>-0,00535714285714284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714285714285712" calcext:value-type="float">
            <text:p>-0,00714285714285712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89285714285714" calcext:value-type="float">
            <text:p>-0,0089285714285714</text:p>
          </table:table-cell>
          <table:table-cell table:number-columns-repeated="2"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25" calcext:value-type="float">
            <text:p>-0,0125</text:p>
          </table:table-cell>
        </table:table-row>
        <table:table-row table:style-name="ro1">
          <table:table-cell office:value-type="string" calcext:value-type="string">
            <text:p>Alliteration - 1-gram</text:p>
          </table:table-cell>
          <table:table-cell table:number-columns-repeated="2" office:value-type="float" office:value="0.0607142857142857" calcext:value-type="float">
            <text:p>0,0607142857142857</text:p>
          </table:table-cell>
          <table:table-cell office:value-type="float" office:value="0.0589285714285714" calcext:value-type="float">
            <text:p>0,0589285714285714</text:p>
          </table:table-cell>
          <table:table-cell office:value-type="float" office:value="0.0553571428571429" calcext:value-type="float">
            <text:p>0,0553571428571429</text:p>
          </table:table-cell>
          <table:table-cell office:value-type="float" office:value="0.0482142857142857" calcext:value-type="float">
            <text:p>0,0482142857142857</text:p>
          </table:table-cell>
          <table:table-cell office:value-type="float" office:value="0.0553571428571429" calcext:value-type="float">
            <text:p>0,0553571428571429</text:p>
          </table:table-cell>
          <table:table-cell office:value-type="float" office:value="0.0446428571428571" calcext:value-type="float">
            <text:p>0,0446428571428571</text:p>
          </table:table-cell>
          <table:table-cell office:value-type="float" office:value="0.0785714285714285" calcext:value-type="float">
            <text:p>0,0785714285714285</text:p>
          </table:table-cell>
          <table:table-cell office:value-type="float" office:value="0.0660714285714286" calcext:value-type="float">
            <text:p>0,0660714285714286</text:p>
          </table:table-cell>
          <table:table-cell office:value-type="float" office:value="0.0517857142857143" calcext:value-type="float">
            <text:p>0,0517857142857143</text:p>
          </table:table-cell>
          <table:table-cell office:value-type="float" office:value="0.0660714285714286" calcext:value-type="float">
            <text:p>0,0660714285714286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571428571428572" calcext:value-type="float">
            <text:p>0,0571428571428572</text:p>
          </table:table-cell>
          <table:table-cell office:value-type="float" office:value="0.0589285714285714" calcext:value-type="float">
            <text:p>0,0589285714285714</text:p>
          </table:table-cell>
          <table:table-cell office:value-type="float" office:value="0.0607142857142857" calcext:value-type="float">
            <text:p>0,0607142857142857</text:p>
          </table:table-cell>
          <table:table-cell office:value-type="float" office:value="0.0696428571428571" calcext:value-type="float">
            <text:p>0,0696428571428571</text:p>
          </table:table-cell>
          <table:table-cell office:value-type="float" office:value="0.0482142857142857" calcext:value-type="float">
            <text:p>0,0482142857142857</text:p>
          </table:table-cell>
          <table:table-cell office:value-type="float" office:value="0.0678571428571428" calcext:value-type="float">
            <text:p>0,0678571428571428</text:p>
          </table:table-cell>
          <table:table-cell office:value-type="float" office:value="0.0785714285714285" calcext:value-type="float">
            <text:p>0,0785714285714285</text:p>
          </table:table-cell>
          <table:table-cell office:value-type="float" office:value="0.0517857142857143" calcext:value-type="float">
            <text:p>0,0517857142857143</text:p>
          </table:table-cell>
          <table:table-cell office:value-type="float" office:value="0.0732142857142857" calcext:value-type="float">
            <text:p>0,0732142857142857</text:p>
          </table:table-cell>
          <table:table-cell office:value-type="float" office:value="0.0642857142857143" calcext:value-type="float">
            <text:p>0,0642857142857143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482142857142857" calcext:value-type="float">
            <text:p>0,0482142857142857</text:p>
          </table:table-cell>
          <table:table-cell table:number-columns-repeated="2" office:value-type="float" office:value="0.0535714285714286" calcext:value-type="float">
            <text:p>0,0535714285714286</text:p>
          </table:table-cell>
          <table:table-cell office:value-type="float" office:value="0.0571428571428572" calcext:value-type="float">
            <text:p>0,0571428571428572</text:p>
          </table:table-cell>
          <table:table-cell office:value-type="float" office:value="0.0589285714285714" calcext:value-type="float">
            <text:p>0,0589285714285714</text:p>
          </table:table-cell>
          <table:table-cell office:value-type="float" office:value="0.0678571428571428" calcext:value-type="float">
            <text:p>0,0678571428571428</text:p>
          </table:table-cell>
          <table:table-cell office:value-type="float" office:value="0.0589285714285714" calcext:value-type="float">
            <text:p>0,0589285714285714</text:p>
          </table:table-cell>
          <table:table-cell office:value-type="float" office:value="0.0464285714285714" calcext:value-type="float">
            <text:p>0,0464285714285714</text:p>
          </table:table-cell>
          <table:table-cell table:number-columns-repeated="2" office:value-type="float" office:value="0.075" calcext:value-type="float">
            <text:p>0,075</text:p>
          </table:table-cell>
          <table:table-cell office:value-type="float" office:value="0.0660714285714286" calcext:value-type="float">
            <text:p>0,0660714285714286</text:p>
          </table:table-cell>
          <table:table-cell office:value-type="float" office:value="0.075" calcext:value-type="float">
            <text:p>0,075</text:p>
          </table:table-cell>
          <table:table-cell office:value-type="float" office:value="0.0678571428571428" calcext:value-type="float">
            <text:p>0,0678571428571428</text:p>
          </table:table-cell>
          <table:table-cell office:value-type="float" office:value="0.0482142857142857" calcext:value-type="float">
            <text:p>0,0482142857142857</text:p>
          </table:table-cell>
          <table:table-cell office:value-type="float" office:value="0.0910714285714286" calcext:value-type="float">
            <text:p>0,0910714285714286</text:p>
          </table:table-cell>
          <table:table-cell office:value-type="float" office:value="0.0535714285714286" calcext:value-type="float">
            <text:p>0,0535714285714286</text:p>
          </table:table-cell>
          <table:table-cell office:value-type="float" office:value="0.0517857142857143" calcext:value-type="float">
            <text:p>0,0517857142857143</text:p>
          </table:table-cell>
          <table:table-cell office:value-type="float" office:value="0.0303571428571429" calcext:value-type="float">
            <text:p>0,0303571428571429</text:p>
          </table:table-cell>
          <table:table-cell table:number-columns-repeated="2" office:value-type="float" office:value="0.0625" calcext:value-type="float">
            <text:p>0,0625</text:p>
          </table:table-cell>
          <table:table-cell office:value-type="float" office:value="0.0464285714285714" calcext:value-type="float">
            <text:p>0,0464285714285714</text:p>
          </table:table-cell>
          <table:table-cell office:value-type="float" office:value="0.0446428571428571" calcext:value-type="float">
            <text:p>0,0446428571428571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0535714285714286" calcext:value-type="float">
            <text:p>0,0535714285714286</text:p>
          </table:table-cell>
          <table:table-cell office:value-type="float" office:value="0.0607142857142857" calcext:value-type="float">
            <text:p>0,0607142857142857</text:p>
          </table:table-cell>
          <table:table-cell office:value-type="float" office:value="0.0660714285714286" calcext:value-type="float">
            <text:p>0,0660714285714286</text:p>
          </table:table-cell>
          <table:table-cell office:value-type="float" office:value="0.0571428571428572" calcext:value-type="float">
            <text:p>0,0571428571428572</text:p>
          </table:table-cell>
          <table:table-cell office:value-type="float" office:value="0.0607142857142857" calcext:value-type="float">
            <text:p>0,0607142857142857</text:p>
          </table:table-cell>
          <table:table-cell office:value-type="float" office:value="0.0714285714285714" calcext:value-type="float">
            <text:p>0,0714285714285714</text:p>
          </table:table-cell>
          <table:table-cell office:value-type="float" office:value="0.0517857142857143" calcext:value-type="float">
            <text:p>0,0517857142857143</text:p>
          </table:table-cell>
          <table:table-cell office:value-type="float" office:value="0.0410714285714285" calcext:value-type="float">
            <text:p>0,0410714285714285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464285714285714" calcext:value-type="float">
            <text:p>0,0464285714285714</text:p>
          </table:table-cell>
          <table:table-cell office:value-type="float" office:value="0.0482142857142857" calcext:value-type="float">
            <text:p>0,0482142857142857</text:p>
          </table:table-cell>
          <table:table-cell office:value-type="float" office:value="0.0464285714285714" calcext:value-type="float">
            <text:p>0,0464285714285714</text:p>
          </table:table-cell>
          <table:table-cell table:number-columns-repeated="2" office:value-type="float" office:value="0.0482142857142857" calcext:value-type="float">
            <text:p>0,0482142857142857</text:p>
          </table:table-cell>
          <table:table-cell office:value-type="float" office:value="0.0535714285714286" calcext:value-type="float">
            <text:p>0,0535714285714286</text:p>
          </table:table-cell>
          <table:table-cell office:value-type="float" office:value="0.0607142857142857" calcext:value-type="float">
            <text:p>0,0607142857142857</text:p>
          </table:table-cell>
          <table:table-cell office:value-type="float" office:value="0.0482142857142857" calcext:value-type="float">
            <text:p>0,0482142857142857</text:p>
          </table:table-cell>
          <table:table-cell office:value-type="float" office:value="0.0767857142857142" calcext:value-type="float">
            <text:p>0,0767857142857142</text:p>
          </table:table-cell>
          <table:table-cell office:value-type="float" office:value="0.0678571428571428" calcext:value-type="float">
            <text:p>0,0678571428571428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571428571428572" calcext:value-type="float">
            <text:p>0,0571428571428572</text:p>
          </table:table-cell>
          <table:table-cell office:value-type="float" office:value="0.0607142857142857" calcext:value-type="float">
            <text:p>0,0607142857142857</text:p>
          </table:table-cell>
          <table:table-cell office:value-type="float" office:value="0.0803571428571429" calcext:value-type="float">
            <text:p>0,0803571428571429</text:p>
          </table:table-cell>
          <table:table-cell office:value-type="float" office:value="0.0714285714285714" calcext:value-type="float">
            <text:p>0,0714285714285714</text:p>
          </table:table-cell>
          <table:table-cell office:value-type="float" office:value="0.0821428571428572" calcext:value-type="float">
            <text:p>0,0821428571428572</text:p>
          </table:table-cell>
          <table:table-cell office:value-type="float" office:value="0.0642857142857143" calcext:value-type="float">
            <text:p>0,0642857142857143</text:p>
          </table:table-cell>
          <table:table-cell office:value-type="float" office:value="0.0482142857142857" calcext:value-type="float">
            <text:p>0,0482142857142857</text:p>
          </table:table-cell>
          <table:table-cell office:value-type="float" office:value="0.0642857142857143" calcext:value-type="float">
            <text:p>0,0642857142857143</text:p>
          </table:table-cell>
          <table:table-cell office:value-type="float" office:value="0.0428571428571428" calcext:value-type="float">
            <text:p>0,0428571428571428</text:p>
          </table:table-cell>
          <table:table-cell office:value-type="float" office:value="0.05" calcext:value-type="float">
            <text:p>0,05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0607142857142857" calcext:value-type="float">
            <text:p>0,0607142857142857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0464285714285714" calcext:value-type="float">
            <text:p>0,0464285714285714</text:p>
          </table:table-cell>
          <table:table-cell office:value-type="float" office:value="0.0446428571428571" calcext:value-type="float">
            <text:p>0,0446428571428571</text:p>
          </table:table-cell>
          <table:table-cell office:value-type="float" office:value="0.0696428571428571" calcext:value-type="float">
            <text:p>0,0696428571428571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642857142857143" calcext:value-type="float">
            <text:p>0,0642857142857143</text:p>
          </table:table-cell>
          <table:table-cell office:value-type="float" office:value="0.0589285714285714" calcext:value-type="float">
            <text:p>0,0589285714285714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0517857142857143" calcext:value-type="float">
            <text:p>0,0517857142857143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517857142857143" calcext:value-type="float">
            <text:p>0,0517857142857143</text:p>
          </table:table-cell>
          <table:table-cell table:number-columns-repeated="2" office:value-type="float" office:value="0.0392857142857143" calcext:value-type="float">
            <text:p>0,0392857142857143</text:p>
          </table:table-cell>
          <table:table-cell office:value-type="float" office:value="0.0660714285714286" calcext:value-type="float">
            <text:p>0,0660714285714286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571428571428572" calcext:value-type="float">
            <text:p>0,0571428571428572</text:p>
          </table:table-cell>
          <table:table-cell office:value-type="float" office:value="0.0678571428571428" calcext:value-type="float">
            <text:p>0,0678571428571428</text:p>
          </table:table-cell>
          <table:table-cell office:value-type="float" office:value="0.0785714285714285" calcext:value-type="float">
            <text:p>0,0785714285714285</text:p>
          </table:table-cell>
          <table:table-cell office:value-type="float" office:value="0.0589285714285714" calcext:value-type="float">
            <text:p>0,0589285714285714</text:p>
          </table:table-cell>
          <table:table-cell office:value-type="float" office:value="0.0732142857142857" calcext:value-type="float">
            <text:p>0,0732142857142857</text:p>
          </table:table-cell>
          <table:table-cell office:value-type="float" office:value="0.0535714285714286" calcext:value-type="float">
            <text:p>0,0535714285714286</text:p>
          </table:table-cell>
          <table:table-cell office:value-type="float" office:value="0.0428571428571428" calcext:value-type="float">
            <text:p>0,0428571428571428</text:p>
          </table:table-cell>
          <table:table-cell office:value-type="float" office:value="0.0660714285714286" calcext:value-type="float">
            <text:p>0,0660714285714286</text:p>
          </table:table-cell>
          <table:table-cell office:value-type="float" office:value="0.0589285714285714" calcext:value-type="float">
            <text:p>0,0589285714285714</text:p>
          </table:table-cell>
          <table:table-cell office:value-type="float" office:value="0.0535714285714286" calcext:value-type="float">
            <text:p>0,0535714285714286</text:p>
          </table:table-cell>
          <table:table-cell office:value-type="float" office:value="0.0589285714285714" calcext:value-type="float">
            <text:p>0,0589285714285714</text:p>
          </table:table-cell>
          <table:table-cell office:value-type="float" office:value="0.0714285714285714" calcext:value-type="float">
            <text:p>0,0714285714285714</text:p>
          </table:table-cell>
          <table:table-cell table:number-columns-repeated="2" office:value-type="float" office:value="0.0517857142857143" calcext:value-type="float">
            <text:p>0,0517857142857143</text:p>
          </table:table-cell>
          <table:table-cell office:value-type="float" office:value="0.0446428571428571" calcext:value-type="float">
            <text:p>0,0446428571428571</text:p>
          </table:table-cell>
          <table:table-cell office:value-type="float" office:value="0.0714285714285714" calcext:value-type="float">
            <text:p>0,0714285714285714</text:p>
          </table:table-cell>
          <table:table-cell office:value-type="float" office:value="0.0482142857142857" calcext:value-type="float">
            <text:p>0,0482142857142857</text:p>
          </table:table-cell>
          <table:table-cell office:value-type="float" office:value="0.0642857142857143" calcext:value-type="float">
            <text:p>0,0642857142857143</text:p>
          </table:table-cell>
          <table:table-cell office:value-type="float" office:value="0.0785714285714285" calcext:value-type="float">
            <text:p>0,0785714285714285</text:p>
          </table:table-cell>
          <table:table-cell office:value-type="float" office:value="0.0642857142857143" calcext:value-type="float">
            <text:p>0,0642857142857143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0660714285714286" calcext:value-type="float">
            <text:p>0,0660714285714286</text:p>
          </table:table-cell>
          <table:table-cell office:value-type="float" office:value="0.0607142857142857" calcext:value-type="float">
            <text:p>0,0607142857142857</text:p>
          </table:table-cell>
          <table:table-cell table:number-columns-repeated="2" office:value-type="float" office:value="0.0357142857142857" calcext:value-type="float">
            <text:p>0,0357142857142857</text:p>
          </table:table-cell>
          <table:table-cell office:value-type="float" office:value="0.0482142857142857" calcext:value-type="float">
            <text:p>0,0482142857142857</text:p>
          </table:table-cell>
          <table:table-cell office:value-type="float" office:value="0.0732142857142857" calcext:value-type="float">
            <text:p>0,0732142857142857</text:p>
          </table:table-cell>
          <table:table-cell office:value-type="float" office:value="0.0482142857142857" calcext:value-type="float">
            <text:p>0,0482142857142857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642857142857143" calcext:value-type="float">
            <text:p>0,0642857142857143</text:p>
          </table:table-cell>
          <table:table-cell office:value-type="float" office:value="0.0660714285714286" calcext:value-type="float">
            <text:p>0,0660714285714286</text:p>
          </table:table-cell>
          <table:table-cell office:value-type="float" office:value="0.0589285714285714" calcext:value-type="float">
            <text:p>0,0589285714285714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678571428571428" calcext:value-type="float">
            <text:p>0,0678571428571428</text:p>
          </table:table-cell>
          <table:table-cell office:value-type="float" office:value="0.0642857142857143" calcext:value-type="float">
            <text:p>0,0642857142857143</text:p>
          </table:table-cell>
          <table:table-cell office:value-type="float" office:value="0.0410714285714285" calcext:value-type="float">
            <text:p>0,0410714285714285</text:p>
          </table:table-cell>
          <table:table-cell office:value-type="float" office:value="0.0553571428571429" calcext:value-type="float">
            <text:p>0,0553571428571429</text:p>
          </table:table-cell>
          <table:table-cell office:value-type="float" office:value="0.0482142857142857" calcext:value-type="float">
            <text:p>0,0482142857142857</text:p>
          </table:table-cell>
          <table:table-cell office:value-type="float" office:value="0.0464285714285714" calcext:value-type="float">
            <text:p>0,0464285714285714</text:p>
          </table:table-cell>
          <table:table-cell office:value-type="float" office:value="0.0660714285714286" calcext:value-type="float">
            <text:p>0,0660714285714286</text:p>
          </table:table-cell>
          <table:table-cell office:value-type="float" office:value="0.0571428571428572" calcext:value-type="float">
            <text:p>0,0571428571428572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0767857142857142" calcext:value-type="float">
            <text:p>0,0767857142857142</text:p>
          </table:table-cell>
          <table:table-cell office:value-type="float" office:value="0.0553571428571429" calcext:value-type="float">
            <text:p>0,0553571428571429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0428571428571428" calcext:value-type="float">
            <text:p>0,0428571428571428</text:p>
          </table:table-cell>
          <table:table-cell office:value-type="float" office:value="0.0410714285714285" calcext:value-type="float">
            <text:p>0,0410714285714285</text:p>
          </table:table-cell>
          <table:table-cell office:value-type="float" office:value="0.0553571428571429" calcext:value-type="float">
            <text:p>0,0553571428571429</text:p>
          </table:table-cell>
          <table:table-cell office:value-type="float" office:value="0.0785714285714285" calcext:value-type="float">
            <text:p>0,0785714285714285</text:p>
          </table:table-cell>
          <table:table-cell office:value-type="float" office:value="0.0678571428571428" calcext:value-type="float">
            <text:p>0,0678571428571428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0767857142857142" calcext:value-type="float">
            <text:p>0,0767857142857142</text:p>
          </table:table-cell>
          <table:table-cell office:value-type="float" office:value="0.05" calcext:value-type="float">
            <text:p>0,05</text:p>
          </table:table-cell>
          <table:table-cell office:value-type="float" office:value="0.0607142857142857" calcext:value-type="float">
            <text:p>0,0607142857142857</text:p>
          </table:table-cell>
          <table:table-cell office:value-type="float" office:value="0.0535714285714286" calcext:value-type="float">
            <text:p>0,0535714285714286</text:p>
          </table:table-cell>
          <table:table-cell office:value-type="float" office:value="0.0482142857142857" calcext:value-type="float">
            <text:p>0,0482142857142857</text:p>
          </table:table-cell>
          <table:table-cell office:value-type="float" office:value="0.0553571428571429" calcext:value-type="float">
            <text:p>0,0553571428571429</text:p>
          </table:table-cell>
          <table:table-cell office:value-type="float" office:value="0.0678571428571428" calcext:value-type="float">
            <text:p>0,0678571428571428</text:p>
          </table:table-cell>
          <table:table-cell office:value-type="float" office:value="0.0696428571428571" calcext:value-type="float">
            <text:p>0,0696428571428571</text:p>
          </table:table-cell>
          <table:table-cell office:value-type="float" office:value="0.0428571428571428" calcext:value-type="float">
            <text:p>0,0428571428571428</text:p>
          </table:table-cell>
          <table:table-cell office:value-type="float" office:value="0.0607142857142857" calcext:value-type="float">
            <text:p>0,0607142857142857</text:p>
          </table:table-cell>
          <table:table-cell office:value-type="float" office:value="0.0482142857142857" calcext:value-type="float">
            <text:p>0,0482142857142857</text:p>
          </table:table-cell>
          <table:table-cell office:value-type="float" office:value="0.0517857142857143" calcext:value-type="float">
            <text:p>0,0517857142857143</text:p>
          </table:table-cell>
          <table:table-cell office:value-type="float" office:value="0.0642857142857143" calcext:value-type="float">
            <text:p>0,0642857142857143</text:p>
          </table:table-cell>
          <table:table-cell office:value-type="float" office:value="0.0660714285714286" calcext:value-type="float">
            <text:p>0,0660714285714286</text:p>
          </table:table-cell>
          <table:table-cell office:value-type="float" office:value="0.0482142857142857" calcext:value-type="float">
            <text:p>0,0482142857142857</text:p>
          </table:table-cell>
          <table:table-cell office:value-type="float" office:value="0.0446428571428571" calcext:value-type="float">
            <text:p>0,0446428571428571</text:p>
          </table:table-cell>
          <table:table-cell office:value-type="float" office:value="0.0696428571428571" calcext:value-type="float">
            <text:p>0,0696428571428571</text:p>
          </table:table-cell>
          <table:table-cell office:value-type="float" office:value="0.0535714285714286" calcext:value-type="float">
            <text:p>0,0535714285714286</text:p>
          </table:table-cell>
          <table:table-cell office:value-type="float" office:value="0.0732142857142857" calcext:value-type="float">
            <text:p>0,0732142857142857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696428571428571" calcext:value-type="float">
            <text:p>0,0696428571428571</text:p>
          </table:table-cell>
          <table:table-cell office:value-type="float" office:value="0.05" calcext:value-type="float">
            <text:p>0,05</text:p>
          </table:table-cell>
          <table:table-cell office:value-type="float" office:value="0.0589285714285714" calcext:value-type="float">
            <text:p>0,0589285714285714</text:p>
          </table:table-cell>
          <table:table-cell office:value-type="float" office:value="0.0535714285714286" calcext:value-type="float">
            <text:p>0,0535714285714286</text:p>
          </table:table-cell>
          <table:table-cell office:value-type="float" office:value="0.0678571428571428" calcext:value-type="float">
            <text:p>0,0678571428571428</text:p>
          </table:table-cell>
          <table:table-cell office:value-type="float" office:value="0.0517857142857143" calcext:value-type="float">
            <text:p>0,0517857142857143</text:p>
          </table:table-cell>
          <table:table-cell office:value-type="float" office:value="0.0714285714285714" calcext:value-type="float">
            <text:p>0,0714285714285714</text:p>
          </table:table-cell>
          <table:table-cell office:value-type="float" office:value="0.0482142857142857" calcext:value-type="float">
            <text:p>0,0482142857142857</text:p>
          </table:table-cell>
          <table:table-cell office:value-type="float" office:value="0.0410714285714285" calcext:value-type="float">
            <text:p>0,0410714285714285</text:p>
          </table:table-cell>
          <table:table-cell office:value-type="float" office:value="0.0517857142857143" calcext:value-type="float">
            <text:p>0,0517857142857143</text:p>
          </table:table-cell>
          <table:table-cell office:value-type="float" office:value="0.05" calcext:value-type="float">
            <text:p>0,05</text:p>
          </table:table-cell>
          <table:table-cell office:value-type="float" office:value="0.0785714285714285" calcext:value-type="float">
            <text:p>0,0785714285714285</text:p>
          </table:table-cell>
          <table:table-cell office:value-type="float" office:value="0.0535714285714286" calcext:value-type="float">
            <text:p>0,0535714285714286</text:p>
          </table:table-cell>
          <table:table-cell office:value-type="float" office:value="0.0607142857142857" calcext:value-type="float">
            <text:p>0,0607142857142857</text:p>
          </table:table-cell>
          <table:table-cell office:value-type="float" office:value="0.0678571428571428" calcext:value-type="float">
            <text:p>0,0678571428571428</text:p>
          </table:table-cell>
          <table:table-cell office:value-type="float" office:value="0.0660714285714286" calcext:value-type="float">
            <text:p>0,0660714285714286</text:p>
          </table:table-cell>
          <table:table-cell office:value-type="float" office:value="0.0464285714285714" calcext:value-type="float">
            <text:p>0,0464285714285714</text:p>
          </table:table-cell>
          <table:table-cell office:value-type="float" office:value="0.0642857142857143" calcext:value-type="float">
            <text:p>0,0642857142857143</text:p>
          </table:table-cell>
          <table:table-cell office:value-type="float" office:value="0.0428571428571428" calcext:value-type="float">
            <text:p>0,0428571428571428</text:p>
          </table:table-cell>
          <table:table-cell office:value-type="float" office:value="0.0589285714285714" calcext:value-type="float">
            <text:p>0,0589285714285714</text:p>
          </table:table-cell>
          <table:table-cell office:value-type="float" office:value="0.0517857142857143" calcext:value-type="float">
            <text:p>0,0517857142857143</text:p>
          </table:table-cell>
          <table:table-cell office:value-type="float" office:value="0.0571428571428572" calcext:value-type="float">
            <text:p>0,0571428571428572</text:p>
          </table:table-cell>
          <table:table-cell office:value-type="float" office:value="0.0696428571428571" calcext:value-type="float">
            <text:p>0,0696428571428571</text:p>
          </table:table-cell>
          <table:table-cell office:value-type="float" office:value="0.0482142857142857" calcext:value-type="float">
            <text:p>0,0482142857142857</text:p>
          </table:table-cell>
          <table:table-cell office:value-type="float" office:value="0.0607142857142857" calcext:value-type="float">
            <text:p>0,0607142857142857</text:p>
          </table:table-cell>
          <table:table-cell office:value-type="float" office:value="0.05" calcext:value-type="float">
            <text:p>0,05</text:p>
          </table:table-cell>
          <table:table-cell office:value-type="float" office:value="0.0607142857142857" calcext:value-type="float">
            <text:p>0,0607142857142857</text:p>
          </table:table-cell>
          <table:table-cell office:value-type="float" office:value="0.0589285714285714" calcext:value-type="float">
            <text:p>0,0589285714285714</text:p>
          </table:table-cell>
          <table:table-cell office:value-type="float" office:value="0.0607142857142857" calcext:value-type="float">
            <text:p>0,0607142857142857</text:p>
          </table:table-cell>
          <table:table-cell office:value-type="float" office:value="0.0517857142857143" calcext:value-type="float">
            <text:p>0,0517857142857143</text:p>
          </table:table-cell>
          <table:table-cell office:value-type="float" office:value="0.0892857142857143" calcext:value-type="float">
            <text:p>0,0892857142857143</text:p>
          </table:table-cell>
          <table:table-cell office:value-type="float" office:value="0.075" calcext:value-type="float">
            <text:p>0,075</text:p>
          </table:table-cell>
          <table:table-cell office:value-type="float" office:value="0.05" calcext:value-type="float">
            <text:p>0,05</text:p>
          </table:table-cell>
          <table:table-cell office:value-type="float" office:value="0.0517857142857143" calcext:value-type="float">
            <text:p>0,0517857142857143</text:p>
          </table:table-cell>
          <table:table-cell office:value-type="float" office:value="0.0767857142857142" calcext:value-type="float">
            <text:p>0,0767857142857142</text:p>
          </table:table-cell>
          <table:table-cell office:value-type="float" office:value="0.05" calcext:value-type="float">
            <text:p>0,05</text:p>
          </table:table-cell>
          <table:table-cell office:value-type="float" office:value="0.0553571428571429" calcext:value-type="float">
            <text:p>0,0553571428571429</text:p>
          </table:table-cell>
          <table:table-cell office:value-type="float" office:value="0.0517857142857143" calcext:value-type="float">
            <text:p>0,0517857142857143</text:p>
          </table:table-cell>
          <table:table-cell office:value-type="float" office:value="0.0714285714285714" calcext:value-type="float">
            <text:p>0,0714285714285714</text:p>
          </table:table-cell>
          <table:table-cell office:value-type="float" office:value="0.0535714285714286" calcext:value-type="float">
            <text:p>0,0535714285714286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0714285714285714" calcext:value-type="float">
            <text:p>0,0714285714285714</text:p>
          </table:table-cell>
          <table:table-cell office:value-type="float" office:value="0.0642857142857143" calcext:value-type="float">
            <text:p>0,0642857142857143</text:p>
          </table:table-cell>
          <table:table-cell office:value-type="float" office:value="0.0589285714285714" calcext:value-type="float">
            <text:p>0,0589285714285714</text:p>
          </table:table-cell>
          <table:table-cell office:value-type="float" office:value="0.0517857142857143" calcext:value-type="float">
            <text:p>0,0517857142857143</text:p>
          </table:table-cell>
          <table:table-cell office:value-type="float" office:value="0.0589285714285714" calcext:value-type="float">
            <text:p>0,0589285714285714</text:p>
          </table:table-cell>
          <table:table-cell office:value-type="float" office:value="0.0678571428571428" calcext:value-type="float">
            <text:p>0,0678571428571428</text:p>
          </table:table-cell>
          <table:table-cell office:value-type="float" office:value="0.0517857142857143" calcext:value-type="float">
            <text:p>0,0517857142857143</text:p>
          </table:table-cell>
          <table:table-cell office:value-type="float" office:value="0.05" calcext:value-type="float">
            <text:p>0,05</text:p>
          </table:table-cell>
          <table:table-cell office:value-type="float" office:value="0.0589285714285714" calcext:value-type="float">
            <text:p>0,0589285714285714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0410714285714285" calcext:value-type="float">
            <text:p>0,0410714285714285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732142857142857" calcext:value-type="float">
            <text:p>0,0732142857142857</text:p>
          </table:table-cell>
          <table:table-cell office:value-type="float" office:value="0.0607142857142857" calcext:value-type="float">
            <text:p>0,0607142857142857</text:p>
          </table:table-cell>
          <table:table-cell office:value-type="float" office:value="0.0589285714285714" calcext:value-type="float">
            <text:p>0,0589285714285714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589285714285714" calcext:value-type="float">
            <text:p>0,0589285714285714</text:p>
          </table:table-cell>
          <table:table-cell office:value-type="float" office:value="0.0714285714285714" calcext:value-type="float">
            <text:p>0,0714285714285714</text:p>
          </table:table-cell>
          <table:table-cell office:value-type="float" office:value="0.0535714285714286" calcext:value-type="float">
            <text:p>0,0535714285714286</text:p>
          </table:table-cell>
          <table:table-cell office:value-type="float" office:value="0.0642857142857143" calcext:value-type="float">
            <text:p>0,0642857142857143</text:p>
          </table:table-cell>
          <table:table-cell office:value-type="float" office:value="0.0732142857142857" calcext:value-type="float">
            <text:p>0,0732142857142857</text:p>
          </table:table-cell>
          <table:table-cell office:value-type="float" office:value="0.0875" calcext:value-type="float">
            <text:p>0,0875</text:p>
          </table:table-cell>
          <table:table-cell office:value-type="float" office:value="0.0678571428571428" calcext:value-type="float">
            <text:p>0,0678571428571428</text:p>
          </table:table-cell>
          <table:table-cell office:value-type="float" office:value="0.0410714285714285" calcext:value-type="float">
            <text:p>0,0410714285714285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464285714285714" calcext:value-type="float">
            <text:p>0,0464285714285714</text:p>
          </table:table-cell>
          <table:table-cell office:value-type="float" office:value="0.0660714285714286" calcext:value-type="float">
            <text:p>0,0660714285714286</text:p>
          </table:table-cell>
          <table:table-cell office:value-type="float" office:value="0.0625" calcext:value-type="float">
            <text:p>0,0625</text:p>
          </table:table-cell>
          <table:table-cell table:number-columns-repeated="2" office:value-type="float" office:value="0.0607142857142857" calcext:value-type="float">
            <text:p>0,0607142857142857</text:p>
          </table:table-cell>
          <table:table-cell office:value-type="float" office:value="0.0553571428571429" calcext:value-type="float">
            <text:p>0,0553571428571429</text:p>
          </table:table-cell>
          <table:table-cell office:value-type="float" office:value="0.0446428571428571" calcext:value-type="float">
            <text:p>0,0446428571428571</text:p>
          </table:table-cell>
          <table:table-cell table:number-columns-repeated="2" office:value-type="float" office:value="0.0517857142857143" calcext:value-type="float">
            <text:p>0,0517857142857143</text:p>
          </table:table-cell>
          <table:table-cell office:value-type="float" office:value="0.0535714285714286" calcext:value-type="float">
            <text:p>0,0535714285714286</text:p>
          </table:table-cell>
          <table:table-cell office:value-type="float" office:value="0.0446428571428571" calcext:value-type="float">
            <text:p>0,0446428571428571</text:p>
          </table:table-cell>
          <table:table-cell office:value-type="float" office:value="0.0428571428571428" calcext:value-type="float">
            <text:p>0,0428571428571428</text:p>
          </table:table-cell>
          <table:table-cell office:value-type="float" office:value="0.0714285714285714" calcext:value-type="float">
            <text:p>0,0714285714285714</text:p>
          </table:table-cell>
          <table:table-cell office:value-type="float" office:value="0.05" calcext:value-type="float">
            <text:p>0,05</text:p>
          </table:table-cell>
          <table:table-cell office:value-type="float" office:value="0.0464285714285714" calcext:value-type="float">
            <text:p>0,0464285714285714</text:p>
          </table:table-cell>
          <table:table-cell office:value-type="float" office:value="0.0535714285714286" calcext:value-type="float">
            <text:p>0,0535714285714286</text:p>
          </table:table-cell>
          <table:table-cell office:value-type="float" office:value="0.0732142857142857" calcext:value-type="float">
            <text:p>0,0732142857142857</text:p>
          </table:table-cell>
          <table:table-cell office:value-type="float" office:value="0.0642857142857143" calcext:value-type="float">
            <text:p>0,0642857142857143</text:p>
          </table:table-cell>
          <table:table-cell office:value-type="float" office:value="0.0446428571428571" calcext:value-type="float">
            <text:p>0,0446428571428571</text:p>
          </table:table-cell>
          <table:table-cell office:value-type="float" office:value="0.0571428571428572" calcext:value-type="float">
            <text:p>0,0571428571428572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535714285714286" calcext:value-type="float">
            <text:p>0,0535714285714286</text:p>
          </table:table-cell>
          <table:table-cell office:value-type="float" office:value="0.0571428571428572" calcext:value-type="float">
            <text:p>0,0571428571428572</text:p>
          </table:table-cell>
          <table:table-cell office:value-type="float" office:value="0.0589285714285714" calcext:value-type="float">
            <text:p>0,0589285714285714</text:p>
          </table:table-cell>
          <table:table-cell office:value-type="float" office:value="0.05" calcext:value-type="float">
            <text:p>0,05</text:p>
          </table:table-cell>
          <table:table-cell office:value-type="float" office:value="0.0553571428571429" calcext:value-type="float">
            <text:p>0,0553571428571429</text:p>
          </table:table-cell>
          <table:table-cell office:value-type="float" office:value="0.0517857142857143" calcext:value-type="float">
            <text:p>0,0517857142857143</text:p>
          </table:table-cell>
          <table:table-cell office:value-type="float" office:value="0.0553571428571429" calcext:value-type="float">
            <text:p>0,0553571428571429</text:p>
          </table:table-cell>
          <table:table-cell office:value-type="float" office:value="0.0428571428571428" calcext:value-type="float">
            <text:p>0,0428571428571428</text:p>
          </table:table-cell>
          <table:table-cell office:value-type="float" office:value="0.075" calcext:value-type="float">
            <text:p>0,075</text:p>
          </table:table-cell>
          <table:table-cell office:value-type="float" office:value="0.0517857142857143" calcext:value-type="float">
            <text:p>0,0517857142857143</text:p>
          </table:table-cell>
          <table:table-cell office:value-type="float" office:value="0.0821428571428572" calcext:value-type="float">
            <text:p>0,0821428571428572</text:p>
          </table:table-cell>
          <table:table-cell office:value-type="float" office:value="0.0535714285714286" calcext:value-type="float">
            <text:p>0,0535714285714286</text:p>
          </table:table-cell>
          <table:table-cell office:value-type="float" office:value="0.0821428571428572" calcext:value-type="float">
            <text:p>0,0821428571428572</text:p>
          </table:table-cell>
          <table:table-cell office:value-type="float" office:value="0.0482142857142857" calcext:value-type="float">
            <text:p>0,0482142857142857</text:p>
          </table:table-cell>
          <table:table-cell office:value-type="float" office:value="0.0428571428571428" calcext:value-type="float">
            <text:p>0,0428571428571428</text:p>
          </table:table-cell>
          <table:table-cell office:value-type="float" office:value="0.0642857142857143" calcext:value-type="float">
            <text:p>0,0642857142857143</text:p>
          </table:table-cell>
          <table:table-cell office:value-type="float" office:value="0.0482142857142857" calcext:value-type="float">
            <text:p>0,0482142857142857</text:p>
          </table:table-cell>
          <table:table-cell office:value-type="float" office:value="0.0607142857142857" calcext:value-type="float">
            <text:p>0,0607142857142857</text:p>
          </table:table-cell>
          <table:table-cell office:value-type="float" office:value="0.05" calcext:value-type="float">
            <text:p>0,05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075" calcext:value-type="float">
            <text:p>0,075</text:p>
          </table:table-cell>
          <table:table-cell office:value-type="float" office:value="0.0535714285714286" calcext:value-type="float">
            <text:p>0,0535714285714286</text:p>
          </table:table-cell>
          <table:table-cell office:value-type="float" office:value="0.0642857142857143" calcext:value-type="float">
            <text:p>0,0642857142857143</text:p>
          </table:table-cell>
          <table:table-cell office:value-type="float" office:value="0.0553571428571429" calcext:value-type="float">
            <text:p>0,0553571428571429</text:p>
          </table:table-cell>
          <table:table-cell office:value-type="float" office:value="0.0785714285714285" calcext:value-type="float">
            <text:p>0,0785714285714285</text:p>
          </table:table-cell>
          <table:table-cell office:value-type="float" office:value="0.0428571428571428" calcext:value-type="float">
            <text:p>0,0428571428571428</text:p>
          </table:table-cell>
          <table:table-cell office:value-type="float" office:value="0.0553571428571429" calcext:value-type="float">
            <text:p>0,0553571428571429</text:p>
          </table:table-cell>
          <table:table-cell office:value-type="float" office:value="0.0839285714285715" calcext:value-type="float">
            <text:p>0,0839285714285715</text:p>
          </table:table-cell>
          <table:table-cell office:value-type="float" office:value="0.0482142857142857" calcext:value-type="float">
            <text:p>0,0482142857142857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767857142857142" calcext:value-type="float">
            <text:p>0,0767857142857142</text:p>
          </table:table-cell>
          <table:table-cell office:value-type="float" office:value="0.0428571428571428" calcext:value-type="float">
            <text:p>0,0428571428571428</text:p>
          </table:table-cell>
          <table:table-cell office:value-type="float" office:value="0.05" calcext:value-type="float">
            <text:p>0,05</text:p>
          </table:table-cell>
          <table:table-cell office:value-type="float" office:value="0.0571428571428572" calcext:value-type="float">
            <text:p>0,0571428571428572</text:p>
          </table:table-cell>
          <table:table-cell office:value-type="float" office:value="0.0607142857142857" calcext:value-type="float">
            <text:p>0,0607142857142857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464285714285714" calcext:value-type="float">
            <text:p>0,0464285714285714</text:p>
          </table:table-cell>
          <table:table-cell office:value-type="float" office:value="0.0535714285714286" calcext:value-type="float">
            <text:p>0,0535714285714286</text:p>
          </table:table-cell>
          <table:table-cell office:value-type="float" office:value="0.0607142857142857" calcext:value-type="float">
            <text:p>0,0607142857142857</text:p>
          </table:table-cell>
          <table:table-cell office:value-type="float" office:value="0.0660714285714286" calcext:value-type="float">
            <text:p>0,0660714285714286</text:p>
          </table:table-cell>
          <table:table-cell office:value-type="float" office:value="0.0553571428571429" calcext:value-type="float">
            <text:p>0,0553571428571429</text:p>
          </table:table-cell>
          <table:table-cell office:value-type="float" office:value="0.0428571428571428" calcext:value-type="float">
            <text:p>0,0428571428571428</text:p>
          </table:table-cell>
          <table:table-cell office:value-type="float" office:value="0.0517857142857143" calcext:value-type="float">
            <text:p>0,0517857142857143</text:p>
          </table:table-cell>
          <table:table-cell office:value-type="float" office:value="0.0678571428571428" calcext:value-type="float">
            <text:p>0,0678571428571428</text:p>
          </table:table-cell>
          <table:table-cell office:value-type="float" office:value="0.0535714285714286" calcext:value-type="float">
            <text:p>0,0535714285714286</text:p>
          </table:table-cell>
          <table:table-cell office:value-type="float" office:value="0.0375" calcext:value-type="float">
            <text:p>0,0375</text:p>
          </table:table-cell>
          <table:table-cell table:number-columns-repeated="2" office:value-type="float" office:value="0.0410714285714285" calcext:value-type="float">
            <text:p>0,0410714285714285</text:p>
          </table:table-cell>
          <table:table-cell office:value-type="float" office:value="0.0535714285714286" calcext:value-type="float">
            <text:p>0,0535714285714286</text:p>
          </table:table-cell>
          <table:table-cell office:value-type="float" office:value="0.0410714285714285" calcext:value-type="float">
            <text:p>0,0410714285714285</text:p>
          </table:table-cell>
          <table:table-cell office:value-type="float" office:value="0.0732142857142857" calcext:value-type="float">
            <text:p>0,0732142857142857</text:p>
          </table:table-cell>
          <table:table-cell office:value-type="float" office:value="0.0571428571428572" calcext:value-type="float">
            <text:p>0,0571428571428572</text:p>
          </table:table-cell>
          <table:table-cell office:value-type="float" office:value="0.05" calcext:value-type="float">
            <text:p>0,05</text:p>
          </table:table-cell>
          <table:table-cell office:value-type="float" office:value="0.0767857142857142" calcext:value-type="float">
            <text:p>0,0767857142857142</text:p>
          </table:table-cell>
          <table:table-cell office:value-type="float" office:value="0.0696428571428571" calcext:value-type="float">
            <text:p>0,0696428571428571</text:p>
          </table:table-cell>
          <table:table-cell table:number-columns-repeated="2" office:value-type="float" office:value="0.0571428571428572" calcext:value-type="float">
            <text:p>0,0571428571428572</text:p>
          </table:table-cell>
          <table:table-cell office:value-type="float" office:value="0.0732142857142857" calcext:value-type="float">
            <text:p>0,0732142857142857</text:p>
          </table:table-cell>
          <table:table-cell office:value-type="float" office:value="0.0517857142857143" calcext:value-type="float">
            <text:p>0,0517857142857143</text:p>
          </table:table-cell>
          <table:table-cell office:value-type="float" office:value="0.0607142857142857" calcext:value-type="float">
            <text:p>0,0607142857142857</text:p>
          </table:table-cell>
          <table:table-cell office:value-type="float" office:value="0.0517857142857143" calcext:value-type="float">
            <text:p>0,0517857142857143</text:p>
          </table:table-cell>
          <table:table-cell office:value-type="float" office:value="0.0535714285714286" calcext:value-type="float">
            <text:p>0,0535714285714286</text:p>
          </table:table-cell>
          <table:table-cell office:value-type="float" office:value="0.0517857142857143" calcext:value-type="float">
            <text:p>0,0517857142857143</text:p>
          </table:table-cell>
          <table:table-cell office:value-type="float" office:value="0.0571428571428572" calcext:value-type="float">
            <text:p>0,0571428571428572</text:p>
          </table:table-cell>
          <table:table-cell office:value-type="float" office:value="0.0517857142857143" calcext:value-type="float">
            <text:p>0,0517857142857143</text:p>
          </table:table-cell>
          <table:table-cell office:value-type="float" office:value="0.0589285714285714" calcext:value-type="float">
            <text:p>0,0589285714285714</text:p>
          </table:table-cell>
          <table:table-cell office:value-type="float" office:value="0.05" calcext:value-type="float">
            <text:p>0,05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446428571428571" calcext:value-type="float">
            <text:p>0,0446428571428571</text:p>
          </table:table-cell>
          <table:table-cell office:value-type="float" office:value="0.0696428571428571" calcext:value-type="float">
            <text:p>0,0696428571428571</text:p>
          </table:table-cell>
          <table:table-cell office:value-type="float" office:value="0.075" calcext:value-type="float">
            <text:p>0,075</text:p>
          </table:table-cell>
          <table:table-cell office:value-type="float" office:value="0.0732142857142857" calcext:value-type="float">
            <text:p>0,0732142857142857</text:p>
          </table:table-cell>
          <table:table-cell office:value-type="float" office:value="0.0857142857142858" calcext:value-type="float">
            <text:p>0,0857142857142858</text:p>
          </table:table-cell>
          <table:table-cell office:value-type="float" office:value="0.0428571428571428" calcext:value-type="float">
            <text:p>0,0428571428571428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446428571428571" calcext:value-type="float">
            <text:p>0,0446428571428571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0732142857142857" calcext:value-type="float">
            <text:p>0,0732142857142857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535714285714286" calcext:value-type="float">
            <text:p>0,0535714285714286</text:p>
          </table:table-cell>
          <table:table-cell office:value-type="float" office:value="0.075" calcext:value-type="float">
            <text:p>0,075</text:p>
          </table:table-cell>
          <table:table-cell office:value-type="float" office:value="0.0642857142857143" calcext:value-type="float">
            <text:p>0,0642857142857143</text:p>
          </table:table-cell>
          <table:table-cell office:value-type="float" office:value="0.075" calcext:value-type="float">
            <text:p>0,075</text:p>
          </table:table-cell>
          <table:table-cell office:value-type="float" office:value="0.0517857142857143" calcext:value-type="float">
            <text:p>0,0517857142857143</text:p>
          </table:table-cell>
          <table:table-cell office:value-type="float" office:value="0.0642857142857143" calcext:value-type="float">
            <text:p>0,0642857142857143</text:p>
          </table:table-cell>
          <table:table-cell office:value-type="float" office:value="0.0660714285714286" calcext:value-type="float">
            <text:p>0,0660714285714286</text:p>
          </table:table-cell>
          <table:table-cell office:value-type="float" office:value="0.0607142857142857" calcext:value-type="float">
            <text:p>0,0607142857142857</text:p>
          </table:table-cell>
          <table:table-cell office:value-type="float" office:value="0.0446428571428571" calcext:value-type="float">
            <text:p>0,0446428571428571</text:p>
          </table:table-cell>
          <table:table-cell office:value-type="float" office:value="0.0589285714285714" calcext:value-type="float">
            <text:p>0,0589285714285714</text:p>
          </table:table-cell>
          <table:table-cell office:value-type="float" office:value="0.0517857142857143" calcext:value-type="float">
            <text:p>0,0517857142857143</text:p>
          </table:table-cell>
          <table:table-cell office:value-type="float" office:value="0.0535714285714286" calcext:value-type="float">
            <text:p>0,0535714285714286</text:p>
          </table:table-cell>
          <table:table-cell office:value-type="float" office:value="0.0571428571428572" calcext:value-type="float">
            <text:p>0,0571428571428572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0535714285714286" calcext:value-type="float">
            <text:p>0,0535714285714286</text:p>
          </table:table-cell>
          <table:table-cell office:value-type="float" office:value="0.0553571428571429" calcext:value-type="float">
            <text:p>0,0553571428571429</text:p>
          </table:table-cell>
          <table:table-cell office:value-type="float" office:value="0.0482142857142857" calcext:value-type="float">
            <text:p>0,0482142857142857</text:p>
          </table:table-cell>
          <table:table-cell office:value-type="float" office:value="0.0767857142857142" calcext:value-type="float">
            <text:p>0,0767857142857142</text:p>
          </table:table-cell>
          <table:table-cell office:value-type="float" office:value="0.0696428571428571" calcext:value-type="float">
            <text:p>0,0696428571428571</text:p>
          </table:table-cell>
          <table:table-cell office:value-type="float" office:value="0.0678571428571428" calcext:value-type="float">
            <text:p>0,0678571428571428</text:p>
          </table:table-cell>
          <table:table-cell office:value-type="float" office:value="0.0714285714285714" calcext:value-type="float">
            <text:p>0,0714285714285714</text:p>
          </table:table-cell>
          <table:table-cell office:value-type="float" office:value="0.05" calcext:value-type="float">
            <text:p>0,05</text:p>
          </table:table-cell>
          <table:table-cell office:value-type="float" office:value="0.0714285714285714" calcext:value-type="float">
            <text:p>0,0714285714285714</text:p>
          </table:table-cell>
          <table:table-cell office:value-type="float" office:value="0.0517857142857143" calcext:value-type="float">
            <text:p>0,0517857142857143</text:p>
          </table:table-cell>
          <table:table-cell office:value-type="float" office:value="0.0571428571428572" calcext:value-type="float">
            <text:p>0,0571428571428572</text:p>
          </table:table-cell>
          <table:table-cell office:value-type="float" office:value="0.0446428571428571" calcext:value-type="float">
            <text:p>0,0446428571428571</text:p>
          </table:table-cell>
          <table:table-cell office:value-type="float" office:value="0.0553571428571429" calcext:value-type="float">
            <text:p>0,0553571428571429</text:p>
          </table:table-cell>
          <table:table-cell office:value-type="float" office:value="0.0535714285714286" calcext:value-type="float">
            <text:p>0,0535714285714286</text:p>
          </table:table-cell>
          <table:table-cell office:value-type="float" office:value="0.0553571428571429" calcext:value-type="float">
            <text:p>0,0553571428571429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660714285714286" calcext:value-type="float">
            <text:p>0,0660714285714286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0732142857142857" calcext:value-type="float">
            <text:p>0,0732142857142857</text:p>
          </table:table-cell>
          <table:table-cell office:value-type="float" office:value="0.0589285714285714" calcext:value-type="float">
            <text:p>0,0589285714285714</text:p>
          </table:table-cell>
          <table:table-cell office:value-type="float" office:value="0.0517857142857143" calcext:value-type="float">
            <text:p>0,0517857142857143</text:p>
          </table:table-cell>
          <table:table-cell office:value-type="float" office:value="0.0696428571428571" calcext:value-type="float">
            <text:p>0,0696428571428571</text:p>
          </table:table-cell>
          <table:table-cell office:value-type="float" office:value="0.0642857142857143" calcext:value-type="float">
            <text:p>0,0642857142857143</text:p>
          </table:table-cell>
          <table:table-cell office:value-type="float" office:value="0.0446428571428571" calcext:value-type="float">
            <text:p>0,0446428571428571</text:p>
          </table:table-cell>
          <table:table-cell office:value-type="float" office:value="0.0767857142857142" calcext:value-type="float">
            <text:p>0,0767857142857142</text:p>
          </table:table-cell>
          <table:table-cell office:value-type="float" office:value="0.0410714285714285" calcext:value-type="float">
            <text:p>0,0410714285714285</text:p>
          </table:table-cell>
          <table:table-cell office:value-type="float" office:value="0.0589285714285714" calcext:value-type="float">
            <text:p>0,0589285714285714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571428571428572" calcext:value-type="float">
            <text:p>0,0571428571428572</text:p>
          </table:table-cell>
          <table:table-cell office:value-type="float" office:value="0.0714285714285714" calcext:value-type="float">
            <text:p>0,0714285714285714</text:p>
          </table:table-cell>
          <table:table-cell office:value-type="float" office:value="0.0446428571428571" calcext:value-type="float">
            <text:p>0,0446428571428571</text:p>
          </table:table-cell>
          <table:table-cell office:value-type="float" office:value="0.0571428571428572" calcext:value-type="float">
            <text:p>0,0571428571428572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535714285714286" calcext:value-type="float">
            <text:p>0,0535714285714286</text:p>
          </table:table-cell>
          <table:table-cell office:value-type="float" office:value="0.0732142857142857" calcext:value-type="float">
            <text:p>0,0732142857142857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075" calcext:value-type="float">
            <text:p>0,075</text:p>
          </table:table-cell>
          <table:table-cell office:value-type="float" office:value="0.0589285714285714" calcext:value-type="float">
            <text:p>0,0589285714285714</text:p>
          </table:table-cell>
          <table:table-cell office:value-type="float" office:value="0.05" calcext:value-type="float">
            <text:p>0,05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517857142857143" calcext:value-type="float">
            <text:p>0,0517857142857143</text:p>
          </table:table-cell>
          <table:table-cell office:value-type="float" office:value="0.0642857142857143" calcext:value-type="float">
            <text:p>0,0642857142857143</text:p>
          </table:table-cell>
          <table:table-cell office:value-type="float" office:value="0.0589285714285714" calcext:value-type="float">
            <text:p>0,0589285714285714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0571428571428572" calcext:value-type="float">
            <text:p>0,0571428571428572</text:p>
          </table:table-cell>
          <table:table-cell office:value-type="float" office:value="0.0428571428571428" calcext:value-type="float">
            <text:p>0,0428571428571428</text:p>
          </table:table-cell>
          <table:table-cell office:value-type="float" office:value="0.0589285714285714" calcext:value-type="float">
            <text:p>0,0589285714285714</text:p>
          </table:table-cell>
          <table:table-cell office:value-type="float" office:value="0.0696428571428571" calcext:value-type="float">
            <text:p>0,0696428571428571</text:p>
          </table:table-cell>
          <table:table-cell office:value-type="float" office:value="0.05" calcext:value-type="float">
            <text:p>0,05</text:p>
          </table:table-cell>
          <table:table-cell office:value-type="float" office:value="0.0732142857142857" calcext:value-type="float">
            <text:p>0,0732142857142857</text:p>
          </table:table-cell>
          <table:table-cell office:value-type="float" office:value="0.0553571428571429" calcext:value-type="float">
            <text:p>0,0553571428571429</text:p>
          </table:table-cell>
          <table:table-cell office:value-type="float" office:value="0.0589285714285714" calcext:value-type="float">
            <text:p>0,0589285714285714</text:p>
          </table:table-cell>
          <table:table-cell office:value-type="float" office:value="0.0696428571428571" calcext:value-type="float">
            <text:p>0,0696428571428571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642857142857143" calcext:value-type="float">
            <text:p>0,0642857142857143</text:p>
          </table:table-cell>
          <table:table-cell office:value-type="float" office:value="0.05" calcext:value-type="float">
            <text:p>0,05</text:p>
          </table:table-cell>
          <table:table-cell office:value-type="float" office:value="0.0857142857142858" calcext:value-type="float">
            <text:p>0,0857142857142858</text:p>
          </table:table-cell>
          <table:table-cell office:value-type="float" office:value="0.0571428571428572" calcext:value-type="float">
            <text:p>0,0571428571428572</text:p>
          </table:table-cell>
          <table:table-cell office:value-type="float" office:value="0.075" calcext:value-type="float">
            <text:p>0,075</text:p>
          </table:table-cell>
          <table:table-cell office:value-type="float" office:value="0.0678571428571428" calcext:value-type="float">
            <text:p>0,0678571428571428</text:p>
          </table:table-cell>
          <table:table-cell office:value-type="float" office:value="0.0571428571428572" calcext:value-type="float">
            <text:p>0,0571428571428572</text:p>
          </table:table-cell>
          <table:table-cell office:value-type="float" office:value="0.0732142857142857" calcext:value-type="float">
            <text:p>0,0732142857142857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0535714285714286" calcext:value-type="float">
            <text:p>0,0535714285714286</text:p>
          </table:table-cell>
          <table:table-cell office:value-type="float" office:value="0.0571428571428572" calcext:value-type="float">
            <text:p>0,0571428571428572</text:p>
          </table:table-cell>
          <table:table-cell office:value-type="float" office:value="0.0642857142857143" calcext:value-type="float">
            <text:p>0,0642857142857143</text:p>
          </table:table-cell>
          <table:table-cell office:value-type="float" office:value="0.0714285714285714" calcext:value-type="float">
            <text:p>0,0714285714285714</text:p>
          </table:table-cell>
          <table:table-cell office:value-type="float" office:value="0.0571428571428572" calcext:value-type="float">
            <text:p>0,0571428571428572</text:p>
          </table:table-cell>
          <table:table-cell office:value-type="float" office:value="0.075" calcext:value-type="float">
            <text:p>0,075</text:p>
          </table:table-cell>
          <table:table-cell office:value-type="float" office:value="0.0517857142857143" calcext:value-type="float">
            <text:p>0,0517857142857143</text:p>
          </table:table-cell>
          <table:table-cell office:value-type="float" office:value="0.0535714285714286" calcext:value-type="float">
            <text:p>0,0535714285714286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696428571428571" calcext:value-type="float">
            <text:p>0,0696428571428571</text:p>
          </table:table-cell>
          <table:table-cell office:value-type="float" office:value="0.0410714285714285" calcext:value-type="float">
            <text:p>0,0410714285714285</text:p>
          </table:table-cell>
          <table:table-cell office:value-type="float" office:value="0.0767857142857142" calcext:value-type="float">
            <text:p>0,0767857142857142</text:p>
          </table:table-cell>
          <table:table-cell office:value-type="float" office:value="0.075" calcext:value-type="float">
            <text:p>0,075</text:p>
          </table:table-cell>
          <table:table-cell office:value-type="float" office:value="0.0535714285714286" calcext:value-type="float">
            <text:p>0,0535714285714286</text:p>
          </table:table-cell>
          <table:table-cell office:value-type="float" office:value="0.0517857142857143" calcext:value-type="float">
            <text:p>0,0517857142857143</text:p>
          </table:table-cell>
          <table:table-cell office:value-type="float" office:value="0.0553571428571429" calcext:value-type="float">
            <text:p>0,0553571428571429</text:p>
          </table:table-cell>
          <table:table-cell office:value-type="float" office:value="0.0642857142857143" calcext:value-type="float">
            <text:p>0,0642857142857143</text:p>
          </table:table-cell>
          <table:table-cell office:value-type="float" office:value="0.0660714285714286" calcext:value-type="float">
            <text:p>0,0660714285714286</text:p>
          </table:table-cell>
          <table:table-cell office:value-type="float" office:value="0.0553571428571429" calcext:value-type="float">
            <text:p>0,0553571428571429</text:p>
          </table:table-cell>
          <table:table-cell office:value-type="float" office:value="0.0714285714285714" calcext:value-type="float">
            <text:p>0,0714285714285714</text:p>
          </table:table-cell>
          <table:table-cell office:value-type="float" office:value="0.0535714285714286" calcext:value-type="float">
            <text:p>0,0535714285714286</text:p>
          </table:table-cell>
          <table:table-cell office:value-type="float" office:value="0.0660714285714286" calcext:value-type="float">
            <text:p>0,0660714285714286</text:p>
          </table:table-cell>
          <table:table-cell table:number-columns-repeated="2" office:value-type="float" office:value="0.0553571428571429" calcext:value-type="float">
            <text:p>0,0553571428571429</text:p>
          </table:table-cell>
          <table:table-cell office:value-type="float" office:value="0.0642857142857143" calcext:value-type="float">
            <text:p>0,0642857142857143</text:p>
          </table:table-cell>
          <table:table-cell table:number-columns-repeated="2" office:value-type="float" office:value="0.0482142857142857" calcext:value-type="float">
            <text:p>0,0482142857142857</text:p>
          </table:table-cell>
          <table:table-cell office:value-type="float" office:value="0.0553571428571429" calcext:value-type="float">
            <text:p>0,0553571428571429</text:p>
          </table:table-cell>
          <table:table-cell office:value-type="float" office:value="0.0642857142857143" calcext:value-type="float">
            <text:p>0,0642857142857143</text:p>
          </table:table-cell>
          <table:table-cell office:value-type="float" office:value="0.0357142857142857" calcext:value-type="float">
            <text:p>0,0357142857142857</text:p>
          </table:table-cell>
          <table:table-cell table:number-columns-repeated="2" office:value-type="float" office:value="0.0535714285714286" calcext:value-type="float">
            <text:p>0,0535714285714286</text:p>
          </table:table-cell>
          <table:table-cell office:value-type="float" office:value="0.0660714285714286" calcext:value-type="float">
            <text:p>0,0660714285714286</text:p>
          </table:table-cell>
          <table:table-cell office:value-type="float" office:value="0.0678571428571428" calcext:value-type="float">
            <text:p>0,0678571428571428</text:p>
          </table:table-cell>
          <table:table-cell table:number-columns-repeated="2" office:value-type="float" office:value="0.0625" calcext:value-type="float">
            <text:p>0,0625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589285714285714" calcext:value-type="float">
            <text:p>0,0589285714285714</text:p>
          </table:table-cell>
          <table:table-cell office:value-type="float" office:value="0.0428571428571428" calcext:value-type="float">
            <text:p>0,0428571428571428</text:p>
          </table:table-cell>
          <table:table-cell office:value-type="float" office:value="0.0642857142857143" calcext:value-type="float">
            <text:p>0,0642857142857143</text:p>
          </table:table-cell>
          <table:table-cell office:value-type="float" office:value="0.0464285714285714" calcext:value-type="float">
            <text:p>0,0464285714285714</text:p>
          </table:table-cell>
          <table:table-cell office:value-type="float" office:value="0.0571428571428572" calcext:value-type="float">
            <text:p>0,0571428571428572</text:p>
          </table:table-cell>
          <table:table-cell office:value-type="float" office:value="0.0535714285714286" calcext:value-type="float">
            <text:p>0,0535714285714286</text:p>
          </table:table-cell>
          <table:table-cell office:value-type="float" office:value="0.075" calcext:value-type="float">
            <text:p>0,075</text:p>
          </table:table-cell>
          <table:table-cell office:value-type="float" office:value="0.0642857142857143" calcext:value-type="float">
            <text:p>0,0642857142857143</text:p>
          </table:table-cell>
          <table:table-cell office:value-type="float" office:value="0.0553571428571429" calcext:value-type="float">
            <text:p>0,0553571428571429</text:p>
          </table:table-cell>
          <table:table-cell office:value-type="float" office:value="0.0535714285714286" calcext:value-type="float">
            <text:p>0,0535714285714286</text:p>
          </table:table-cell>
          <table:table-cell office:value-type="float" office:value="0.0553571428571429" calcext:value-type="float">
            <text:p>0,0553571428571429</text:p>
          </table:table-cell>
          <table:table-cell office:value-type="float" office:value="0.0464285714285714" calcext:value-type="float">
            <text:p>0,0464285714285714</text:p>
          </table:table-cell>
          <table:table-cell office:value-type="float" office:value="0.0642857142857143" calcext:value-type="float">
            <text:p>0,0642857142857143</text:p>
          </table:table-cell>
          <table:table-cell office:value-type="float" office:value="0.0464285714285714" calcext:value-type="float">
            <text:p>0,0464285714285714</text:p>
          </table:table-cell>
          <table:table-cell office:value-type="float" office:value="0.0553571428571429" calcext:value-type="float">
            <text:p>0,0553571428571429</text:p>
          </table:table-cell>
          <table:table-cell office:value-type="float" office:value="0.0767857142857142" calcext:value-type="float">
            <text:p>0,0767857142857142</text:p>
          </table:table-cell>
          <table:table-cell office:value-type="float" office:value="0.0571428571428572" calcext:value-type="float">
            <text:p>0,0571428571428572</text:p>
          </table:table-cell>
          <table:table-cell office:value-type="float" office:value="0.0553571428571429" calcext:value-type="float">
            <text:p>0,0553571428571429</text:p>
          </table:table-cell>
          <table:table-cell office:value-type="float" office:value="0.0696428571428571" calcext:value-type="float">
            <text:p>0,0696428571428571</text:p>
          </table:table-cell>
          <table:table-cell office:value-type="float" office:value="0.0589285714285714" calcext:value-type="float">
            <text:p>0,0589285714285714</text:p>
          </table:table-cell>
          <table:table-cell office:value-type="float" office:value="0.0428571428571428" calcext:value-type="float">
            <text:p>0,0428571428571428</text:p>
          </table:table-cell>
          <table:table-cell office:value-type="float" office:value="0.0803571428571429" calcext:value-type="float">
            <text:p>0,0803571428571429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0535714285714286" calcext:value-type="float">
            <text:p>0,0535714285714286</text:p>
          </table:table-cell>
          <table:table-cell office:value-type="float" office:value="0.0928571428571429" calcext:value-type="float">
            <text:p>0,0928571428571429</text:p>
          </table:table-cell>
          <table:table-cell office:value-type="float" office:value="0.0428571428571428" calcext:value-type="float">
            <text:p>0,0428571428571428</text:p>
          </table:table-cell>
          <table:table-cell office:value-type="float" office:value="0.0678571428571428" calcext:value-type="float">
            <text:p>0,0678571428571428</text:p>
          </table:table-cell>
          <table:table-cell office:value-type="float" office:value="0.0607142857142857" calcext:value-type="float">
            <text:p>0,0607142857142857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589285714285714" calcext:value-type="float">
            <text:p>0,0589285714285714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0589285714285714" calcext:value-type="float">
            <text:p>0,0589285714285714</text:p>
          </table:table-cell>
          <table:table-cell office:value-type="float" office:value="0.0607142857142857" calcext:value-type="float">
            <text:p>0,0607142857142857</text:p>
          </table:table-cell>
          <table:table-cell office:value-type="float" office:value="0.0553571428571429" calcext:value-type="float">
            <text:p>0,0553571428571429</text:p>
          </table:table-cell>
          <table:table-cell office:value-type="float" office:value="0.0946428571428571" calcext:value-type="float">
            <text:p>0,0946428571428571</text:p>
          </table:table-cell>
          <table:table-cell office:value-type="float" office:value="0.0589285714285714" calcext:value-type="float">
            <text:p>0,0589285714285714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535714285714286" calcext:value-type="float">
            <text:p>0,0535714285714286</text:p>
          </table:table-cell>
          <table:table-cell office:value-type="float" office:value="0.0482142857142857" calcext:value-type="float">
            <text:p>0,0482142857142857</text:p>
          </table:table-cell>
          <table:table-cell office:value-type="float" office:value="0.0571428571428572" calcext:value-type="float">
            <text:p>0,0571428571428572</text:p>
          </table:table-cell>
          <table:table-cell office:value-type="float" office:value="0.0535714285714286" calcext:value-type="float">
            <text:p>0,0535714285714286</text:p>
          </table:table-cell>
          <table:table-cell office:value-type="float" office:value="0.0660714285714286" calcext:value-type="float">
            <text:p>0,0660714285714286</text:p>
          </table:table-cell>
          <table:table-cell office:value-type="float" office:value="0.0446428571428571" calcext:value-type="float">
            <text:p>0,0446428571428571</text:p>
          </table:table-cell>
          <table:table-cell office:value-type="float" office:value="0.0607142857142857" calcext:value-type="float">
            <text:p>0,0607142857142857</text:p>
          </table:table-cell>
          <table:table-cell office:value-type="float" office:value="0.0535714285714286" calcext:value-type="float">
            <text:p>0,0535714285714286</text:p>
          </table:table-cell>
          <table:table-cell office:value-type="float" office:value="0.0571428571428572" calcext:value-type="float">
            <text:p>0,0571428571428572</text:p>
          </table:table-cell>
          <table:table-cell office:value-type="float" office:value="0.0589285714285714" calcext:value-type="float">
            <text:p>0,0589285714285714</text:p>
          </table:table-cell>
          <table:table-cell office:value-type="float" office:value="0.0553571428571429" calcext:value-type="float">
            <text:p>0,0553571428571429</text:p>
          </table:table-cell>
        </table:table-row>
        <table:table-row table:style-name="ro1">
          <table:table-cell office:value-type="string" calcext:value-type="string">
            <text:p>Alliteration - 2-gram</text:p>
          </table:table-cell>
          <table:table-cell table:number-columns-repeated="2" office:value-type="float" office:value="-0.00714285714285712" calcext:value-type="float">
            <text:p>-0,00714285714285712</text:p>
          </table:table-cell>
          <table:table-cell table:number-columns-repeated="2" office:value-type="float" office:value="-0.0089285714285714" calcext:value-type="float">
            <text:p>-0,0089285714285714</text:p>
          </table:table-cell>
          <table:table-cell table:number-columns-repeated="2" office:value-type="float" office:value="-0.00535714285714284" calcext:value-type="float">
            <text:p>-0,0053571428571428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0" calcext:value-type="float">
            <text:p>0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89285714285714" calcext:value-type="float">
            <text:p>-0,0089285714285714</text:p>
          </table:table-cell>
          <table:table-cell table:number-columns-repeated="2" office:value-type="float" office:value="-0.0107142857142857" calcext:value-type="float">
            <text:p>-0,0107142857142857</text:p>
          </table:table-cell>
          <table:table-cell office:value-type="float" office:value="-0.00714285714285712" calcext:value-type="float">
            <text:p>-0,00714285714285712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125" calcext:value-type="float">
            <text:p>-0,0125</text:p>
          </table:table-cell>
          <table:table-cell table:number-columns-repeated="2" office:value-type="float" office:value="-0.0107142857142857" calcext:value-type="float">
            <text:p>-0,010714285714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0" calcext:value-type="float">
            <text:p>0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-0.0142857142857143" calcext:value-type="float">
            <text:p>-0,0142857142857143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" calcext:value-type="float">
            <text:p>0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0.00178571428571428" calcext:value-type="float">
            <text:p>-0,00178571428571428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0" calcext:value-type="float">
            <text:p>0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96428571428572" calcext:value-type="float">
            <text:p>-0,019642857142857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-0.0107142857142857" calcext:value-type="float">
            <text:p>-0,0107142857142857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-0.00714285714285712" calcext:value-type="float">
            <text:p>-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table:number-columns-repeated="2" office:value-type="float" office:value="-0.0089285714285714" calcext:value-type="float">
            <text:p>-0,008928571428571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2" office:value-type="float" office:value="-0.00714285714285712" calcext:value-type="float">
            <text:p>-0,00714285714285712</text:p>
          </table:table-cell>
          <table:table-cell office:value-type="float" office:value="0.00714285714285712" calcext:value-type="float">
            <text:p>0,00714285714285712</text:p>
          </table:table-cell>
          <table:table-cell table:number-columns-repeated="2" office:value-type="float" office:value="-0.00714285714285712" calcext:value-type="float">
            <text:p>-0,00714285714285712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60714285714286" calcext:value-type="float">
            <text:p>-0,0160714285714286</text:p>
          </table:table-cell>
          <table:table-cell table:number-columns-repeated="2" office:value-type="float" office:value="-0.00714285714285712" calcext:value-type="float">
            <text:p>-0,00714285714285712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78571428571429" calcext:value-type="float">
            <text:p>-0,0178571428571429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178571428571429" calcext:value-type="float">
            <text:p>-0,0178571428571429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table:number-columns-repeated="2" office:value-type="float" office:value="-0.0160714285714286" calcext:value-type="float">
            <text:p>-0,016071428571428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3"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2" office:value-type="float" office:value="-0.00714285714285712" calcext:value-type="float">
            <text:p>-0,00714285714285712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-0.0178571428571429" calcext:value-type="float">
            <text:p>-0,0178571428571429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-0.0160714285714286" calcext:value-type="float">
            <text:p>-0,0160714285714286</text:p>
          </table:table-cell>
          <table:table-cell table:number-columns-repeated="2" office:value-type="float" office:value="-0.0107142857142857" calcext:value-type="float">
            <text:p>-0,0107142857142857</text:p>
          </table:table-cell>
          <table:table-cell office:value-type="float" office:value="-0.0178571428571429" calcext:value-type="float">
            <text:p>-0,0178571428571429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178571428571429" calcext:value-type="float">
            <text:p>-0,0178571428571429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232142857142857" calcext:value-type="float">
            <text:p>-0,0232142857142857</text:p>
          </table:table-cell>
          <table:table-cell office:value-type="float" office:value="-0.0178571428571429" calcext:value-type="float">
            <text:p>-0,0178571428571429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214285714285715" calcext:value-type="float">
            <text:p>-0,0214285714285715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-0.00535714285714284" calcext:value-type="float">
            <text:p>-0,00535714285714284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-0.0107142857142857" calcext:value-type="float">
            <text:p>-0,0107142857142857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2" office:value-type="float" office:value="-0.0107142857142857" calcext:value-type="float">
            <text:p>-0,0107142857142857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714285714285712" calcext:value-type="float">
            <text:p>-0,00714285714285712</text:p>
          </table:table-cell>
          <table:table-cell table:number-columns-repeated="2"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0.0125" calcext:value-type="float">
            <text:p>-0,0125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160714285714286" calcext:value-type="float">
            <text:p>-0,0160714285714286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178571428571429" calcext:value-type="float">
            <text:p>-0,017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196428571428572" calcext:value-type="float">
            <text:p>-0,019642857142857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2" office:value-type="float" office:value="-0.0107142857142857" calcext:value-type="float">
            <text:p>-0,0107142857142857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-0.0196428571428572" calcext:value-type="float">
            <text:p>-0,0196428571428572</text:p>
          </table:table-cell>
          <table:table-cell office:value-type="float" office:value="-0.0107142857142857" calcext:value-type="float">
            <text:p>-0,0107142857142857</text:p>
          </table:table-cell>
          <table:table-cell table:number-columns-repeated="2" office:value-type="float" office:value="-0.00535714285714284" calcext:value-type="float">
            <text:p>-0,00535714285714284</text:p>
          </table:table-cell>
          <table:table-cell table:number-columns-repeated="2" office:value-type="float" office:value="-0.0142857142857143" calcext:value-type="float">
            <text:p>-0,0142857142857143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07142857142857" calcext:value-type="float">
            <text:p>-0,0107142857142857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125" calcext:value-type="float">
            <text:p>-0,0125</text:p>
          </table:table-cell>
          <table:table-cell table:number-columns-repeated="2" office:value-type="float" office:value="-0.00714285714285712" calcext:value-type="float">
            <text:p>-0,00714285714285712</text:p>
          </table:table-cell>
          <table:table-cell office:value-type="float" office:value="0" calcext:value-type="float">
            <text:p>0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-0.0107142857142857" calcext:value-type="float">
            <text:p>-0,0107142857142857</text:p>
          </table:table-cell>
          <table:table-cell table:number-columns-repeated="2" office:value-type="float" office:value="-0.00714285714285712" calcext:value-type="float">
            <text:p>-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0714285714285712" calcext:value-type="float">
            <text:p>-0,00714285714285712</text:p>
          </table:table-cell>
          <table:table-cell table:number-columns-repeated="2" office:value-type="float" office:value="-0.00535714285714284" calcext:value-type="float">
            <text:p>-0,00535714285714284</text:p>
          </table:table-cell>
          <table:table-cell office:value-type="float" office:value="-0.0214285714285715" calcext:value-type="float">
            <text:p>-0,0214285714285715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2" office:value-type="float" office:value="-0.0089285714285714" calcext:value-type="float">
            <text:p>-0,008928571428571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89285714285714" calcext:value-type="float">
            <text:p>-0,0089285714285714</text:p>
          </table:table-cell>
          <table:table-cell table:number-columns-repeated="2"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107142857142857" calcext:value-type="float">
            <text:p>-0,0107142857142857</text:p>
          </table:table-cell>
        </table:table-row>
        <table:table-row table:style-name="ro1">
          <table:table-cell office:value-type="string" calcext:value-type="string">
            <text:p>Alliteration - 3-gram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-0.0160714285714286" calcext:value-type="float">
            <text:p>-0,0160714285714286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07142857142857" calcext:value-type="float">
            <text:p>-0,0107142857142857</text:p>
          </table:table-cell>
          <table:table-cell table:number-columns-repeated="3" office:value-type="float" office:value="-0.00535714285714284" calcext:value-type="float">
            <text:p>-0,00535714285714284</text:p>
          </table:table-cell>
          <table:table-cell office:value-type="float" office:value="-0.0178571428571429" calcext:value-type="float">
            <text:p>-0,0178571428571429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-0.00714285714285712" calcext:value-type="float">
            <text:p>-0,00714285714285712</text:p>
          </table:table-cell>
          <table:table-cell office:value-type="float" office:value="-0.0107142857142857" calcext:value-type="float">
            <text:p>-0,0107142857142857</text:p>
          </table:table-cell>
          <table:table-cell table:number-columns-repeated="3" office:value-type="float" office:value="-0.00535714285714284" calcext:value-type="float">
            <text:p>-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.00357142857142856" calcext:value-type="float">
            <text:p>0,00357142857142856</text:p>
          </table:table-cell>
          <table:table-cell table:number-columns-repeated="2" office:value-type="float" office:value="-0.0125" calcext:value-type="float">
            <text:p>-0,0125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-0.00714285714285712" calcext:value-type="float">
            <text:p>-0,00714285714285712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178571428571429" calcext:value-type="float">
            <text:p>-0,0178571428571429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178571428571429" calcext:value-type="float">
            <text:p>-0,0178571428571429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07142857142857" calcext:value-type="float">
            <text:p>-0,0107142857142857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96428571428572" calcext:value-type="float">
            <text:p>-0,0196428571428572</text:p>
          </table:table-cell>
          <table:table-cell table:number-columns-repeated="2" office:value-type="float" office:value="-0.00535714285714284" calcext:value-type="float">
            <text:p>-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42857142857143" calcext:value-type="float">
            <text:p>-0,0142857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-0.0089285714285714" calcext:value-type="float">
            <text:p>-0,0089285714285714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60714285714286" calcext:value-type="float">
            <text:p>-0,0160714285714286</text:p>
          </table:table-cell>
          <table:table-cell table:number-columns-repeated="2" office:value-type="float" office:value="-0.00535714285714284" calcext:value-type="float">
            <text:p>-0,00535714285714284</text:p>
          </table:table-cell>
          <table:table-cell office:value-type="float" office:value="0.0125" calcext:value-type="float">
            <text:p>0,0125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89285714285714" calcext:value-type="float">
            <text:p>-0,0089285714285714</text:p>
          </table:table-cell>
          <table:table-cell table:number-columns-repeated="4" office:value-type="float" office:value="-0.00357142857142856" calcext:value-type="float">
            <text:p>-0,00357142857142856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714285714285712" calcext:value-type="float">
            <text:p>-0,00714285714285712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232142857142857" calcext:value-type="float">
            <text:p>-0,0232142857142857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96428571428572" calcext:value-type="float">
            <text:p>-0,019642857142857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-0.00714285714285712" calcext:value-type="float">
            <text:p>-0,00714285714285712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-0.0107142857142857" calcext:value-type="float">
            <text:p>-0,0107142857142857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-0.0107142857142857" calcext:value-type="float">
            <text:p>-0,0107142857142857</text:p>
          </table:table-cell>
          <table:table-cell table:number-columns-repeated="2" office:value-type="float" office:value="0.00357142857142856" calcext:value-type="float">
            <text:p>0,00357142857142856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89285714285714" calcext:value-type="float">
            <text:p>-0,0089285714285714</text:p>
          </table:table-cell>
          <table:table-cell table:number-columns-repeated="3" office:value-type="float" office:value="-0.00178571428571428" calcext:value-type="float">
            <text:p>-0,00178571428571428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42857142857143" calcext:value-type="float">
            <text:p>-0,0142857142857143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89285714285714" calcext:value-type="float">
            <text:p>0,0089285714285714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table:number-columns-repeated="2" office:value-type="float" office:value="-0.0089285714285714" calcext:value-type="float">
            <text:p>-0,008928571428571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89285714285714" calcext:value-type="float">
            <text:p>-0,0089285714285714</text:p>
          </table:table-cell>
          <table:table-cell table:number-columns-repeated="2" office:value-type="float" office:value="-0.0125" calcext:value-type="float">
            <text:p>-0,0125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2" office:value-type="float" office:value="-0.0089285714285714" calcext:value-type="float">
            <text:p>-0,008928571428571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125" calcext:value-type="float">
            <text:p>-0,0125</text:p>
          </table:table-cell>
          <table:table-cell table:number-columns-repeated="2" office:value-type="float" office:value="-0.00535714285714284" calcext:value-type="float">
            <text:p>-0,00535714285714284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714285714285712" calcext:value-type="float">
            <text:p>0,00714285714285712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table:number-columns-repeated="2" office:value-type="float" office:value="-0.0125" calcext:value-type="float">
            <text:p>-0,0125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78571428571429" calcext:value-type="float">
            <text:p>-0,0178571428571429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89285714285714" calcext:value-type="float">
            <text:p>-0,0089285714285714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-0.0125" calcext:value-type="float">
            <text:p>-0,0125</text:p>
          </table:table-cell>
          <table:table-cell table:number-columns-repeated="3"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60714285714286" calcext:value-type="float">
            <text:p>-0,016071428571428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178571428571428" calcext:value-type="float">
            <text:p>0,00178571428571428</text:p>
          </table:table-cell>
          <table:table-cell office:value-type="float" office:value="-0.0125" calcext:value-type="float">
            <text:p>-0,0125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-0.0142857142857143" calcext:value-type="float">
            <text:p>-0,0142857142857143</text:p>
          </table:table-cell>
          <table:table-cell table:number-columns-repeated="2"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89285714285714" calcext:value-type="float">
            <text:p>-0,008928571428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107142857142857" calcext:value-type="float">
            <text:p>-0,0107142857142857</text:p>
          </table:table-cell>
        </table:table-row>
        <table:table-row table:style-name="ro1">
          <table:table-cell office:value-type="string" calcext:value-type="string">
            <text:p>Alliteration - 4-gram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.00535714285714284" calcext:value-type="float">
            <text:p>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535714285714284" calcext:value-type="float">
            <text:p>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-0.0142857142857143" calcext:value-type="float">
            <text:p>-0,0142857142857143</text:p>
          </table:table-cell>
          <table:table-cell table:number-columns-repeated="2" office:value-type="float" office:value="0.00535714285714284" calcext:value-type="float">
            <text:p>0,0053571428571428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107142857142857" calcext:value-type="float">
            <text:p>-0,0107142857142857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89285714285714" calcext:value-type="float">
            <text:p>-0,0089285714285714</text:p>
          </table:table-cell>
          <table:table-cell table:number-columns-repeated="2" office:value-type="float" office:value="0.00357142857142856" calcext:value-type="float">
            <text:p>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table:number-columns-repeated="3"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2" office:value-type="float" office:value="0.00357142857142856" calcext:value-type="float">
            <text:p>0,00357142857142856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89285714285714" calcext:value-type="float">
            <text:p>-0,00892857142857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-0.0089285714285714" calcext:value-type="float">
            <text:p>-0,008928571428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0.0089285714285714" calcext:value-type="float">
            <text:p>0,0089285714285714</text:p>
          </table:table-cell>
          <table:table-cell table:number-columns-repeated="2" office:value-type="float" office:value="0.00714285714285712" calcext:value-type="float">
            <text:p>0,00714285714285712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107142857142857" calcext:value-type="float">
            <text:p>0,0107142857142857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714285714285712" calcext:value-type="float">
            <text:p>-0,00714285714285712</text:p>
          </table:table-cell>
          <table:table-cell table:number-columns-repeated="3" office:value-type="float" office:value="-0.00178571428571428" calcext:value-type="float">
            <text:p>-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2" office:value-type="float" office:value="0.00357142857142856" calcext:value-type="float">
            <text:p>0,00357142857142856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table:number-columns-repeated="2" office:value-type="float" office:value="0.00357142857142856" calcext:value-type="float">
            <text:p>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125" calcext:value-type="float">
            <text:p>-0,0125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table:number-columns-repeated="3"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2" office:value-type="float" office:value="-0.00714285714285712" calcext:value-type="float">
            <text:p>-0,007142857142857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.00714285714285712" calcext:value-type="float">
            <text:p>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89285714285714" calcext:value-type="float">
            <text:p>-0,0089285714285714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.00357142857142856" calcext:value-type="float">
            <text:p>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535714285714284" calcext:value-type="float">
            <text:p>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3" office:value-type="float" office:value="0.00178571428571428" calcext:value-type="float">
            <text:p>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.00714285714285712" calcext:value-type="float">
            <text:p>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3" office:value-type="float" office:value="0.00357142857142856" calcext:value-type="float">
            <text:p>0,00357142857142856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.00357142857142856" calcext:value-type="float">
            <text:p>0,00357142857142856</text:p>
          </table:table-cell>
        </table:table-row>
        <table:table-row table:style-name="ro1">
          <table:table-cell office:value-type="string" calcext:value-type="string">
            <text:p>Antonym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0.00178571428571428" calcext:value-type="float">
            <text:p>0,00178571428571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 similarity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25" calcext:value-type="float">
            <text:p>0,025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.0142857142857142" calcext:value-type="float">
            <text:p>0,0142857142857142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25" calcext:value-type="float">
            <text:p>0,025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42857142857142" calcext:value-type="float">
            <text:p>0,0142857142857142</text:p>
          </table:table-cell>
          <table:table-cell table:number-columns-repeated="2" office:value-type="float" office:value="0.00714285714285712" calcext:value-type="float">
            <text:p>0,00714285714285712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232142857142857" calcext:value-type="float">
            <text:p>0,0232142857142857</text:p>
          </table:table-cell>
          <table:table-cell table:number-columns-repeated="3" office:value-type="float" office:value="0.0107142857142857" calcext:value-type="float">
            <text:p>0,0107142857142857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" calcext:value-type="float">
            <text:p>0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25" calcext:value-type="float">
            <text:p>0,025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464285714285714" calcext:value-type="float">
            <text:p>0,0464285714285714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25" calcext:value-type="float">
            <text:p>0,025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714285714285712" calcext:value-type="float">
            <text:p>0,00714285714285712</text:p>
          </table:table-cell>
          <table:table-cell table:number-columns-repeated="2" office:value-type="float" office:value="0.0160714285714285" calcext:value-type="float">
            <text:p>0,0160714285714285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60714285714285" calcext:value-type="float">
            <text:p>0,0160714285714285</text:p>
          </table:table-cell>
          <table:table-cell table:number-columns-repeated="2" office:value-type="float" office:value="0.0178571428571429" calcext:value-type="float">
            <text:p>0,0178571428571429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142857142857142" calcext:value-type="float">
            <text:p>0,0142857142857142</text:p>
          </table:table-cell>
          <table:table-cell table:number-columns-repeated="2" office:value-type="float" office:value="0.0214285714285715" calcext:value-type="float">
            <text:p>0,0214285714285715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42857142857142" calcext:value-type="float">
            <text:p>0,0142857142857142</text:p>
          </table:table-cell>
          <table:table-cell table:number-columns-repeated="2" office:value-type="float" office:value="0.0196428571428572" calcext:value-type="float">
            <text:p>0,0196428571428572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267857142857143" calcext:value-type="float">
            <text:p>0,0267857142857143</text:p>
          </table:table-cell>
          <table:table-cell table:number-columns-repeated="2" office:value-type="float" office:value="0.0232142857142857" calcext:value-type="float">
            <text:p>0,0232142857142857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0535714285714284" calcext:value-type="float">
            <text:p>0,00535714285714284</text:p>
          </table:table-cell>
          <table:table-cell table:number-columns-repeated="2" office:value-type="float" office:value="0.0089285714285714" calcext:value-type="float">
            <text:p>0,0089285714285714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25" calcext:value-type="float">
            <text:p>0,025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" calcext:value-type="float">
            <text:p>0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78571428571429" calcext:value-type="float">
            <text:p>0,0178571428571429</text:p>
          </table:table-cell>
          <table:table-cell table:number-columns-repeated="2" office:value-type="float" office:value="0.00357142857142856" calcext:value-type="float">
            <text:p>0,00357142857142856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60714285714285" calcext:value-type="float">
            <text:p>0,0160714285714285</text:p>
          </table:table-cell>
          <table:table-cell table:number-columns-repeated="2" office:value-type="float" office:value="0.0178571428571429" calcext:value-type="float">
            <text:p>0,0178571428571429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25" calcext:value-type="float">
            <text:p>0,025</text:p>
          </table:table-cell>
          <table:table-cell table:number-columns-repeated="2" office:value-type="float" office:value="0.0125" calcext:value-type="float">
            <text:p>0,0125</text:p>
          </table:table-cell>
          <table:table-cell table:number-columns-repeated="2" office:value-type="float" office:value="0.0107142857142857" calcext:value-type="float">
            <text:p>0,0107142857142857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25" calcext:value-type="float">
            <text:p>0,025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78571428571429" calcext:value-type="float">
            <text:p>0,0178571428571429</text:p>
          </table:table-cell>
          <table:table-cell table:number-columns-repeated="3" office:value-type="float" office:value="0.0160714285714285" calcext:value-type="float">
            <text:p>0,0160714285714285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14285714285715" calcext:value-type="float">
            <text:p>0,0214285714285715</text:p>
          </table:table-cell>
          <table:table-cell table:number-columns-repeated="2" office:value-type="float" office:value="0.0142857142857142" calcext:value-type="float">
            <text:p>0,0142857142857142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339285714285714" calcext:value-type="float">
            <text:p>0,0339285714285714</text:p>
          </table:table-cell>
          <table:table-cell table:number-columns-repeated="2" office:value-type="float" office:value="0.0089285714285714" calcext:value-type="float">
            <text:p>0,0089285714285714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25" calcext:value-type="float">
            <text:p>0,025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42857142857142" calcext:value-type="float">
            <text:p>0,0142857142857142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60714285714285" calcext:value-type="float">
            <text:p>0,0160714285714285</text:p>
          </table:table-cell>
          <table:table-cell table:number-columns-repeated="2" office:value-type="float" office:value="0.0142857142857142" calcext:value-type="float">
            <text:p>0,014285714285714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42857142857142" calcext:value-type="float">
            <text:p>0,0142857142857142</text:p>
          </table:table-cell>
          <table:table-cell table:number-columns-repeated="2" office:value-type="float" office:value="0.0107142857142857" calcext:value-type="float">
            <text:p>0,010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0714285714285712" calcext:value-type="float">
            <text:p>0,00714285714285712</text:p>
          </table:table-cell>
          <table:table-cell table:number-columns-repeated="2" office:value-type="float" office:value="0.0142857142857142" calcext:value-type="float">
            <text:p>0,0142857142857142</text:p>
          </table:table-cell>
          <table:table-cell table:number-columns-repeated="2" office:value-type="float" office:value="0.0160714285714285" calcext:value-type="float">
            <text:p>0,0160714285714285</text:p>
          </table:table-cell>
          <table:table-cell office:value-type="float" office:value="0" calcext:value-type="float">
            <text:p>0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96428571428572" calcext:value-type="float">
            <text:p>0,0196428571428572</text:p>
          </table:table-cell>
          <table:table-cell table:number-columns-repeated="2" office:value-type="float" office:value="0.0107142857142857" calcext:value-type="float">
            <text:p>0,0107142857142857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196428571428572" calcext:value-type="float">
            <text:p>0,0196428571428572</text:p>
          </table:table-cell>
          <table:table-cell table:number-columns-repeated="2" office:value-type="float" office:value="0.0142857142857142" calcext:value-type="float">
            <text:p>0,0142857142857142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160714285714285" calcext:value-type="float">
            <text:p>0,0160714285714285</text:p>
          </table:table-cell>
          <table:table-cell table:number-columns-repeated="2" office:value-type="float" office:value="0.0142857142857142" calcext:value-type="float">
            <text:p>0,0142857142857142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25" calcext:value-type="float">
            <text:p>0,025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25" calcext:value-type="float">
            <text:p>0,025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78571428571429" calcext:value-type="float">
            <text:p>0,0178571428571429</text:p>
          </table:table-cell>
        </table:table-row>
        <table:table-row table:style-name="ro1">
          <table:table-cell office:value-type="string" calcext:value-type="string">
            <text:p>Minimum similarity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25" calcext:value-type="float">
            <text:p>0,0125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78571428571429" calcext:value-type="float">
            <text:p>0,0178571428571429</text:p>
          </table:table-cell>
          <table:table-cell table:number-columns-repeated="2" office:value-type="float" office:value="0.0142857142857142" calcext:value-type="float">
            <text:p>0,014285714285714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2" office:value-type="float" office:value="0.0125" calcext:value-type="float">
            <text:p>0,0125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-0.0178571428571429" calcext:value-type="float">
            <text:p>-0,0178571428571429</text:p>
          </table:table-cell>
          <table:table-cell office:value-type="float" office:value="0.025" calcext:value-type="float">
            <text:p>0,025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25" calcext:value-type="float">
            <text:p>0,025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178571428571429" calcext:value-type="float">
            <text:p>0,0178571428571429</text:p>
          </table:table-cell>
          <table:table-cell table:number-columns-repeated="2"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" calcext:value-type="float">
            <text:p>0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232142857142857" calcext:value-type="float">
            <text:p>0,0232142857142857</text:p>
          </table:table-cell>
          <table:table-cell table:number-columns-repeated="2" office:value-type="float" office:value="0.0107142857142857" calcext:value-type="float">
            <text:p>0,0107142857142857</text:p>
          </table:table-cell>
          <table:table-cell table:number-columns-repeated="2" office:value-type="float" office:value="0.0089285714285714" calcext:value-type="float">
            <text:p>0,0089285714285714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" calcext:value-type="float">
            <text:p>0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0.0125" calcext:value-type="float">
            <text:p>0,0125</text:p>
          </table:table-cell>
          <table:table-cell table:number-columns-repeated="2" office:value-type="float" office:value="0.0142857142857142" calcext:value-type="float">
            <text:p>0,0142857142857142</text:p>
          </table:table-cell>
          <table:table-cell office:value-type="float" office:value="0.0125" calcext:value-type="float">
            <text:p>0,0125</text:p>
          </table:table-cell>
          <table:table-cell table:number-columns-repeated="2" office:value-type="float" office:value="0.0160714285714285" calcext:value-type="float">
            <text:p>0,0160714285714285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25" calcext:value-type="float">
            <text:p>0,0125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25" calcext:value-type="float">
            <text:p>0,025</text:p>
          </table:table-cell>
          <table:table-cell table:number-columns-repeated="2" office:value-type="float" office:value="0.0107142857142857" calcext:value-type="float">
            <text:p>0,0107142857142857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0535714285714284" calcext:value-type="float">
            <text:p>0,00535714285714284</text:p>
          </table:table-cell>
          <table:table-cell table:number-columns-repeated="2" office:value-type="float" office:value="0.0107142857142857" calcext:value-type="float">
            <text:p>0,0107142857142857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125" calcext:value-type="float">
            <text:p>0,0125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25" calcext:value-type="float">
            <text:p>0,025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125" calcext:value-type="float">
            <text:p>0,0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107142857142857" calcext:value-type="float">
            <text:p>0,0107142857142857</text:p>
          </table:table-cell>
          <table:table-cell table:number-columns-repeated="2" office:value-type="float" office:value="0.0125" calcext:value-type="float">
            <text:p>0,0125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25" calcext:value-type="float">
            <text:p>0,0125</text:p>
          </table:table-cell>
          <table:table-cell table:number-columns-repeated="2" office:value-type="float" office:value="0.0107142857142857" calcext:value-type="float">
            <text:p>0,0107142857142857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125" calcext:value-type="float">
            <text:p>0,0125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25" calcext:value-type="float">
            <text:p>0,025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2" office:value-type="float" office:value="0.0089285714285714" calcext:value-type="float">
            <text:p>0,0089285714285714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125" calcext:value-type="float">
            <text:p>0,0125</text:p>
          </table:table-cell>
          <table:table-cell table:number-columns-repeated="2" office:value-type="float" office:value="0.00714285714285712" calcext:value-type="float">
            <text:p>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232142857142857" calcext:value-type="float">
            <text:p>0,0232142857142857</text:p>
          </table:table-cell>
          <table:table-cell table:number-columns-repeated="2" office:value-type="float" office:value="0.0142857142857142" calcext:value-type="float">
            <text:p>0,0142857142857142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714285714285712" calcext:value-type="float">
            <text:p>0,00714285714285712</text:p>
          </table:table-cell>
          <table:table-cell table:number-columns-repeated="2" office:value-type="float" office:value="0.0089285714285714" calcext:value-type="float">
            <text:p>0,0089285714285714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42857142857142" calcext:value-type="float">
            <text:p>0,0142857142857142</text:p>
          </table:table-cell>
          <table:table-cell table:number-columns-repeated="2" office:value-type="float" office:value="0.0107142857142857" calcext:value-type="float">
            <text:p>0,0107142857142857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25" calcext:value-type="float">
            <text:p>0,0125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0.00535714285714284" calcext:value-type="float">
            <text:p>0,00535714285714284</text:p>
          </table:table-cell>
          <table:table-cell table:number-columns-repeated="2" office:value-type="float" office:value="0.0142857142857142" calcext:value-type="float">
            <text:p>0,0142857142857142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.00714285714285712" calcext:value-type="float">
            <text:p>0,00714285714285712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" calcext:value-type="float">
            <text:p>0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42857142857142" calcext:value-type="float">
            <text:p>0,0142857142857142</text:p>
          </table:table-cell>
          <table:table-cell table:number-columns-repeated="2" office:value-type="float" office:value="0.0089285714285714" calcext:value-type="float">
            <text:p>0,008928571428571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214285714285715" calcext:value-type="float">
            <text:p>0,0214285714285715</text:p>
          </table:table-cell>
          <table:table-cell table:number-columns-repeated="2" office:value-type="float" office:value="0.0196428571428572" calcext:value-type="float">
            <text:p>0,0196428571428572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25" calcext:value-type="float">
            <text:p>0,0125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0.0178571428571429" calcext:value-type="float">
            <text:p>0,0178571428571429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0.025" calcext:value-type="float">
            <text:p>0,025</text:p>
          </table:table-cell>
          <table:table-cell table:number-columns-repeated="2" office:value-type="float" office:value="0.0178571428571429" calcext:value-type="float">
            <text:p>0,0178571428571429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25" calcext:value-type="float">
            <text:p>0,0125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089285714285714" calcext:value-type="float">
            <text:p>0,008928571428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178571428571428" calcext:value-type="float">
            <text:p>0,00178571428571428</text:p>
          </table:table-cell>
        </table:table-row>
        <table:table-row table:style-name="ro1">
          <table:table-cell office:value-type="string" calcext:value-type="string">
            <text:p>Average imageability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25" calcext:value-type="float">
            <text:p>0,0125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0.0107142857142857" calcext:value-type="float">
            <text:p>0,0107142857142857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89285714285714" calcext:value-type="float">
            <text:p>0,0089285714285714</text:p>
          </table:table-cell>
          <table:table-cell table:number-columns-repeated="2" office:value-type="float" office:value="0.0214285714285715" calcext:value-type="float">
            <text:p>0,0214285714285715</text:p>
          </table:table-cell>
          <table:table-cell office:value-type="float" office:value="0" calcext:value-type="float">
            <text:p>0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125" calcext:value-type="float">
            <text:p>0,0125</text:p>
          </table:table-cell>
          <table:table-cell table:number-columns-repeated="2" office:value-type="float" office:value="0.0089285714285714" calcext:value-type="float">
            <text:p>0,0089285714285714</text:p>
          </table:table-cell>
          <table:table-cell table:number-columns-repeated="2" office:value-type="float" office:value="0.0107142857142857" calcext:value-type="float">
            <text:p>0,0107142857142857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25" calcext:value-type="float">
            <text:p>0,0125</text:p>
          </table:table-cell>
          <table:table-cell office:value-type="float" office:value="0" calcext:value-type="float">
            <text:p>0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2" office:value-type="float" office:value="0.00535714285714284" calcext:value-type="float">
            <text:p>0,00535714285714284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535714285714284" calcext:value-type="float">
            <text:p>0,00535714285714284</text:p>
          </table:table-cell>
          <table:table-cell table:number-columns-repeated="2" office:value-type="float" office:value="0.0107142857142857" calcext:value-type="float">
            <text:p>0,0107142857142857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142857142857142" calcext:value-type="float">
            <text:p>0,0142857142857142</text:p>
          </table:table-cell>
          <table:table-cell table:number-columns-repeated="2" office:value-type="float" office:value="0.00357142857142856" calcext:value-type="float">
            <text:p>0,00357142857142856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-0.00714285714285712" calcext:value-type="float">
            <text:p>-0,00714285714285712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0.0089285714285714" calcext:value-type="float">
            <text:p>0,008928571428571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714285714285712" calcext:value-type="float">
            <text:p>0,00714285714285712</text:p>
          </table:table-cell>
          <table:table-cell table:number-columns-repeated="2" office:value-type="float" office:value="0.0089285714285714" calcext:value-type="float">
            <text:p>0,0089285714285714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42857142857142" calcext:value-type="float">
            <text:p>0,0142857142857142</text:p>
          </table:table-cell>
          <table:table-cell table:number-columns-repeated="2" office:value-type="float" office:value="0.00357142857142856" calcext:value-type="float">
            <text:p>0,00357142857142856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" calcext:value-type="float">
            <text:p>0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714285714285712" calcext:value-type="float">
            <text:p>0,00714285714285712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2" office:value-type="float" office:value="0.0125" calcext:value-type="float">
            <text:p>0,0125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0.00535714285714284" calcext:value-type="float">
            <text:p>0,00535714285714284</text:p>
          </table:table-cell>
          <table:table-cell table:number-columns-repeated="2" office:value-type="float" office:value="0.00714285714285712" calcext:value-type="float">
            <text:p>0,00714285714285712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57142857142856" calcext:value-type="float">
            <text:p>0,00357142857142856</text:p>
          </table:table-cell>
          <table:table-cell office:value-type="float" office:value="0.0125" calcext:value-type="float">
            <text:p>0,0125</text:p>
          </table:table-cell>
          <table:table-cell table:number-columns-repeated="2" office:value-type="float" office:value="0.0142857142857142" calcext:value-type="float">
            <text:p>0,0142857142857142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96428571428572" calcext:value-type="float">
            <text:p>0,0196428571428572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214285714285715" calcext:value-type="float">
            <text:p>0,0214285714285715</text:p>
          </table:table-cell>
          <table:table-cell table:number-columns-repeated="2" office:value-type="float" office:value="0.0142857142857142" calcext:value-type="float">
            <text:p>0,0142857142857142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.00535714285714284" calcext:value-type="float">
            <text:p>0,00535714285714284</text:p>
          </table:table-cell>
          <table:table-cell table:number-columns-repeated="3" office:value-type="float" office:value="0.0125" calcext:value-type="float">
            <text:p>0,0125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125" calcext:value-type="float">
            <text:p>-0,0125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714285714285712" calcext:value-type="float">
            <text:p>0,0071428571428571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" calcext:value-type="float">
            <text:p>0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96428571428572" calcext:value-type="float">
            <text:p>0,0196428571428572</text:p>
          </table:table-cell>
          <table:table-cell table:number-columns-repeated="2" office:value-type="float" office:value="0.00714285714285712" calcext:value-type="float">
            <text:p>0,0071428571428571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.0089285714285714" calcext:value-type="float">
            <text:p>0,008928571428571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4" office:value-type="float" office:value="0.0107142857142857" calcext:value-type="float">
            <text:p>0,010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0.0107142857142857" calcext:value-type="float">
            <text:p>0,0107142857142857</text:p>
          </table:table-cell>
          <table:table-cell table:number-columns-repeated="2" office:value-type="float" office:value="0.0142857142857142" calcext:value-type="float">
            <text:p>0,014285714285714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07142857142857" calcext:value-type="float">
            <text:p>0,0107142857142857</text:p>
          </table:table-cell>
          <table:table-cell table:number-columns-repeated="2" office:value-type="float" office:value="0.00714285714285712" calcext:value-type="float">
            <text:p>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07142857142857" calcext:value-type="float">
            <text:p>0,0107142857142857</text:p>
          </table:table-cell>
          <table:table-cell table:number-columns-repeated="2" office:value-type="float" office:value="0.0142857142857142" calcext:value-type="float">
            <text:p>0,0142857142857142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714285714285712" calcext:value-type="float">
            <text:p>0,00714285714285712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14285714285712" calcext:value-type="float">
            <text:p>0,00714285714285712</text:p>
          </table:table-cell>
          <table:table-cell table:number-columns-repeated="2" office:value-type="float" office:value="0.0142857142857142" calcext:value-type="float">
            <text:p>0,014285714285714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" calcext:value-type="float">
            <text:p>0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.00714285714285712" calcext:value-type="float">
            <text:p>0,0071428571428571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25" calcext:value-type="float">
            <text:p>0,025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25" calcext:value-type="float">
            <text:p>0,0125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" calcext:value-type="float">
            <text:p>0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714285714285712" calcext:value-type="float">
            <text:p>0,00714285714285712</text:p>
          </table:table-cell>
          <table:table-cell table:number-columns-repeated="2" office:value-type="float" office:value="0.0089285714285714" calcext:value-type="float">
            <text:p>0,0089285714285714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.00714285714285712" calcext:value-type="float">
            <text:p>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25" calcext:value-type="float">
            <text:p>0,0125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,025</text:p>
          </table:table-cell>
        </table:table-row>
        <table:table-row table:style-name="ro1">
          <table:table-cell office:value-type="string" calcext:value-type="string">
            <text:p>Average concreteness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464285714285714" calcext:value-type="float">
            <text:p>0,0464285714285714</text:p>
          </table:table-cell>
          <table:table-cell table:number-columns-repeated="2" office:value-type="float" office:value="0.025" calcext:value-type="float">
            <text:p>0,025</text:p>
          </table:table-cell>
          <table:table-cell office:value-type="float" office:value="0.0410714285714285" calcext:value-type="float">
            <text:p>0,0410714285714285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714285714285714" calcext:value-type="float">
            <text:p>0,0714285714285714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285714285714286" calcext:value-type="float">
            <text:p>0,0285714285714286</text:p>
          </table:table-cell>
          <table:table-cell table:number-columns-repeated="2" office:value-type="float" office:value="0.0321428571428571" calcext:value-type="float">
            <text:p>0,0321428571428571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428571428571428" calcext:value-type="float">
            <text:p>0,0428571428571428</text:p>
          </table:table-cell>
          <table:table-cell table:number-columns-repeated="2" office:value-type="float" office:value="0.0285714285714286" calcext:value-type="float">
            <text:p>0,0285714285714286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25" calcext:value-type="float">
            <text:p>0,025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25" calcext:value-type="float">
            <text:p>0,025</text:p>
          </table:table-cell>
          <table:table-cell office:value-type="float" office:value="0.0357142857142857" calcext:value-type="float">
            <text:p>0,0357142857142857</text:p>
          </table:table-cell>
          <table:table-cell table:number-columns-repeated="2" office:value-type="float" office:value="0.0410714285714285" calcext:value-type="float">
            <text:p>0,0410714285714285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410714285714285" calcext:value-type="float">
            <text:p>0,0410714285714285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5" calcext:value-type="float">
            <text:p>0,05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410714285714285" calcext:value-type="float">
            <text:p>0,0410714285714285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78571428571429" calcext:value-type="float">
            <text:p>0,0178571428571429</text:p>
          </table:table-cell>
          <table:table-cell table:number-columns-repeated="2" office:value-type="float" office:value="0.0375" calcext:value-type="float">
            <text:p>0,0375</text:p>
          </table:table-cell>
          <table:table-cell table:number-columns-repeated="2" office:value-type="float" office:value="0.0125" calcext:value-type="float">
            <text:p>0,0125</text:p>
          </table:table-cell>
          <table:table-cell office:value-type="float" office:value="0.0428571428571428" calcext:value-type="float">
            <text:p>0,0428571428571428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517857142857143" calcext:value-type="float">
            <text:p>0,0517857142857143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392857142857143" calcext:value-type="float">
            <text:p>0,0392857142857143</text:p>
          </table:table-cell>
          <table:table-cell table:number-columns-repeated="2" office:value-type="float" office:value="0.0303571428571429" calcext:value-type="float">
            <text:p>0,0303571428571429</text:p>
          </table:table-cell>
          <table:table-cell office:value-type="float" office:value="0.025" calcext:value-type="float">
            <text:p>0,025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410714285714285" calcext:value-type="float">
            <text:p>0,0410714285714285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482142857142857" calcext:value-type="float">
            <text:p>0,0482142857142857</text:p>
          </table:table-cell>
          <table:table-cell office:value-type="float" office:value="0.0446428571428571" calcext:value-type="float">
            <text:p>0,0446428571428571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428571428571428" calcext:value-type="float">
            <text:p>0,0428571428571428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428571428571428" calcext:value-type="float">
            <text:p>0,0428571428571428</text:p>
          </table:table-cell>
          <table:table-cell office:value-type="float" office:value="0.0410714285714285" calcext:value-type="float">
            <text:p>0,0410714285714285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446428571428571" calcext:value-type="float">
            <text:p>0,0446428571428571</text:p>
          </table:table-cell>
          <table:table-cell office:value-type="float" office:value="0.0410714285714285" calcext:value-type="float">
            <text:p>0,0410714285714285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410714285714285" calcext:value-type="float">
            <text:p>0,0410714285714285</text:p>
          </table:table-cell>
          <table:table-cell office:value-type="float" office:value="0.0535714285714286" calcext:value-type="float">
            <text:p>0,0535714285714286</text:p>
          </table:table-cell>
          <table:table-cell table:number-columns-repeated="2" office:value-type="float" office:value="0.0392857142857143" calcext:value-type="float">
            <text:p>0,0392857142857143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482142857142857" calcext:value-type="float">
            <text:p>0,0482142857142857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482142857142857" calcext:value-type="float">
            <text:p>0,0482142857142857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428571428571428" calcext:value-type="float">
            <text:p>0,0428571428571428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428571428571428" calcext:value-type="float">
            <text:p>0,0428571428571428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25" calcext:value-type="float">
            <text:p>0,025</text:p>
          </table:table-cell>
          <table:table-cell office:value-type="float" office:value="0.0553571428571429" calcext:value-type="float">
            <text:p>0,0553571428571429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410714285714285" calcext:value-type="float">
            <text:p>0,0410714285714285</text:p>
          </table:table-cell>
          <table:table-cell office:value-type="float" office:value="0" calcext:value-type="float">
            <text:p>0</text:p>
          </table:table-cell>
          <table:table-cell office:value-type="float" office:value="0.0464285714285714" calcext:value-type="float">
            <text:p>0,0464285714285714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482142857142857" calcext:value-type="float">
            <text:p>0,0482142857142857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642857142857143" calcext:value-type="float">
            <text:p>0,0642857142857143</text:p>
          </table:table-cell>
          <table:table-cell office:value-type="float" office:value="0.0553571428571429" calcext:value-type="float">
            <text:p>0,0553571428571429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607142857142857" calcext:value-type="float">
            <text:p>0,0607142857142857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464285714285714" calcext:value-type="float">
            <text:p>0,0464285714285714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464285714285714" calcext:value-type="float">
            <text:p>0,0464285714285714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232142857142857" calcext:value-type="float">
            <text:p>0,0232142857142857</text:p>
          </table:table-cell>
          <table:table-cell table:number-columns-repeated="2" office:value-type="float" office:value="0.0428571428571428" calcext:value-type="float">
            <text:p>0,0428571428571428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464285714285714" calcext:value-type="float">
            <text:p>0,0464285714285714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428571428571428" calcext:value-type="float">
            <text:p>0,0428571428571428</text:p>
          </table:table-cell>
          <table:table-cell office:value-type="float" office:value="0.0446428571428571" calcext:value-type="float">
            <text:p>0,0446428571428571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464285714285714" calcext:value-type="float">
            <text:p>0,0464285714285714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446428571428571" calcext:value-type="float">
            <text:p>0,0446428571428571</text:p>
          </table:table-cell>
          <table:table-cell office:value-type="float" office:value="0.05" calcext:value-type="float">
            <text:p>0,05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464285714285714" calcext:value-type="float">
            <text:p>0,0464285714285714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410714285714285" calcext:value-type="float">
            <text:p>0,0410714285714285</text:p>
          </table:table-cell>
          <table:table-cell office:value-type="float" office:value="0.0517857142857143" calcext:value-type="float">
            <text:p>0,0517857142857143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339285714285714" calcext:value-type="float">
            <text:p>0,0339285714285714</text:p>
          </table:table-cell>
          <table:table-cell table:number-columns-repeated="2" office:value-type="float" office:value="0.0125" calcext:value-type="float">
            <text:p>0,0125</text:p>
          </table:table-cell>
          <table:table-cell table:number-columns-repeated="2" office:value-type="float" office:value="0.0232142857142857" calcext:value-type="float">
            <text:p>0,0232142857142857</text:p>
          </table:table-cell>
          <table:table-cell table:number-columns-repeated="2" office:value-type="float" office:value="0.0446428571428571" calcext:value-type="float">
            <text:p>0,0446428571428571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464285714285714" calcext:value-type="float">
            <text:p>0,046428571428571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464285714285714" calcext:value-type="float">
            <text:p>0,0464285714285714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5" calcext:value-type="float">
            <text:p>0,05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428571428571428" calcext:value-type="float">
            <text:p>0,0428571428571428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410714285714285" calcext:value-type="float">
            <text:p>0,0410714285714285</text:p>
          </table:table-cell>
          <table:table-cell table:number-columns-repeated="2" office:value-type="float" office:value="0.0339285714285714" calcext:value-type="float">
            <text:p>0,0339285714285714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517857142857143" calcext:value-type="float">
            <text:p>0,0517857142857143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178571428571429" calcext:value-type="float">
            <text:p>0,0178571428571429</text:p>
          </table:table-cell>
          <table:table-cell table:number-columns-repeated="2" office:value-type="float" office:value="0.0321428571428571" calcext:value-type="float">
            <text:p>0,0321428571428571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464285714285714" calcext:value-type="float">
            <text:p>0,0464285714285714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464285714285714" calcext:value-type="float">
            <text:p>0,0464285714285714</text:p>
          </table:table-cell>
          <table:table-cell office:value-type="float" office:value="0.0517857142857143" calcext:value-type="float">
            <text:p>0,0517857142857143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410714285714285" calcext:value-type="float">
            <text:p>0,0410714285714285</text:p>
          </table:table-cell>
          <table:table-cell table:number-columns-repeated="2" office:value-type="float" office:value="0.0267857142857143" calcext:value-type="float">
            <text:p>0,0267857142857143</text:p>
          </table:table-cell>
          <table:table-cell office:value-type="float" office:value="0.0446428571428571" calcext:value-type="float">
            <text:p>0,0446428571428571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482142857142857" calcext:value-type="float">
            <text:p>0,0482142857142857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517857142857143" calcext:value-type="float">
            <text:p>0,0517857142857143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410714285714285" calcext:value-type="float">
            <text:p>0,0410714285714285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642857142857143" calcext:value-type="float">
            <text:p>0,0642857142857143</text:p>
          </table:table-cell>
          <table:table-cell table:number-columns-repeated="2" office:value-type="float" office:value="0.0285714285714286" calcext:value-type="float">
            <text:p>0,0285714285714286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446428571428571" calcext:value-type="float">
            <text:p>0,0446428571428571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285714285714286" calcext:value-type="float">
            <text:p>0,0285714285714286</text:p>
          </table:table-cell>
          <table:table-cell table:number-columns-repeated="3" office:value-type="float" office:value="0.0214285714285715" calcext:value-type="float">
            <text:p>0,0214285714285715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464285714285714" calcext:value-type="float">
            <text:p>0,0464285714285714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410714285714285" calcext:value-type="float">
            <text:p>0,0410714285714285</text:p>
          </table:table-cell>
          <table:table-cell office:value-type="float" office:value="0.0464285714285714" calcext:value-type="float">
            <text:p>0,0464285714285714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410714285714285" calcext:value-type="float">
            <text:p>0,0410714285714285</text:p>
          </table:table-cell>
          <table:table-cell table:number-columns-repeated="2" office:value-type="float" office:value="0.0160714285714285" calcext:value-type="float">
            <text:p>0,0160714285714285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446428571428571" calcext:value-type="float">
            <text:p>0,0446428571428571</text:p>
          </table:table-cell>
          <table:table-cell office:value-type="float" office:value="0.025" calcext:value-type="float">
            <text:p>0,025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446428571428571" calcext:value-type="float">
            <text:p>0,0446428571428571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428571428571428" calcext:value-type="float">
            <text:p>0,0428571428571428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410714285714285" calcext:value-type="float">
            <text:p>0,0410714285714285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428571428571428" calcext:value-type="float">
            <text:p>0,0428571428571428</text:p>
          </table:table-cell>
          <table:table-cell office:value-type="float" office:value="0.0410714285714285" calcext:value-type="float">
            <text:p>0,0410714285714285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428571428571428" calcext:value-type="float">
            <text:p>0,0428571428571428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428571428571428" calcext:value-type="float">
            <text:p>0,0428571428571428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464285714285714" calcext:value-type="float">
            <text:p>0,0464285714285714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571428571428572" calcext:value-type="float">
            <text:p>0,0571428571428572</text:p>
          </table:table-cell>
          <table:table-cell office:value-type="float" office:value="0.0482142857142857" calcext:value-type="float">
            <text:p>0,0482142857142857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410714285714285" calcext:value-type="float">
            <text:p>0,0410714285714285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553571428571429" calcext:value-type="float">
            <text:p>0,0553571428571429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428571428571428" calcext:value-type="float">
            <text:p>0,0428571428571428</text:p>
          </table:table-cell>
          <table:table-cell office:value-type="float" office:value="0.0482142857142857" calcext:value-type="float">
            <text:p>0,0482142857142857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553571428571429" calcext:value-type="float">
            <text:p>0,0553571428571429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410714285714285" calcext:value-type="float">
            <text:p>0,0410714285714285</text:p>
          </table:table-cell>
          <table:table-cell office:value-type="float" office:value="0.025" calcext:value-type="float">
            <text:p>0,025</text:p>
          </table:table-cell>
          <table:table-cell office:value-type="float" office:value="0.0410714285714285" calcext:value-type="float">
            <text:p>0,0410714285714285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5" calcext:value-type="float">
            <text:p>0,05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446428571428571" calcext:value-type="float">
            <text:p>0,0446428571428571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535714285714286" calcext:value-type="float">
            <text:p>0,0535714285714286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589285714285714" calcext:value-type="float">
            <text:p>0,0589285714285714</text:p>
          </table:table-cell>
          <table:table-cell office:value-type="float" office:value="0.0410714285714285" calcext:value-type="float">
            <text:p>0,0410714285714285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535714285714286" calcext:value-type="float">
            <text:p>0,0535714285714286</text:p>
          </table:table-cell>
          <table:table-cell office:value-type="float" office:value="0.0517857142857143" calcext:value-type="float">
            <text:p>0,0517857142857143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464285714285714" calcext:value-type="float">
            <text:p>0,0464285714285714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25" calcext:value-type="float">
            <text:p>0,025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410714285714285" calcext:value-type="float">
            <text:p>0,0410714285714285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410714285714285" calcext:value-type="float">
            <text:p>0,0410714285714285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482142857142857" calcext:value-type="float">
            <text:p>0,0482142857142857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571428571428572" calcext:value-type="float">
            <text:p>0,0571428571428572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660714285714286" calcext:value-type="float">
            <text:p>0,0660714285714286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25" calcext:value-type="float">
            <text:p>0,025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482142857142857" calcext:value-type="float">
            <text:p>0,0482142857142857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482142857142857" calcext:value-type="float">
            <text:p>0,0482142857142857</text:p>
          </table:table-cell>
          <table:table-cell office:value-type="float" office:value="0.0428571428571428" calcext:value-type="float">
            <text:p>0,0428571428571428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410714285714285" calcext:value-type="float">
            <text:p>0,0410714285714285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517857142857143" calcext:value-type="float">
            <text:p>0,0517857142857143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428571428571428" calcext:value-type="float">
            <text:p>0,0428571428571428</text:p>
          </table:table-cell>
          <table:table-cell office:value-type="float" office:value="0.0517857142857143" calcext:value-type="float">
            <text:p>0,0517857142857143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428571428571428" calcext:value-type="float">
            <text:p>0,0428571428571428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428571428571428" calcext:value-type="float">
            <text:p>0,0428571428571428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446428571428571" calcext:value-type="float">
            <text:p>0,0446428571428571</text:p>
          </table:table-cell>
          <table:table-cell office:value-type="float" office:value="0.0428571428571428" calcext:value-type="float">
            <text:p>0,0428571428571428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428571428571428" calcext:value-type="float">
            <text:p>0,0428571428571428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446428571428571" calcext:value-type="float">
            <text:p>0,0446428571428571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428571428571428" calcext:value-type="float">
            <text:p>0,0428571428571428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535714285714286" calcext:value-type="float">
            <text:p>0,0535714285714286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5" calcext:value-type="float">
            <text:p>0,05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428571428571428" calcext:value-type="float">
            <text:p>0,0428571428571428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446428571428571" calcext:value-type="float">
            <text:p>0,0446428571428571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5" calcext:value-type="float">
            <text:p>0,05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160714285714285" calcext:value-type="float">
            <text:p>0,0160714285714285</text:p>
          </table:table-cell>
          <table:table-cell table:number-columns-repeated="2" office:value-type="float" office:value="0.0321428571428571" calcext:value-type="float">
            <text:p>0,0321428571428571</text:p>
          </table:table-cell>
          <table:table-cell table:number-columns-repeated="2" office:value-type="float" office:value="0.0285714285714286" calcext:value-type="float">
            <text:p>0,0285714285714286</text:p>
          </table:table-cell>
          <table:table-cell table:number-columns-repeated="2" office:value-type="float" office:value="0.0357142857142857" calcext:value-type="float">
            <text:p>0,0357142857142857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375" calcext:value-type="float">
            <text:p>0,0375</text:p>
          </table:table-cell>
        </table:table-row>
        <table:table-row table:style-name="ro1">
          <table:table-cell office:value-type="string" calcext:value-type="string">
            <text:p>NER count OBRA</text:p>
          </table:table-cell>
          <table:table-cell table:number-columns-repeated="4"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4"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3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14285714285712" calcext:value-type="float">
            <text:p>-0,00714285714285712</text:p>
          </table:table-cell>
          <table:table-cell table:number-columns-repeated="4"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3" office:value-type="float" office:value="-0.00357142857142856" calcext:value-type="float">
            <text:p>-0,00357142857142856</text:p>
          </table:table-cell>
          <table:table-cell table:number-columns-repeated="3"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5"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4" office:value-type="float" office:value="-0.00178571428571428" calcext:value-type="float">
            <text:p>-0,00178571428571428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535714285714284" calcext:value-type="float">
            <text:p>-0,005357142857142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0.00178571428571428" calcext:value-type="float">
            <text:p>-0,001785714285714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4"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4"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5"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9"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0.00178571428571428" calcext:value-type="float">
            <text:p>-0,001785714285714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3" office:value-type="float" office:value="-0.00178571428571428" calcext:value-type="float">
            <text:p>-0,00178571428571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3" office:value-type="float" office:value="-0.00178571428571428" calcext:value-type="float">
            <text:p>-0,00178571428571428</text:p>
          </table:table-cell>
        </table:table-row>
        <table:table-row table:style-name="ro1">
          <table:table-cell office:value-type="string" calcext:value-type="string">
            <text:p>NER count ACONTECIMEN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R count ORGANIZACAO</text:p>
          </table:table-cell>
          <table:table-cell office:value-type="float" office:value="0" calcext:value-type="float">
            <text:p>0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.00535714285714284" calcext:value-type="float">
            <text:p>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2" office:value-type="float" office:value="0.00535714285714284" calcext:value-type="float">
            <text:p>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table:number-columns-repeated="2" office:value-type="float" office:value="0.00357142857142856" calcext:value-type="float">
            <text:p>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535714285714284" calcext:value-type="float">
            <text:p>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0.00357142857142856" calcext:value-type="float">
            <text:p>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535714285714284" calcext:value-type="float">
            <text:p>0,00535714285714284</text:p>
          </table:table-cell>
          <table:table-cell table:number-columns-repeated="4" office:value-type="float" office:value="0.00357142857142856" calcext:value-type="float">
            <text:p>0,00357142857142856</text:p>
          </table:table-cell>
          <table:table-cell office:value-type="float" office:value="0.00714285714285712" calcext:value-type="float">
            <text:p>0,00714285714285712</text:p>
          </table:table-cell>
          <table:table-cell table:number-columns-repeated="3" office:value-type="float" office:value="0.00535714285714284" calcext:value-type="float">
            <text:p>0,00535714285714284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.00714285714285712" calcext:value-type="float">
            <text:p>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.00535714285714284" calcext:value-type="float">
            <text:p>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table:number-columns-repeated="3" office:value-type="float" office:value="0.00357142857142856" calcext:value-type="float">
            <text:p>0,00357142857142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table:number-columns-repeated="2" office:value-type="float" office:value="0.00714285714285712" calcext:value-type="float">
            <text:p>0,00714285714285712</text:p>
          </table:table-cell>
          <table:table-cell table:number-columns-repeated="2" office:value-type="float" office:value="0.00535714285714284" calcext:value-type="float">
            <text:p>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2" office:value-type="float" office:value="0.00535714285714284" calcext:value-type="float">
            <text:p>0,00535714285714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0.00535714285714284" calcext:value-type="float">
            <text:p>0,00535714285714284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.00357142857142856" calcext:value-type="float">
            <text:p>0,00357142857142856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.00714285714285712" calcext:value-type="float">
            <text:p>0,0071428571428571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.00714285714285712" calcext:value-type="float">
            <text:p>0,00714285714285712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" calcext:value-type="float">
            <text:p>0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table:number-columns-repeated="2" office:value-type="float" office:value="0.00357142857142856" calcext:value-type="float">
            <text:p>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.00357142857142856" calcext:value-type="float">
            <text:p>0,00357142857142856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714285714285712" calcext:value-type="float">
            <text:p>0,007142857142857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3" office:value-type="float" office:value="0.00357142857142856" calcext:value-type="float">
            <text:p>0,00357142857142856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714285714285712" calcext:value-type="float">
            <text:p>0,00714285714285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table:number-columns-repeated="3" office:value-type="float" office:value="0.00357142857142856" calcext:value-type="float">
            <text:p>0,00357142857142856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3" office:value-type="float" office:value="0.00357142857142856" calcext:value-type="float">
            <text:p>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00357142857142856" calcext:value-type="float">
            <text:p>0,00357142857142856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3" office:value-type="float" office:value="0.00535714285714284" calcext:value-type="float">
            <text:p>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0.0125" calcext:value-type="float">
            <text:p>0,0125</text:p>
          </table:table-cell>
          <table:table-cell office:value-type="float" office:value="0" calcext:value-type="float">
            <text:p>0</text:p>
          </table:table-cell>
          <table:table-cell office:value-type="float" office:value="0.00535714285714284" calcext:value-type="float">
            <text:p>0,00535714285714284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table:number-columns-repeated="4" office:value-type="float" office:value="0.00714285714285712" calcext:value-type="float">
            <text:p>0,00714285714285712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7142857142857" calcext:value-type="float">
            <text:p>0,0107142857142857</text:p>
          </table:table-cell>
          <table:table-cell table:number-columns-repeated="2" office:value-type="float" office:value="0.00357142857142856" calcext:value-type="float">
            <text:p>0,00357142857142856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2" office:value-type="float" office:value="0.00714285714285712" calcext:value-type="float">
            <text:p>0,00714285714285712</text:p>
          </table:table-cell>
          <table:table-cell table:number-columns-repeated="2" office:value-type="float" office:value="0.0107142857142857" calcext:value-type="float">
            <text:p>0,010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" calcext:value-type="float">
            <text:p>0</text:p>
          </table:table-cell>
          <table:table-cell office:value-type="float" office:value="0.00714285714285712" calcext:value-type="float">
            <text:p>0,00714285714285712</text:p>
          </table:table-cell>
          <table:table-cell table:number-columns-repeated="4"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535714285714284" calcext:value-type="float">
            <text:p>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2" office:value-type="float" office:value="0.00535714285714284" calcext:value-type="float">
            <text:p>0,0053571428571428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.00357142857142856" calcext:value-type="float">
            <text:p>0,00357142857142856</text:p>
          </table:table-cell>
          <table:table-cell table:number-columns-repeated="3"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714285714285712" calcext:value-type="float">
            <text:p>0,00714285714285712</text:p>
          </table:table-cell>
        </table:table-row>
        <table:table-row table:style-name="ro1">
          <table:table-cell office:value-type="string" calcext:value-type="string">
            <text:p>NER count OUTRO</text:p>
          </table:table-cell>
          <table:table-cell table:number-columns-repeated="5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R count ABSTRACCAO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3"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3"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table:number-columns-repeated="3" office:value-type="float" office:value="0.00178571428571428" calcext:value-type="float">
            <text:p>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R count TEMPO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3"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table:number-columns-repeated="4"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0.00178571428571428" calcext:value-type="float">
            <text:p>-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table:number-columns-repeated="5"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3"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" calcext:value-type="float">
            <text:p>0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4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" calcext:value-type="float">
            <text:p>0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2" office:value-type="float" office:value="0.00357142857142856" calcext:value-type="float">
            <text:p>0,00357142857142856</text:p>
          </table:table-cell>
          <table:table-cell table:number-columns-repeated="4" office:value-type="float" office:value="-0.00178571428571428" calcext:value-type="float">
            <text:p>-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</table:table-row>
        <table:table-row table:style-name="ro1">
          <table:table-cell office:value-type="string" calcext:value-type="string">
            <text:p>NER count VALOR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R count PESSOA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25" calcext:value-type="float">
            <text:p>0,025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25" calcext:value-type="float">
            <text:p>0,025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446428571428571" calcext:value-type="float">
            <text:p>0,0446428571428571</text:p>
          </table:table-cell>
          <table:table-cell office:value-type="float" office:value="0.0303571428571429" calcext:value-type="float">
            <text:p>0,0303571428571429</text:p>
          </table:table-cell>
          <table:table-cell table:number-columns-repeated="3" office:value-type="float" office:value="0.0160714285714285" calcext:value-type="float">
            <text:p>0,0160714285714285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089285714285714" calcext:value-type="float">
            <text:p>0,0089285714285714</text:p>
          </table:table-cell>
          <table:table-cell table:number-columns-repeated="2" office:value-type="float" office:value="0.0321428571428571" calcext:value-type="float">
            <text:p>0,0321428571428571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60714285714285" calcext:value-type="float">
            <text:p>0,0160714285714285</text:p>
          </table:table-cell>
          <table:table-cell table:number-columns-repeated="2" office:value-type="float" office:value="0.0392857142857143" calcext:value-type="float">
            <text:p>0,0392857142857143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446428571428571" calcext:value-type="float">
            <text:p>0,0446428571428571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410714285714285" calcext:value-type="float">
            <text:p>0,0410714285714285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267857142857143" calcext:value-type="float">
            <text:p>0,0267857142857143</text:p>
          </table:table-cell>
          <table:table-cell table:number-columns-repeated="2" office:value-type="float" office:value="0.0196428571428572" calcext:value-type="float">
            <text:p>0,0196428571428572</text:p>
          </table:table-cell>
          <table:table-cell office:value-type="float" office:value="0.0321428571428571" calcext:value-type="float">
            <text:p>0,0321428571428571</text:p>
          </table:table-cell>
          <table:table-cell table:number-columns-repeated="2" office:value-type="float" office:value="0.0267857142857143" calcext:value-type="float">
            <text:p>0,0267857142857143</text:p>
          </table:table-cell>
          <table:table-cell office:value-type="float" office:value="0.0392857142857143" calcext:value-type="float">
            <text:p>0,0392857142857143</text:p>
          </table:table-cell>
          <table:table-cell table:number-columns-repeated="3" office:value-type="float" office:value="0.0267857142857143" calcext:value-type="float">
            <text:p>0,0267857142857143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410714285714285" calcext:value-type="float">
            <text:p>0,0410714285714285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410714285714285" calcext:value-type="float">
            <text:p>0,0410714285714285</text:p>
          </table:table-cell>
          <table:table-cell office:value-type="float" office:value="0.025" calcext:value-type="float">
            <text:p>0,025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410714285714285" calcext:value-type="float">
            <text:p>0,0410714285714285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446428571428571" calcext:value-type="float">
            <text:p>0,0446428571428571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464285714285714" calcext:value-type="float">
            <text:p>0,0464285714285714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60714285714285" calcext:value-type="float">
            <text:p>0,0160714285714285</text:p>
          </table:table-cell>
          <table:table-cell table:number-columns-repeated="2" office:value-type="float" office:value="0.0214285714285715" calcext:value-type="float">
            <text:p>0,0214285714285715</text:p>
          </table:table-cell>
          <table:table-cell office:value-type="float" office:value="0.025" calcext:value-type="float">
            <text:p>0,025</text:p>
          </table:table-cell>
          <table:table-cell office:value-type="float" office:value="0.0446428571428571" calcext:value-type="float">
            <text:p>0,0446428571428571</text:p>
          </table:table-cell>
          <table:table-cell table:number-columns-repeated="2" office:value-type="float" office:value="0.0214285714285715" calcext:value-type="float">
            <text:p>0,0214285714285715</text:p>
          </table:table-cell>
          <table:table-cell office:value-type="float" office:value="0.0285714285714286" calcext:value-type="float">
            <text:p>0,0285714285714286</text:p>
          </table:table-cell>
          <table:table-cell table:number-columns-repeated="2" office:value-type="float" office:value="0.0214285714285715" calcext:value-type="float">
            <text:p>0,0214285714285715</text:p>
          </table:table-cell>
          <table:table-cell table:number-columns-repeated="2" office:value-type="float" office:value="0.0160714285714285" calcext:value-type="float">
            <text:p>0,0160714285714285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428571428571428" calcext:value-type="float">
            <text:p>0,0428571428571428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410714285714285" calcext:value-type="float">
            <text:p>0,0410714285714285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214285714285715" calcext:value-type="float">
            <text:p>0,0214285714285715</text:p>
          </table:table-cell>
          <table:table-cell table:number-columns-repeated="2" office:value-type="float" office:value="0.0178571428571429" calcext:value-type="float">
            <text:p>0,0178571428571429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410714285714285" calcext:value-type="float">
            <text:p>0,0410714285714285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410714285714285" calcext:value-type="float">
            <text:p>0,0410714285714285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410714285714285" calcext:value-type="float">
            <text:p>0,0410714285714285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25" calcext:value-type="float">
            <text:p>0,025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553571428571429" calcext:value-type="float">
            <text:p>0,0553571428571429</text:p>
          </table:table-cell>
          <table:table-cell office:value-type="float" office:value="0.0089285714285714" calcext:value-type="float">
            <text:p>0,0089285714285714</text:p>
          </table:table-cell>
          <table:table-cell table:number-columns-repeated="2" office:value-type="float" office:value="0.0214285714285715" calcext:value-type="float">
            <text:p>0,0214285714285715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357142857142857" calcext:value-type="float">
            <text:p>0,0357142857142857</text:p>
          </table:table-cell>
          <table:table-cell table:number-columns-repeated="2" office:value-type="float" office:value="0.0232142857142857" calcext:value-type="float">
            <text:p>0,0232142857142857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410714285714285" calcext:value-type="float">
            <text:p>0,0410714285714285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214285714285715" calcext:value-type="float">
            <text:p>0,0214285714285715</text:p>
          </table:table-cell>
          <table:table-cell table:number-columns-repeated="2" office:value-type="float" office:value="0.0321428571428571" calcext:value-type="float">
            <text:p>0,0321428571428571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25" calcext:value-type="float">
            <text:p>0,025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160714285714285" calcext:value-type="float">
            <text:p>0,0160714285714285</text:p>
          </table:table-cell>
          <table:table-cell table:number-columns-repeated="2" office:value-type="float" office:value="0.0214285714285715" calcext:value-type="float">
            <text:p>0,0214285714285715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535714285714286" calcext:value-type="float">
            <text:p>0,0535714285714286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464285714285714" calcext:value-type="float">
            <text:p>0,0464285714285714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410714285714285" calcext:value-type="float">
            <text:p>0,0410714285714285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410714285714285" calcext:value-type="float">
            <text:p>0,0410714285714285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410714285714285" calcext:value-type="float">
            <text:p>0,0410714285714285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107142857142857" calcext:value-type="float">
            <text:p>0,0107142857142857</text:p>
          </table:table-cell>
          <table:table-cell table:number-columns-repeated="2" office:value-type="float" office:value="0.0321428571428571" calcext:value-type="float">
            <text:p>0,0321428571428571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232142857142857" calcext:value-type="float">
            <text:p>0,0232142857142857</text:p>
          </table:table-cell>
          <table:table-cell table:number-columns-repeated="2" office:value-type="float" office:value="0.0196428571428572" calcext:value-type="float">
            <text:p>0,0196428571428572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232142857142857" calcext:value-type="float">
            <text:p>0,0232142857142857</text:p>
          </table:table-cell>
          <table:table-cell table:number-columns-repeated="2" office:value-type="float" office:value="0.025" calcext:value-type="float">
            <text:p>0,025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446428571428571" calcext:value-type="float">
            <text:p>0,0446428571428571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410714285714285" calcext:value-type="float">
            <text:p>0,0410714285714285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42857142857142" calcext:value-type="float">
            <text:p>0,0142857142857142</text:p>
          </table:table-cell>
          <table:table-cell table:number-columns-repeated="2" office:value-type="float" office:value="0.0178571428571429" calcext:value-type="float">
            <text:p>0,0178571428571429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410714285714285" calcext:value-type="float">
            <text:p>0,0410714285714285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25" calcext:value-type="float">
            <text:p>0,025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25" calcext:value-type="float">
            <text:p>0,025</text:p>
          </table:table-cell>
          <table:table-cell office:value-type="float" office:value="0.0392857142857143" calcext:value-type="float">
            <text:p>0,0392857142857143</text:p>
          </table:table-cell>
          <table:table-cell table:number-columns-repeated="4" office:value-type="float" office:value="0.025" calcext:value-type="float">
            <text:p>0,025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410714285714285" calcext:value-type="float">
            <text:p>0,0410714285714285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464285714285714" calcext:value-type="float">
            <text:p>0,0464285714285714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482142857142857" calcext:value-type="float">
            <text:p>0,0482142857142857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78571428571429" calcext:value-type="float">
            <text:p>0,0178571428571429</text:p>
          </table:table-cell>
          <table:table-cell table:number-columns-repeated="2" office:value-type="float" office:value="0.0267857142857143" calcext:value-type="float">
            <text:p>0,0267857142857143</text:p>
          </table:table-cell>
          <table:table-cell office:value-type="float" office:value="0.0446428571428571" calcext:value-type="float">
            <text:p>0,0446428571428571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214285714285715" calcext:value-type="float">
            <text:p>0,0214285714285715</text:p>
          </table:table-cell>
          <table:table-cell table:number-columns-repeated="2" office:value-type="float" office:value="0.0285714285714286" calcext:value-type="float">
            <text:p>0,0285714285714286</text:p>
          </table:table-cell>
          <table:table-cell office:value-type="float" office:value="0.0339285714285714" calcext:value-type="float">
            <text:p>0,0339285714285714</text:p>
          </table:table-cell>
          <table:table-cell table:number-columns-repeated="2" office:value-type="float" office:value="0.0285714285714286" calcext:value-type="float">
            <text:p>0,0285714285714286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303571428571429" calcext:value-type="float">
            <text:p>0,0303571428571429</text:p>
          </table:table-cell>
          <table:table-cell table:number-columns-repeated="2" office:value-type="float" office:value="0.00714285714285712" calcext:value-type="float">
            <text:p>0,00714285714285712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428571428571428" calcext:value-type="float">
            <text:p>0,0428571428571428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339285714285714" calcext:value-type="float">
            <text:p>0,0339285714285714</text:p>
          </table:table-cell>
          <table:table-cell table:number-columns-repeated="2" office:value-type="float" office:value="0.0267857142857143" calcext:value-type="float">
            <text:p>0,0267857142857143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25" calcext:value-type="float">
            <text:p>0,025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267857142857143" calcext:value-type="float">
            <text:p>0,0267857142857143</text:p>
          </table:table-cell>
          <table:table-cell table:number-columns-repeated="2" office:value-type="float" office:value="0.0357142857142857" calcext:value-type="float">
            <text:p>0,0357142857142857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142857142857142" calcext:value-type="float">
            <text:p>0,0142857142857142</text:p>
          </table:table-cell>
          <table:table-cell table:number-columns-repeated="2" office:value-type="float" office:value="0.0285714285714286" calcext:value-type="float">
            <text:p>0,0285714285714286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160714285714285" calcext:value-type="float">
            <text:p>0,0160714285714285</text:p>
          </table:table-cell>
          <table:table-cell table:number-columns-repeated="2" office:value-type="float" office:value="0.025" calcext:value-type="float">
            <text:p>0,025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428571428571428" calcext:value-type="float">
            <text:p>0,0428571428571428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410714285714285" calcext:value-type="float">
            <text:p>0,0410714285714285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232142857142857" calcext:value-type="float">
            <text:p>0,0232142857142857</text:p>
          </table:table-cell>
          <table:table-cell table:number-columns-repeated="2" office:value-type="float" office:value="0.0267857142857143" calcext:value-type="float">
            <text:p>0,0267857142857143</text:p>
          </table:table-cell>
          <table:table-cell office:value-type="float" office:value="0.0535714285714286" calcext:value-type="float">
            <text:p>0,0535714285714286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321428571428571" calcext:value-type="float">
            <text:p>0,0321428571428571</text:p>
          </table:table-cell>
        </table:table-row>
        <table:table-row table:style-name="ro1">
          <table:table-cell office:value-type="string" calcext:value-type="string">
            <text:p>NER count COISA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90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1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R count LOCAL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3"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4"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table:number-columns-repeated="3"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178571428571428" calcext:value-type="float">
            <text:p>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table:number-columns-repeated="3" office:value-type="float" office:value="0.00178571428571428" calcext:value-type="float">
            <text:p>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3"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57142857142856" calcext:value-type="float">
            <text:p>0,00357142857142856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0.00357142857142856" calcext:value-type="float">
            <text:p>-0,00357142857142856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535714285714284" calcext:value-type="float">
            <text:p>-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3"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0.00357142857142856" calcext:value-type="float">
            <text:p>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table:number-columns-repeated="3"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2"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3"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R count sum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25" calcext:value-type="float">
            <text:p>0,0125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.00535714285714284" calcext:value-type="float">
            <text:p>0,0053571428571428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" calcext:value-type="float">
            <text:p>0</text:p>
          </table:table-cell>
          <table:table-cell office:value-type="float" office:value="-0.0089285714285714" calcext:value-type="float">
            <text:p>-0,0089285714285714</text:p>
          </table:table-cell>
          <table:table-cell table:number-columns-repeated="2" office:value-type="float" office:value="0.0125" calcext:value-type="float">
            <text:p>0,0125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0.00714285714285712" calcext:value-type="float">
            <text:p>0,0071428571428571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07142857142857" calcext:value-type="float">
            <text:p>0,0107142857142857</text:p>
          </table:table-cell>
          <table:table-cell table:number-columns-repeated="3" office:value-type="float" office:value="0.00714285714285712" calcext:value-type="float">
            <text:p>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3" office:value-type="float" office:value="0.00535714285714284" calcext:value-type="float">
            <text:p>0,00535714285714284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57142857142856" calcext:value-type="float">
            <text:p>0,00357142857142856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89285714285714" calcext:value-type="float">
            <text:p>0,0089285714285714</text:p>
          </table:table-cell>
          <table:table-cell table:number-columns-repeated="2" office:value-type="float" office:value="0.0142857142857142" calcext:value-type="float">
            <text:p>0,0142857142857142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2" office:value-type="float" office:value="0.0089285714285714" calcext:value-type="float">
            <text:p>0,008928571428571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25" calcext:value-type="float">
            <text:p>0,0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535714285714284" calcext:value-type="float">
            <text:p>0,0053571428571428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.00357142857142856" calcext:value-type="float">
            <text:p>0,00357142857142856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60714285714285" calcext:value-type="float">
            <text:p>0,0160714285714285</text:p>
          </table:table-cell>
          <table:table-cell table:number-columns-repeated="2" office:value-type="float" office:value="-0.00178571428571428" calcext:value-type="float">
            <text:p>-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table:number-columns-repeated="2" office:value-type="float" office:value="0.00357142857142856" calcext:value-type="float">
            <text:p>0,00357142857142856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125" calcext:value-type="float">
            <text:p>0,0125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96428571428572" calcext:value-type="float">
            <text:p>0,0196428571428572</text:p>
          </table:table-cell>
          <table:table-cell table:number-columns-repeated="2" office:value-type="float" office:value="0.0125" calcext:value-type="float">
            <text:p>0,0125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535714285714284" calcext:value-type="float">
            <text:p>0,00535714285714284</text:p>
          </table:table-cell>
          <table:table-cell table:number-columns-repeated="2" office:value-type="float" office:value="0.00714285714285712" calcext:value-type="float">
            <text:p>0,0071428571428571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60714285714285" calcext:value-type="float">
            <text:p>0,0160714285714285</text:p>
          </table:table-cell>
          <table:table-cell table:number-columns-repeated="2" office:value-type="float" office:value="0.0089285714285714" calcext:value-type="float">
            <text:p>0,008928571428571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535714285714284" calcext:value-type="float">
            <text:p>0,00535714285714284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60714285714285" calcext:value-type="float">
            <text:p>0,0160714285714285</text:p>
          </table:table-cell>
          <table:table-cell table:number-columns-repeated="3" office:value-type="float" office:value="0.00178571428571428" calcext:value-type="float">
            <text:p>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160714285714285" calcext:value-type="float">
            <text:p>0,0160714285714285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142857142857142" calcext:value-type="float">
            <text:p>0,0142857142857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25" calcext:value-type="float">
            <text:p>0,0125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89285714285714" calcext:value-type="float">
            <text:p>0,0089285714285714</text:p>
          </table:table-cell>
          <table:table-cell table:number-columns-repeated="2" office:value-type="float" office:value="0.00357142857142856" calcext:value-type="float">
            <text:p>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25" calcext:value-type="float">
            <text:p>0,0125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89285714285714" calcext:value-type="float">
            <text:p>0,0089285714285714</text:p>
          </table:table-cell>
          <table:table-cell table:number-columns-repeated="2" office:value-type="float" office:value="0.00535714285714284" calcext:value-type="float">
            <text:p>0,00535714285714284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535714285714284" calcext:value-type="float">
            <text:p>0,00535714285714284</text:p>
          </table:table-cell>
          <table:table-cell table:number-columns-repeated="2" office:value-type="float" office:value="0.0125" calcext:value-type="float">
            <text:p>0,0125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89285714285714" calcext:value-type="float">
            <text:p>0,0089285714285714</text:p>
          </table:table-cell>
          <table:table-cell table:number-columns-repeated="2" office:value-type="float" office:value="0.00535714285714284" calcext:value-type="float">
            <text:p>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table:number-columns-repeated="2" office:value-type="float" office:value="0.0089285714285714" calcext:value-type="float">
            <text:p>0,0089285714285714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table:number-columns-repeated="2" office:value-type="float" office:value="0.0089285714285714" calcext:value-type="float">
            <text:p>0,0089285714285714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07142857142857" calcext:value-type="float">
            <text:p>0,0107142857142857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25" calcext:value-type="float">
            <text:p>0,0125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" calcext:value-type="float">
            <text:p>0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535714285714284" calcext:value-type="float">
            <text:p>0,00535714285714284</text:p>
          </table:table-cell>
          <table:table-cell table:number-columns-repeated="2" office:value-type="float" office:value="0.00714285714285712" calcext:value-type="float">
            <text:p>0,0071428571428571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" calcext:value-type="float">
            <text:p>0</text:p>
          </table:table-cell>
          <table:table-cell office:value-type="float" office:value="0.0196428571428572" calcext:value-type="float">
            <text:p>0,0196428571428572</text:p>
          </table:table-cell>
          <table:table-cell table:number-columns-repeated="2" office:value-type="float" office:value="0.0089285714285714" calcext:value-type="float">
            <text:p>0,0089285714285714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07142857142857" calcext:value-type="float">
            <text:p>0,010714285714285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0535714285714284" calcext:value-type="float">
            <text:p>0,00535714285714284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25" calcext:value-type="float">
            <text:p>0,0125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89285714285714" calcext:value-type="float">
            <text:p>0,008928571428571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535714285714284" calcext:value-type="float">
            <text:p>0,0053571428571428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125" calcext:value-type="float">
            <text:p>0,0125</text:p>
          </table:table-cell>
          <table:table-cell office:value-type="float" office:value="0" calcext:value-type="float">
            <text:p>0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25" calcext:value-type="float">
            <text:p>0,0125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-0.00178571428571428" calcext:value-type="float">
            <text:p>-0,00178571428571428</text:p>
          </table:table-cell>
          <table:table-cell table:number-columns-repeated="2" office:value-type="float" office:value="0.00357142857142856" calcext:value-type="float">
            <text:p>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89285714285714" calcext:value-type="float">
            <text:p>0,0089285714285714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07142857142857" calcext:value-type="float">
            <text:p>0,0107142857142857</text:p>
          </table:table-cell>
          <table:table-cell table:number-columns-repeated="2" office:value-type="float" office:value="0.0089285714285714" calcext:value-type="float">
            <text:p>0,008928571428571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535714285714284" calcext:value-type="float">
            <text:p>0,00535714285714284</text:p>
          </table:table-cell>
        </table:table-row>
        <table:table-row table:style-name="ro1">
          <table:table-cell office:value-type="string" calcext:value-type="string">
            <text:p>Average number of senses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" calcext:value-type="float">
            <text:p>0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0714285714285712" calcext:value-type="float">
            <text:p>0,00714285714285712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07142857142857" calcext:value-type="float">
            <text:p>0,0107142857142857</text:p>
          </table:table-cell>
          <table:table-cell table:number-columns-repeated="2" office:value-type="float" office:value="0.0089285714285714" calcext:value-type="float">
            <text:p>0,008928571428571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table:number-columns-repeated="2" office:value-type="float" office:value="0.0089285714285714" calcext:value-type="float">
            <text:p>0,0089285714285714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.00714285714285712" calcext:value-type="float">
            <text:p>0,00714285714285712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25" calcext:value-type="float">
            <text:p>0,0125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96428571428572" calcext:value-type="float">
            <text:p>0,0196428571428572</text:p>
          </table:table-cell>
          <table:table-cell table:number-columns-repeated="2" office:value-type="float" office:value="0.0142857142857142" calcext:value-type="float">
            <text:p>0,0142857142857142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535714285714284" calcext:value-type="float">
            <text:p>0,00535714285714284</text:p>
          </table:table-cell>
          <table:table-cell table:number-columns-repeated="2" office:value-type="float" office:value="0.0160714285714285" calcext:value-type="float">
            <text:p>0,0160714285714285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25" calcext:value-type="float">
            <text:p>0,025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.00535714285714284" calcext:value-type="float">
            <text:p>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-0.00535714285714284" calcext:value-type="float">
            <text:p>-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25" calcext:value-type="float">
            <text:p>0,025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78571428571429" calcext:value-type="float">
            <text:p>0,0178571428571429</text:p>
          </table:table-cell>
          <table:table-cell table:number-columns-repeated="3" office:value-type="float" office:value="0.00535714285714284" calcext:value-type="float">
            <text:p>0,00535714285714284</text:p>
          </table:table-cell>
          <table:table-cell table:number-columns-repeated="2" office:value-type="float" office:value="0.0107142857142857" calcext:value-type="float">
            <text:p>0,0107142857142857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25" calcext:value-type="float">
            <text:p>0,025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96428571428572" calcext:value-type="float">
            <text:p>0,0196428571428572</text:p>
          </table:table-cell>
          <table:table-cell table:number-columns-repeated="2" office:value-type="float" office:value="-0.0089285714285714" calcext:value-type="float">
            <text:p>-0,0089285714285714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-0.0142857142857143" calcext:value-type="float">
            <text:p>-0,0142857142857143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89285714285714" calcext:value-type="float">
            <text:p>0,0089285714285714</text:p>
          </table:table-cell>
          <table:table-cell table:number-columns-repeated="2" office:value-type="float" office:value="0.0125" calcext:value-type="float">
            <text:p>0,0125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25" calcext:value-type="float">
            <text:p>0,0125</text:p>
          </table:table-cell>
          <table:table-cell office:value-type="float" office:value="0" calcext:value-type="float">
            <text:p>0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535714285714284" calcext:value-type="float">
            <text:p>0,00535714285714284</text:p>
          </table:table-cell>
          <table:table-cell table:number-columns-repeated="2" office:value-type="float" office:value="0.00178571428571428" calcext:value-type="float">
            <text:p>0,00178571428571428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.0089285714285714" calcext:value-type="float">
            <text:p>0,0089285714285714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-0.00714285714285712" calcext:value-type="float">
            <text:p>-0,00714285714285712</text:p>
          </table:table-cell>
          <table:table-cell office:value-type="float" office:value="0.00535714285714284" calcext:value-type="float">
            <text:p>0,00535714285714284</text:p>
          </table:table-cell>
          <table:table-cell table:number-columns-repeated="2" office:value-type="float" office:value="0.00714285714285712" calcext:value-type="float">
            <text:p>0,00714285714285712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07142857142857" calcext:value-type="float">
            <text:p>0,0107142857142857</text:p>
          </table:table-cell>
          <table:table-cell table:number-columns-repeated="2" office:value-type="float" office:value="0.0178571428571429" calcext:value-type="float">
            <text:p>0,0178571428571429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160714285714285" calcext:value-type="float">
            <text:p>0,0160714285714285</text:p>
          </table:table-cell>
          <table:table-cell table:number-columns-repeated="2" office:value-type="float" office:value="0.00357142857142856" calcext:value-type="float">
            <text:p>0,00357142857142856</text:p>
          </table:table-cell>
          <table:table-cell table:number-columns-repeated="2" office:value-type="float" office:value="0.00535714285714284" calcext:value-type="float">
            <text:p>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-0.00357142857142856" calcext:value-type="float">
            <text:p>-0,00357142857142856</text:p>
          </table:table-cell>
          <table:table-cell table:number-columns-repeated="2" office:value-type="float" office:value="0.0160714285714285" calcext:value-type="float">
            <text:p>0,0160714285714285</text:p>
          </table:table-cell>
          <table:table-cell office:value-type="float" office:value="-0.0107142857142857" calcext:value-type="float">
            <text:p>-0,0107142857142857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357142857142856" calcext:value-type="float">
            <text:p>0,00357142857142856</text:p>
          </table:table-cell>
          <table:table-cell table:number-columns-repeated="2" office:value-type="float" office:value="0.0089285714285714" calcext:value-type="float">
            <text:p>0,008928571428571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714285714285712" calcext:value-type="float">
            <text:p>0,00714285714285712</text:p>
          </table:table-cell>
          <table:table-cell table:number-columns-repeated="2" office:value-type="float" office:value="0.0107142857142857" calcext:value-type="float">
            <text:p>0,0107142857142857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25" calcext:value-type="float">
            <text:p>0,025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25" calcext:value-type="float">
            <text:p>0,0125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96428571428572" calcext:value-type="float">
            <text:p>0,0196428571428572</text:p>
          </table:table-cell>
          <table:table-cell table:number-columns-repeated="2" office:value-type="float" office:value="0.0160714285714285" calcext:value-type="float">
            <text:p>0,0160714285714285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0714285714285712" calcext:value-type="float">
            <text:p>0,00714285714285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25" calcext:value-type="float">
            <text:p>0,025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25" calcext:value-type="float">
            <text:p>0,025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0714285714285712" calcext:value-type="float">
            <text:p>0,00714285714285712</text:p>
          </table:table-cell>
          <table:table-cell table:number-columns-repeated="2" office:value-type="float" office:value="0.0160714285714285" calcext:value-type="float">
            <text:p>0,0160714285714285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0714285714285712" calcext:value-type="float">
            <text:p>0,00714285714285712</text:p>
          </table:table-cell>
          <table:table-cell table:number-columns-repeated="2" office:value-type="float" office:value="0.00357142857142856" calcext:value-type="float">
            <text:p>0,00357142857142856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125" calcext:value-type="float">
            <text:p>0,0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25" calcext:value-type="float">
            <text:p>0,0125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.0089285714285714" calcext:value-type="float">
            <text:p>0,0089285714285714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" calcext:value-type="float">
            <text:p>0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25" calcext:value-type="float">
            <text:p>0,0125</text:p>
          </table:table-cell>
          <table:table-cell office:value-type="float" office:value="0" calcext:value-type="float">
            <text:p>0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" calcext:value-type="float">
            <text:p>0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25" calcext:value-type="float">
            <text:p>0,0125</text:p>
          </table:table-cell>
          <table:table-cell table:number-columns-repeated="2" office:value-type="float" office:value="0.0142857142857142" calcext:value-type="float">
            <text:p>0,0142857142857142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89285714285714" calcext:value-type="float">
            <text:p>0,0089285714285714</text:p>
          </table:table-cell>
          <table:table-cell office:value-type="float" office:value="-0.00714285714285712" calcext:value-type="float">
            <text:p>-0,00714285714285712</text:p>
          </table:table-cell>
          <table:table-cell table:number-columns-repeated="2" office:value-type="float" office:value="0.00535714285714284" calcext:value-type="float">
            <text:p>0,00535714285714284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125" calcext:value-type="float">
            <text:p>0,0125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-0.0089285714285714" calcext:value-type="float">
            <text:p>-0,0089285714285714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25" calcext:value-type="float">
            <text:p>0,025</text:p>
          </table:table-cell>
          <table:table-cell office:value-type="float" office:value="-0.00357142857142856" calcext:value-type="float">
            <text:p>-0,00357142857142856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89285714285714" calcext:value-type="float">
            <text:p>0,0089285714285714</text:p>
          </table:table-cell>
          <table:table-cell table:number-columns-repeated="2" office:value-type="float" office:value="0.0125" calcext:value-type="float">
            <text:p>0,0125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60714285714285" calcext:value-type="float">
            <text:p>0,0160714285714285</text:p>
          </table:table-cell>
          <table:table-cell table:number-columns-repeated="2" office:value-type="float" office:value="0.0107142857142857" calcext:value-type="float">
            <text:p>0,0107142857142857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535714285714284" calcext:value-type="float">
            <text:p>0,00535714285714284</text:p>
          </table:table-cell>
          <table:table-cell table:number-columns-repeated="2" office:value-type="float" office:value="0.00714285714285712" calcext:value-type="float">
            <text:p>0,0071428571428571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714285714285712" calcext:value-type="float">
            <text:p>0,00714285714285712</text:p>
          </table:table-cell>
          <table:table-cell table:number-columns-repeated="2" office:value-type="float" office:value="0.00535714285714284" calcext:value-type="float">
            <text:p>0,00535714285714284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0535714285714284" calcext:value-type="float">
            <text:p>0,00535714285714284</text:p>
          </table:table-cell>
          <table:table-cell table:number-columns-repeated="2" office:value-type="float" office:value="0.0160714285714285" calcext:value-type="float">
            <text:p>0,0160714285714285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96428571428572" calcext:value-type="float">
            <text:p>0,0196428571428572</text:p>
          </table:table-cell>
        </table:table-row>
        <table:table-row table:style-name="ro1">
          <table:table-cell office:value-type="string" calcext:value-type="string">
            <text:p>Maximum number of senses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25" calcext:value-type="float">
            <text:p>0,025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25" calcext:value-type="float">
            <text:p>0,025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482142857142857" calcext:value-type="float">
            <text:p>0,0482142857142857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25" calcext:value-type="float">
            <text:p>0,025</text:p>
          </table:table-cell>
          <table:table-cell table:number-columns-repeated="2" office:value-type="float" office:value="0.0214285714285715" calcext:value-type="float">
            <text:p>0,0214285714285715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0178571428571428" calcext:value-type="float">
            <text:p>0,00178571428571428</text:p>
          </table:table-cell>
          <table:table-cell table:number-columns-repeated="2" office:value-type="float" office:value="0.0232142857142857" calcext:value-type="float">
            <text:p>0,0232142857142857</text:p>
          </table:table-cell>
          <table:table-cell table:number-columns-repeated="2" office:value-type="float" office:value="0.0107142857142857" calcext:value-type="float">
            <text:p>0,0107142857142857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25" calcext:value-type="float">
            <text:p>0,025</text:p>
          </table:table-cell>
          <table:table-cell office:value-type="float" office:value="0.0428571428571428" calcext:value-type="float">
            <text:p>0,0428571428571428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232142857142857" calcext:value-type="float">
            <text:p>0,0232142857142857</text:p>
          </table:table-cell>
          <table:table-cell table:number-columns-repeated="2" office:value-type="float" office:value="0.0196428571428572" calcext:value-type="float">
            <text:p>0,0196428571428572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25" calcext:value-type="float">
            <text:p>0,025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321428571428571" calcext:value-type="float">
            <text:p>0,0321428571428571</text:p>
          </table:table-cell>
          <table:table-cell table:number-columns-repeated="2" office:value-type="float" office:value="0.025" calcext:value-type="float">
            <text:p>0,025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-0.00535714285714284" calcext:value-type="float">
            <text:p>-0,00535714285714284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232142857142857" calcext:value-type="float">
            <text:p>0,0232142857142857</text:p>
          </table:table-cell>
          <table:table-cell table:number-columns-repeated="2" office:value-type="float" office:value="0.0196428571428572" calcext:value-type="float">
            <text:p>0,0196428571428572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392857142857143" calcext:value-type="float">
            <text:p>0,0392857142857143</text:p>
          </table:table-cell>
          <table:table-cell table:number-columns-repeated="2" office:value-type="float" office:value="0.0232142857142857" calcext:value-type="float">
            <text:p>0,0232142857142857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42857142857142" calcext:value-type="float">
            <text:p>0,0142857142857142</text:p>
          </table:table-cell>
          <table:table-cell table:number-columns-repeated="2" office:value-type="float" office:value="0.0339285714285714" calcext:value-type="float">
            <text:p>0,0339285714285714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267857142857143" calcext:value-type="float">
            <text:p>0,0267857142857143</text:p>
          </table:table-cell>
          <table:table-cell table:number-columns-repeated="2" office:value-type="float" office:value="0.0160714285714285" calcext:value-type="float">
            <text:p>0,0160714285714285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25" calcext:value-type="float">
            <text:p>0,025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214285714285715" calcext:value-type="float">
            <text:p>0,0214285714285715</text:p>
          </table:table-cell>
          <table:table-cell table:number-columns-repeated="2" office:value-type="float" office:value="0.0196428571428572" calcext:value-type="float">
            <text:p>0,0196428571428572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67857142857143" calcext:value-type="float">
            <text:p>0,0267857142857143</text:p>
          </table:table-cell>
          <table:table-cell table:number-columns-repeated="2" office:value-type="float" office:value="0.0285714285714286" calcext:value-type="float">
            <text:p>0,0285714285714286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25" calcext:value-type="float">
            <text:p>0,025</text:p>
          </table:table-cell>
          <table:table-cell table:number-columns-repeated="2" office:value-type="float" office:value="0.0285714285714286" calcext:value-type="float">
            <text:p>0,0285714285714286</text:p>
          </table:table-cell>
          <table:table-cell table:number-columns-repeated="2" office:value-type="float" office:value="0.0232142857142857" calcext:value-type="float">
            <text:p>0,0232142857142857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25" calcext:value-type="float">
            <text:p>0,025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357142857142857" calcext:value-type="float">
            <text:p>0,0357142857142857</text:p>
          </table:table-cell>
          <table:table-cell table:number-columns-repeated="2" office:value-type="float" office:value="0.0214285714285715" calcext:value-type="float">
            <text:p>0,0214285714285715</text:p>
          </table:table-cell>
          <table:table-cell office:value-type="float" office:value="0.025" calcext:value-type="float">
            <text:p>0,025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321428571428571" calcext:value-type="float">
            <text:p>0,0321428571428571</text:p>
          </table:table-cell>
          <table:table-cell table:number-columns-repeated="2" office:value-type="float" office:value="0.0196428571428572" calcext:value-type="float">
            <text:p>0,0196428571428572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357142857142857" calcext:value-type="float">
            <text:p>0,0357142857142857</text:p>
          </table:table-cell>
          <table:table-cell table:number-columns-repeated="2" office:value-type="float" office:value="0.025" calcext:value-type="float">
            <text:p>0,025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25" calcext:value-type="float">
            <text:p>0,025</text:p>
          </table:table-cell>
          <table:table-cell table:number-columns-repeated="3" office:value-type="float" office:value="0.0214285714285715" calcext:value-type="float">
            <text:p>0,0214285714285715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428571428571428" calcext:value-type="float">
            <text:p>0,0428571428571428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357142857142857" calcext:value-type="float">
            <text:p>0,0357142857142857</text:p>
          </table:table-cell>
          <table:table-cell table:number-columns-repeated="2" office:value-type="float" office:value="0.0232142857142857" calcext:value-type="float">
            <text:p>0,0232142857142857</text:p>
          </table:table-cell>
          <table:table-cell office:value-type="float" office:value="0.00714285714285712" calcext:value-type="float">
            <text:p>0,00714285714285712</text:p>
          </table:table-cell>
          <table:table-cell table:number-columns-repeated="2" office:value-type="float" office:value="0.0160714285714285" calcext:value-type="float">
            <text:p>0,0160714285714285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0535714285714284" calcext:value-type="float">
            <text:p>0,00535714285714284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410714285714285" calcext:value-type="float">
            <text:p>0,0410714285714285</text:p>
          </table:table-cell>
          <table:table-cell office:value-type="float" office:value="0.00178571428571428" calcext:value-type="float">
            <text:p>0,00178571428571428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78571428571429" calcext:value-type="float">
            <text:p>0,0178571428571429</text:p>
          </table:table-cell>
          <table:table-cell table:number-columns-repeated="2" office:value-type="float" office:value="0.025" calcext:value-type="float">
            <text:p>0,025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178571428571429" calcext:value-type="float">
            <text:p>0,0178571428571429</text:p>
          </table:table-cell>
          <table:table-cell table:number-columns-repeated="2" office:value-type="float" office:value="0.0267857142857143" calcext:value-type="float">
            <text:p>0,0267857142857143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321428571428571" calcext:value-type="float">
            <text:p>0,0321428571428571</text:p>
          </table:table-cell>
          <table:table-cell table:number-columns-repeated="2" office:value-type="float" office:value="0.0160714285714285" calcext:value-type="float">
            <text:p>0,0160714285714285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232142857142857" calcext:value-type="float">
            <text:p>0,0232142857142857</text:p>
          </table:table-cell>
          <table:table-cell table:number-columns-repeated="2" office:value-type="float" office:value="0.0285714285714286" calcext:value-type="float">
            <text:p>0,0285714285714286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321428571428571" calcext:value-type="float">
            <text:p>0,0321428571428571</text:p>
          </table:table-cell>
          <table:table-cell table:number-columns-repeated="2" office:value-type="float" office:value="0.0285714285714286" calcext:value-type="float">
            <text:p>0,0285714285714286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78571428571429" calcext:value-type="float">
            <text:p>0,0178571428571429</text:p>
          </table:table-cell>
          <table:table-cell table:number-columns-repeated="2" office:value-type="float" office:value="0.0267857142857143" calcext:value-type="float">
            <text:p>0,0267857142857143</text:p>
          </table:table-cell>
          <table:table-cell office:value-type="float" office:value="0.025" calcext:value-type="float">
            <text:p>0,025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107142857142857" calcext:value-type="float">
            <text:p>0,0107142857142857</text:p>
          </table:table-cell>
          <table:table-cell table:number-columns-repeated="2" office:value-type="float" office:value="0.0232142857142857" calcext:value-type="float">
            <text:p>0,0232142857142857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25" calcext:value-type="float">
            <text:p>0,025</text:p>
          </table:table-cell>
          <table:table-cell office:value-type="float" office:value="0.00535714285714284" calcext:value-type="float">
            <text:p>0,00535714285714284</text:p>
          </table:table-cell>
          <table:table-cell table:number-columns-repeated="2" office:value-type="float" office:value="0.0285714285714286" calcext:value-type="float">
            <text:p>0,0285714285714286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357142857142857" calcext:value-type="float">
            <text:p>0,0357142857142857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303571428571429" calcext:value-type="float">
            <text:p>0,0303571428571429</text:p>
          </table:table-cell>
          <table:table-cell table:number-columns-repeated="2" office:value-type="float" office:value="0.0285714285714286" calcext:value-type="float">
            <text:p>0,0285714285714286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303571428571429" calcext:value-type="float">
            <text:p>0,0303571428571429</text:p>
          </table:table-cell>
          <table:table-cell table:number-columns-repeated="2" office:value-type="float" office:value="0.0178571428571429" calcext:value-type="float">
            <text:p>0,0178571428571429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089285714285714" calcext:value-type="float">
            <text:p>0,0089285714285714</text:p>
          </table:table-cell>
          <table:table-cell office:value-type="float" office:value="0.0232142857142857" calcext:value-type="float">
            <text:p>0,0232142857142857</text:p>
          </table:table-cell>
          <table:table-cell table:number-columns-repeated="2" office:value-type="float" office:value="0.0267857142857143" calcext:value-type="float">
            <text:p>0,0267857142857143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321428571428571" calcext:value-type="float">
            <text:p>0,0321428571428571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78571428571429" calcext:value-type="float">
            <text:p>0,0178571428571429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267857142857143" calcext:value-type="float">
            <text:p>0,0267857142857143</text:p>
          </table:table-cell>
          <table:table-cell office:value-type="float" office:value="0.0107142857142857" calcext:value-type="float">
            <text:p>0,0107142857142857</text:p>
          </table:table-cell>
          <table:table-cell office:value-type="float" office:value="0.0303571428571429" calcext:value-type="float">
            <text:p>0,0303571428571429</text:p>
          </table:table-cell>
          <table:table-cell office:value-type="float" office:value="0.00357142857142856" calcext:value-type="float">
            <text:p>0,00357142857142856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339285714285714" calcext:value-type="float">
            <text:p>0,0339285714285714</text:p>
          </table:table-cell>
          <table:table-cell office:value-type="float" office:value="0.0214285714285715" calcext:value-type="float">
            <text:p>0,0214285714285715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96428571428572" calcext:value-type="float">
            <text:p>0,0196428571428572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160714285714285" calcext:value-type="float">
            <text:p>0,0160714285714285</text:p>
          </table:table-cell>
          <table:table-cell table:number-columns-repeated="2" office:value-type="float" office:value="0.00714285714285712" calcext:value-type="float">
            <text:p>0,00714285714285712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0714285714285712" calcext:value-type="float">
            <text:p>0,00714285714285712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32142857142857" calcext:value-type="float">
            <text:p>0,0232142857142857</text:p>
          </table:table-cell>
          <table:table-cell office:value-type="float" office:value="0.0410714285714285" calcext:value-type="float">
            <text:p>0,0410714285714285</text:p>
          </table:table-cell>
          <table:table-cell table:number-columns-repeated="2" office:value-type="float" office:value="0.0303571428571429" calcext:value-type="float">
            <text:p>0,0303571428571429</text:p>
          </table:table-cell>
          <table:table-cell office:value-type="float" office:value="0.025" calcext:value-type="float">
            <text:p>0,025</text:p>
          </table:table-cell>
          <table:table-cell table:number-columns-repeated="2" office:value-type="float" office:value="0.0285714285714286" calcext:value-type="float">
            <text:p>0,0285714285714286</text:p>
          </table:table-cell>
          <table:table-cell office:value-type="float" office:value="0.0160714285714285" calcext:value-type="float">
            <text:p>0,0160714285714285</text:p>
          </table:table-cell>
          <table:table-cell office:value-type="float" office:value="0.025" calcext:value-type="float">
            <text:p>0,025</text:p>
          </table:table-cell>
          <table:table-cell office:value-type="float" office:value="0.0392857142857143" calcext:value-type="float">
            <text:p>0,0392857142857143</text:p>
          </table:table-cell>
          <table:table-cell office:value-type="float" office:value="-0.00178571428571428" calcext:value-type="float">
            <text:p>-0,00178571428571428</text:p>
          </table:table-cell>
          <table:table-cell office:value-type="float" office:value="0.025" calcext:value-type="float">
            <text:p>0,025</text:p>
          </table:table-cell>
          <table:table-cell table:number-columns-repeated="2" office:value-type="float" office:value="0.0160714285714285" calcext:value-type="float">
            <text:p>0,0160714285714285</text:p>
          </table:table-cell>
          <table:table-cell office:value-type="float" office:value="0.0285714285714286" calcext:value-type="float">
            <text:p>0,0285714285714286</text:p>
          </table:table-cell>
          <table:table-cell office:value-type="float" office:value="0.0142857142857142" calcext:value-type="float">
            <text:p>0,0142857142857142</text:p>
          </table:table-cell>
          <table:table-cell office:value-type="float" office:value="0.0160714285714285" calcext:value-type="float">
            <text:p>0,0160714285714285</text:p>
          </table:table-cell>
        </table:table-row>
      </table:table>
      <table:table table:name="Planilha2" table:style-name="ta1">
        <table:shapes>
          <draw:frame draw:z-index="0" draw:style-name="gr1" draw:text-style-name="P1" svg:width="36.577cm" svg:height="19.124cm" svg:x="15.406cm" svg:y="0.186cm">
            <draw:object draw:notify-on-update-of-ranges="Planilha2.A2:Planilha2.A27 Planilha2.B1:Planilha2.B1 Planilha2.B2:Planilha2.B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Absolute Mean</text:p>
          </table:table-cell>
        </table:table-row>
        <table:table-row table:style-name="ro1">
          <table:table-cell table:style-name="pd1" office:value-type="string" calcext:value-type="string">
            <text:p>Alliteration - 1-gram</text:p>
          </table:table-cell>
          <table:table-cell table:style-name="ce1" table:formula="of:=AVERAGE([$Sheet1.B6:$Sheet1.SG6])" office:value-type="float" office:value="0.0572" calcext:value-type="float">
            <text:p>0,0572</text:p>
          </table:table-cell>
          <table:table-cell table:style-name="ce1" table:formula="of:=STDEV([$Sheet1.B6:$Sheet1.SG6])" office:value-type="float" office:value="0.0122580172688115" calcext:value-type="float">
            <text:p>0,0123</text:p>
          </table:table-cell>
          <table:table-cell table:formula="of:=ABS([.B2])" office:value-type="float" office:value="0.0572" calcext:value-type="float">
            <text:p>0,0572</text:p>
          </table:table-cell>
        </table:table-row>
        <table:table-row table:style-name="ro1">
          <table:table-cell table:style-name="pd1" office:value-type="string" calcext:value-type="string">
            <text:p>Average concreteness</text:p>
          </table:table-cell>
          <table:table-cell table:style-name="ce1" table:formula="of:=AVERAGE([$Sheet1.B14:$Sheet1.SG14])" office:value-type="float" office:value="0.0315535714285714" calcext:value-type="float">
            <text:p>0,0316</text:p>
          </table:table-cell>
          <table:table-cell table:style-name="ce1" table:formula="of:=STDEV([$Sheet1.B14:$Sheet1.SG14])" office:value-type="float" office:value="0.0118090360608214" calcext:value-type="float">
            <text:p>0,0118</text:p>
          </table:table-cell>
          <table:table-cell table:formula="of:=ABS([.B3])" office:value-type="float" office:value="0.0315535714285714" calcext:value-type="float">
            <text:p>0,0316</text:p>
          </table:table-cell>
        </table:table-row>
        <table:table-row table:style-name="ro1">
          <table:table-cell table:style-name="pd1" office:value-type="string" calcext:value-type="string">
            <text:p>NER count PESSOA</text:p>
          </table:table-cell>
          <table:table-cell table:style-name="ce1" table:formula="of:=AVERAGE([$Sheet1.B22:$Sheet1.SG22])" office:value-type="float" office:value="0.0245678571428571" calcext:value-type="float">
            <text:p>0,0246</text:p>
          </table:table-cell>
          <table:table-cell table:style-name="ce1" table:formula="of:=STDEV([$Sheet1.B22:$Sheet1.SG22])" office:value-type="float" office:value="0.00936682720800943" calcext:value-type="float">
            <text:p>0,0094</text:p>
          </table:table-cell>
          <table:table-cell table:formula="of:=ABS([.B4])" office:value-type="float" office:value="0.0245678571428571" calcext:value-type="float">
            <text:p>0,0246</text:p>
          </table:table-cell>
        </table:table-row>
        <table:table-row table:style-name="ro1">
          <table:table-cell table:style-name="pd1" office:value-type="string" calcext:value-type="string">
            <text:p>Maximum number of senses</text:p>
          </table:table-cell>
          <table:table-cell table:style-name="ce1" table:formula="of:=AVERAGE([$Sheet1.B27:$Sheet1.SG27])" office:value-type="float" office:value="0.0220714285714286" calcext:value-type="float">
            <text:p>0,0221</text:p>
          </table:table-cell>
          <table:table-cell table:style-name="ce1" table:formula="of:=STDEV([$Sheet1.B27:$Sheet1.SG27])" office:value-type="float" office:value="0.00785493032898392" calcext:value-type="float">
            <text:p>0,0079</text:p>
          </table:table-cell>
          <table:table-cell table:formula="of:=ABS([.B5])" office:value-type="float" office:value="0.0220714285714286" calcext:value-type="float">
            <text:p>0,0221</text:p>
          </table:table-cell>
        </table:table-row>
        <table:table-row table:style-name="ro1">
          <table:table-cell table:style-name="pd1" office:value-type="string" calcext:value-type="string">
            <text:p>Average similarity</text:p>
          </table:table-cell>
          <table:table-cell table:style-name="ce1" table:formula="of:=AVERAGE([$Sheet1.B11:$Sheet1.SG11])" office:value-type="float" office:value="0.0147928571428571" calcext:value-type="float">
            <text:p>0,0148</text:p>
          </table:table-cell>
          <table:table-cell table:style-name="ce1" table:formula="of:=STDEV([$Sheet1.B11:$Sheet1.SG11])" office:value-type="float" office:value="0.00868132915224727" calcext:value-type="float">
            <text:p>0,0087</text:p>
          </table:table-cell>
          <table:table-cell table:formula="of:=ABS([.B6])" office:value-type="float" office:value="0.0147928571428571" calcext:value-type="float">
            <text:p>0,0148</text:p>
          </table:table-cell>
        </table:table-row>
        <table:table-row table:style-name="ro1">
          <table:table-cell table:style-name="pd1" office:value-type="string" calcext:value-type="string">
            <text:p>Positive Sentiment</text:p>
          </table:table-cell>
          <table:table-cell table:style-name="ce1" table:formula="of:=AVERAGE([$Sheet1.B2:$Sheet1.SG2])" office:value-type="float" office:value="-0.0115964285714286" calcext:value-type="float">
            <text:p>-0,0116</text:p>
          </table:table-cell>
          <table:table-cell table:style-name="ce1" table:formula="of:=STDEV([$Sheet1.B2:$Sheet1.SG2])" office:value-type="float" office:value="0.00504505461521563" calcext:value-type="float">
            <text:p>0,0050</text:p>
          </table:table-cell>
          <table:table-cell table:formula="of:=ABS([.B7])" office:value-type="float" office:value="0.0115964285714286" calcext:value-type="float">
            <text:p>0,0116</text:p>
          </table:table-cell>
        </table:table-row>
        <table:table-row table:style-name="ro1">
          <table:table-cell table:style-name="pd1" office:value-type="string" calcext:value-type="string">
            <text:p>Minimum similarity</text:p>
          </table:table-cell>
          <table:table-cell table:style-name="ce1" table:formula="of:=AVERAGE([$Sheet1.B12:$Sheet1.SG12])" office:value-type="float" office:value="0.0102321428571428" calcext:value-type="float">
            <text:p>0,0102</text:p>
          </table:table-cell>
          <table:table-cell table:style-name="ce1" table:formula="of:=STDEV([$Sheet1.B12:$Sheet1.SG12])" office:value-type="float" office:value="0.00849864950285981" calcext:value-type="float">
            <text:p>0,0085</text:p>
          </table:table-cell>
          <table:table-cell table:formula="of:=ABS([.B8])" office:value-type="float" office:value="0.0102321428571428" calcext:value-type="float">
            <text:p>0,0102</text:p>
          </table:table-cell>
        </table:table-row>
        <table:table-row table:style-name="ro1">
          <table:table-cell table:style-name="pd1" office:value-type="string" calcext:value-type="string">
            <text:p>Average number of senses</text:p>
          </table:table-cell>
          <table:table-cell table:style-name="ce1" table:formula="of:=AVERAGE([$Sheet1.B26:$Sheet1.SG26])" office:value-type="float" office:value="0.0094142857142857" calcext:value-type="float">
            <text:p>0,0094</text:p>
          </table:table-cell>
          <table:table-cell table:style-name="ce1" table:formula="of:=STDEV([$Sheet1.B26:$Sheet1.SG26])" office:value-type="float" office:value="0.0075113440580704" calcext:value-type="float">
            <text:p>0,0075</text:p>
          </table:table-cell>
          <table:table-cell table:formula="of:=ABS([.B9])" office:value-type="float" office:value="0.0094142857142857" calcext:value-type="float">
            <text:p>0,0094</text:p>
          </table:table-cell>
        </table:table-row>
        <table:table-row table:style-name="ro1">
          <table:table-cell table:style-name="pd1" office:value-type="string" calcext:value-type="string">
            <text:p>Slangs</text:p>
          </table:table-cell>
          <table:table-cell table:style-name="ce1" table:formula="of:=AVERAGE([$Sheet1.B5:$Sheet1.SG5])" office:value-type="float" office:value="-0.00659285714285713" calcext:value-type="float">
            <text:p>-0,0066</text:p>
          </table:table-cell>
          <table:table-cell table:style-name="ce1" table:formula="of:=STDEV([$Sheet1.B5:$Sheet1.SG5])" office:value-type="float" office:value="0.00335990408522986" calcext:value-type="float">
            <text:p>0,0034</text:p>
          </table:table-cell>
          <table:table-cell table:formula="of:=ABS([.B10])" office:value-type="float" office:value="0.00659285714285713" calcext:value-type="float">
            <text:p>0,0066</text:p>
          </table:table-cell>
        </table:table-row>
        <table:table-row table:style-name="ro1">
          <table:table-cell table:style-name="pd1" office:value-type="string" calcext:value-type="string">
            <text:p>Average imageability</text:p>
          </table:table-cell>
          <table:table-cell table:style-name="ce1" table:formula="of:=AVERAGE([$Sheet1.B13:$Sheet1.SG13])" office:value-type="float" office:value="0.00600714285714285" calcext:value-type="float">
            <text:p>0,0060</text:p>
          </table:table-cell>
          <table:table-cell table:style-name="ce1" table:formula="of:=STDEV([$Sheet1.B13:$Sheet1.SG13])" office:value-type="float" office:value="0.00720243901790452" calcext:value-type="float">
            <text:p>0,0072</text:p>
          </table:table-cell>
          <table:table-cell table:formula="of:=ABS([.B11])" office:value-type="float" office:value="0.00600714285714285" calcext:value-type="float">
            <text:p>0,0060</text:p>
          </table:table-cell>
        </table:table-row>
        <table:table-row table:style-name="ro1">
          <table:table-cell table:style-name="pd1" office:value-type="string" calcext:value-type="string">
            <text:p>Alliteration - 2-gram</text:p>
          </table:table-cell>
          <table:table-cell table:style-name="ce1" table:formula="of:=AVERAGE([$Sheet1.B7:$Sheet1.SG7])" office:value-type="float" office:value="-0.00551428571428571" calcext:value-type="float">
            <text:p>-0,0055</text:p>
          </table:table-cell>
          <table:table-cell table:style-name="ce1" table:formula="of:=STDEV([$Sheet1.B7:$Sheet1.SG7])" office:value-type="float" office:value="0.00616215618330554" calcext:value-type="float">
            <text:p>0,0062</text:p>
          </table:table-cell>
          <table:table-cell table:formula="of:=ABS([.B12])" office:value-type="float" office:value="0.00551428571428571" calcext:value-type="float">
            <text:p>0,0055</text:p>
          </table:table-cell>
        </table:table-row>
        <table:table-row table:style-name="ro1">
          <table:table-cell table:style-name="pd1" office:value-type="string" calcext:value-type="string">
            <text:p>Alliteration - 3-gram</text:p>
          </table:table-cell>
          <table:table-cell table:style-name="ce1" table:formula="of:=AVERAGE([$Sheet1.B8:$Sheet1.SG8])" office:value-type="float" office:value="-0.00522499999999999" calcext:value-type="float">
            <text:p>-0,0052</text:p>
          </table:table-cell>
          <table:table-cell table:style-name="ce1" table:formula="of:=STDEV([$Sheet1.B8:$Sheet1.SG8])" office:value-type="float" office:value="0.00544778621151341" calcext:value-type="float">
            <text:p>0,0054</text:p>
          </table:table-cell>
          <table:table-cell table:formula="of:=ABS([.B13])" office:value-type="float" office:value="0.00522499999999999" calcext:value-type="float">
            <text:p>0,0052</text:p>
          </table:table-cell>
        </table:table-row>
        <table:table-row table:style-name="ro1">
          <table:table-cell table:style-name="pd1" office:value-type="string" calcext:value-type="string">
            <text:p>NER count sum</text:p>
          </table:table-cell>
          <table:table-cell table:style-name="ce1" table:formula="of:=AVERAGE([$Sheet1.B25:$Sheet1.SG25])" office:value-type="float" office:value="0.00506785714285713" calcext:value-type="float">
            <text:p>0,0051</text:p>
          </table:table-cell>
          <table:table-cell table:style-name="ce1" table:formula="of:=STDEV([$Sheet1.B25:$Sheet1.SG25])" office:value-type="float" office:value="0.00595422375806638" calcext:value-type="float">
            <text:p>0,0060</text:p>
          </table:table-cell>
          <table:table-cell table:formula="of:=ABS([.B14])" office:value-type="float" office:value="0.00506785714285713" calcext:value-type="float">
            <text:p>0,0051</text:p>
          </table:table-cell>
        </table:table-row>
        <table:table-row table:style-name="ro1">
          <table:table-cell table:style-name="pd1" office:value-type="string" calcext:value-type="string">
            <text:p>Negative Sentiment</text:p>
          </table:table-cell>
          <table:table-cell table:style-name="ce1" table:formula="of:=AVERAGE([$Sheet1.B3:$Sheet1.SG3])" office:value-type="float" office:value="-0.00447142857142856" calcext:value-type="float">
            <text:p>-0,0045</text:p>
          </table:table-cell>
          <table:table-cell table:style-name="ce1" table:formula="of:=STDEV([$Sheet1.B3:$Sheet1.SG3])" office:value-type="float" office:value="0.00369195427366592" calcext:value-type="float">
            <text:p>0,0037</text:p>
          </table:table-cell>
          <table:table-cell table:formula="of:=ABS([.B15])" office:value-type="float" office:value="0.00447142857142856" calcext:value-type="float">
            <text:p>0,0045</text:p>
          </table:table-cell>
        </table:table-row>
        <table:table-row table:style-name="ro1">
          <table:table-cell table:style-name="pd1" office:value-type="string" calcext:value-type="string">
            <text:p>NER count ORGANIZACAO</text:p>
          </table:table-cell>
          <table:table-cell table:style-name="ce1" table:formula="of:=AVERAGE([$Sheet1.B17:$Sheet1.SG17])" office:value-type="float" office:value="0.00271071428571428" calcext:value-type="float">
            <text:p>0,0027</text:p>
          </table:table-cell>
          <table:table-cell table:style-name="ce1" table:formula="of:=STDEV([$Sheet1.B17:$Sheet1.SG17])" office:value-type="float" office:value="0.00333726128600806" calcext:value-type="float">
            <text:p>0,0033</text:p>
          </table:table-cell>
          <table:table-cell table:formula="of:=ABS([.B16])" office:value-type="float" office:value="0.00271071428571428" calcext:value-type="float">
            <text:p>0,0027</text:p>
          </table:table-cell>
        </table:table-row>
        <table:table-row table:style-name="ro1">
          <table:table-cell table:style-name="pd1" office:value-type="string" calcext:value-type="string">
            <text:p>NER count TEMPO</text:p>
          </table:table-cell>
          <table:table-cell table:style-name="ce1" table:formula="of:=AVERAGE([$Sheet1.B20:$Sheet1.SG20])" office:value-type="float" office:value="-0.00142142857142857" calcext:value-type="float">
            <text:p>-0,0014</text:p>
          </table:table-cell>
          <table:table-cell table:style-name="ce1" table:formula="of:=STDEV([$Sheet1.B20:$Sheet1.SG20])" office:value-type="float" office:value="0.00235406977668819" calcext:value-type="float">
            <text:p>0,0024</text:p>
          </table:table-cell>
          <table:table-cell table:formula="of:=ABS([.B17])" office:value-type="float" office:value="0.00142142857142857" calcext:value-type="float">
            <text:p>0,0014</text:p>
          </table:table-cell>
        </table:table-row>
        <table:table-row table:style-name="ro1">
          <table:table-cell table:style-name="pd1" office:value-type="string" calcext:value-type="string">
            <text:p>NER count OBRA</text:p>
          </table:table-cell>
          <table:table-cell table:style-name="ce1" table:formula="of:=AVERAGE([$Sheet1.B15:$Sheet1.SG15])" office:value-type="float" office:value="-0.00129642857142857" calcext:value-type="float">
            <text:p>-0,0013</text:p>
          </table:table-cell>
          <table:table-cell table:style-name="ce1" table:formula="of:=STDEV([$Sheet1.B15:$Sheet1.SG15])" office:value-type="float" office:value="0.00169852639738708" calcext:value-type="float">
            <text:p>0,0017</text:p>
          </table:table-cell>
          <table:table-cell table:formula="of:=ABS([.B18])" office:value-type="float" office:value="0.00129642857142857" calcext:value-type="float">
            <text:p>0,0013</text:p>
          </table:table-cell>
        </table:table-row>
        <table:table-row table:style-name="ro1">
          <table:table-cell table:style-name="pd1" office:value-type="string" calcext:value-type="string">
            <text:p>NER count LOCAL</text:p>
          </table:table-cell>
          <table:table-cell table:style-name="ce1" table:formula="of:=AVERAGE([$Sheet1.B24:$Sheet1.SG24])" office:value-type="float" office:value="-0.000453571428571427" calcext:value-type="float">
            <text:p>-0,0005</text:p>
          </table:table-cell>
          <table:table-cell table:style-name="ce1" table:formula="of:=STDEV([$Sheet1.B24:$Sheet1.SG24])" office:value-type="float" office:value="0.0026279839886474" calcext:value-type="float">
            <text:p>0,0026</text:p>
          </table:table-cell>
          <table:table-cell table:formula="of:=ABS([.B19])" office:value-type="float" office:value="0.000453571428571427" calcext:value-type="float">
            <text:p>0,0005</text:p>
          </table:table-cell>
        </table:table-row>
        <table:table-row table:style-name="ro1">
          <table:table-cell table:style-name="pd1" office:value-type="string" calcext:value-type="string">
            <text:p>Negative &gt; Positive</text:p>
          </table:table-cell>
          <table:table-cell table:style-name="ce1" table:formula="of:=AVERAGE([$Sheet1.B4:$Sheet1.SG4])" office:value-type="float" office:value="-0.000442857142857142" calcext:value-type="float">
            <text:p>-0,0004</text:p>
          </table:table-cell>
          <table:table-cell table:style-name="ce1" table:formula="of:=STDEV([$Sheet1.B4:$Sheet1.SG4])" office:value-type="float" office:value="0.0050591366057638" calcext:value-type="float">
            <text:p>0,0051</text:p>
          </table:table-cell>
          <table:table-cell table:formula="of:=ABS([.B20])" office:value-type="float" office:value="0.000442857142857142" calcext:value-type="float">
            <text:p>0,0004</text:p>
          </table:table-cell>
        </table:table-row>
        <table:table-row table:style-name="ro1">
          <table:table-cell table:style-name="pd1" office:value-type="string" calcext:value-type="string">
            <text:p>Alliteration - 4-gram</text:p>
          </table:table-cell>
          <table:table-cell table:style-name="ce1" table:formula="of:=AVERAGE([$Sheet1.B9:$Sheet1.SG9])" office:value-type="float" office:value="0.000392857142857141" calcext:value-type="float">
            <text:p>0,0004</text:p>
          </table:table-cell>
          <table:table-cell table:style-name="ce1" table:formula="of:=STDEV([$Sheet1.B9:$Sheet1.SG9])" office:value-type="float" office:value="0.00505063619906403" calcext:value-type="float">
            <text:p>0,0051</text:p>
          </table:table-cell>
          <table:table-cell table:formula="of:=ABS([.B21])" office:value-type="float" office:value="0.000392857142857141" calcext:value-type="float">
            <text:p>0,0004</text:p>
          </table:table-cell>
        </table:table-row>
        <table:table-row table:style-name="ro1">
          <table:table-cell table:style-name="pd1" office:value-type="string" calcext:value-type="string">
            <text:p>Antonym</text:p>
          </table:table-cell>
          <table:table-cell table:style-name="ce1" table:formula="of:=AVERAGE([$Sheet1.B10:$Sheet1.SG10])" office:value-type="float" office:value="0.00032142857142857" calcext:value-type="float">
            <text:p>0,0003</text:p>
          </table:table-cell>
          <table:table-cell table:style-name="ce1" table:formula="of:=STDEV([$Sheet1.B10:$Sheet1.SG10])" office:value-type="float" office:value="0.000978402619696818" calcext:value-type="float">
            <text:p>0,0010</text:p>
          </table:table-cell>
          <table:table-cell table:formula="of:=ABS([.B22])" office:value-type="float" office:value="0.00032142857142857" calcext:value-type="float">
            <text:p>0,0003</text:p>
          </table:table-cell>
        </table:table-row>
        <table:table-row table:style-name="ro1">
          <table:table-cell table:style-name="pd1" office:value-type="string" calcext:value-type="string">
            <text:p>NER count VALOR</text:p>
          </table:table-cell>
          <table:table-cell table:style-name="ce1" table:formula="of:=AVERAGE([$Sheet1.B21:$Sheet1.SG21])" office:value-type="float" office:value="-0.0000964285714285711" calcext:value-type="float">
            <text:p>-0,0001</text:p>
          </table:table-cell>
          <table:table-cell table:style-name="ce1" table:formula="of:=STDEV([$Sheet1.B21:$Sheet1.SG21])" office:value-type="float" office:value="0.00120584777314124" calcext:value-type="float">
            <text:p>0,0012</text:p>
          </table:table-cell>
          <table:table-cell table:formula="of:=ABS([.B23])" office:value-type="float" office:value="0.0000964285714285711" calcext:value-type="float">
            <text:p>0,0001</text:p>
          </table:table-cell>
        </table:table-row>
        <table:table-row table:style-name="ro1">
          <table:table-cell table:style-name="pd1" office:value-type="string" calcext:value-type="string">
            <text:p>NER count ACONTECIMENTO</text:p>
          </table:table-cell>
          <table:table-cell table:style-name="ce1" table:formula="of:=AVERAGE([$Sheet1.B16:$Sheet1.SG16])" office:value-type="float" office:value="-0.0000249999999999999" calcext:value-type="float">
            <text:p>0,0000</text:p>
          </table:table-cell>
          <table:table-cell table:style-name="ce1" table:formula="of:=STDEV([$Sheet1.B16:$Sheet1.SG16])" office:value-type="float" office:value="0.000485608916510693" calcext:value-type="float">
            <text:p>0,0005</text:p>
          </table:table-cell>
          <table:table-cell table:formula="of:=ABS([.B24])" office:value-type="float" office:value="0.0000249999999999999" calcext:value-type="float">
            <text:p>0,0000</text:p>
          </table:table-cell>
        </table:table-row>
        <table:table-row table:style-name="ro1">
          <table:table-cell table:style-name="pd1" office:value-type="string" calcext:value-type="string">
            <text:p>NER count COISA</text:p>
          </table:table-cell>
          <table:table-cell table:style-name="ce1" table:formula="of:=AVERAGE([$Sheet1.B23:$Sheet1.SG23])" office:value-type="float" office:value="-0.0000214285714285714" calcext:value-type="float">
            <text:p>0,0000</text:p>
          </table:table-cell>
          <table:table-cell table:style-name="ce1" table:formula="of:=STDEV([$Sheet1.B23:$Sheet1.SG23])" office:value-type="float" office:value="0.000194632695663966" calcext:value-type="float">
            <text:p>0,0002</text:p>
          </table:table-cell>
          <table:table-cell table:formula="of:=ABS([.B25])" office:value-type="float" office:value="0.0000214285714285714" calcext:value-type="float">
            <text:p>0,0000</text:p>
          </table:table-cell>
        </table:table-row>
        <table:table-row table:style-name="ro1">
          <table:table-cell table:style-name="pd1" office:value-type="string" calcext:value-type="string">
            <text:p>NER count ABSTRACCAO</text:p>
          </table:table-cell>
          <table:table-cell table:style-name="ce1" table:formula="of:=AVERAGE([$Sheet1.B19:$Sheet1.SG19])" office:value-type="float" office:value="-0.0000178571428571428" calcext:value-type="float">
            <text:p>0,0000</text:p>
          </table:table-cell>
          <table:table-cell table:style-name="ce1" table:formula="of:=STDEV([$Sheet1.B19:$Sheet1.SG19])" office:value-type="float" office:value="0.00127640709132259" calcext:value-type="float">
            <text:p>0,0013</text:p>
          </table:table-cell>
          <table:table-cell table:formula="of:=ABS([.B26])" office:value-type="float" office:value="0.0000178571428571428" calcext:value-type="float">
            <text:p>0,0000</text:p>
          </table:table-cell>
        </table:table-row>
        <table:table-row table:style-name="ro1">
          <table:table-cell table:style-name="pd1" office:value-type="string" calcext:value-type="string">
            <text:p>NER count OUTRO</text:p>
          </table:table-cell>
          <table:table-cell table:style-name="ce1" table:formula="of:=AVERAGE([$Sheet1.B18:$Sheet1.SG18])" office:value-type="float" office:value="0" calcext:value-type="float">
            <text:p>0,0000</text:p>
          </table:table-cell>
          <table:table-cell table:style-name="ce1" table:formula="of:=STDEV([$Sheet1.B18:$Sheet1.SG18])" office:value-type="float" office:value="0" calcext:value-type="float">
            <text:p>0,0000</text:p>
          </table:table-cell>
          <table:table-cell table:formula="of:=ABS([.B27])" office:value-type="float" office:value="0" calcext:value-type="float">
            <text:p>0,0000</text:p>
          </table:table-cell>
        </table:table-row>
        <table:table-row table:style-name="ro1" table:number-rows-repeated="104854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1" table:target-range-address="Planilha2.A1:Planilha2.D27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6">00/00/0000</text:date>, <text:time style:data-style-name="N2" text:time-value="16:39:54.34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3-01-26T16:41:24.654000000</dc:date>
    <meta:editing-duration>PT4M15S</meta:editing-duration>
    <meta:editing-cycles>3</meta:editing-cycles>
    <meta:document-statistic meta:table-count="2" meta:cell-count="1363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8">
      <number:number number:decimal-places="4" number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6.578cm" svg:height="19.125cm" xlink:href=".." xlink:type="simple" chart:class="chart:bar" chart:style-name="ch1">
        <chart:legend chart:legend-position="end" svg:x="29.098cm" svg:y="1.006cm" style:legend-expansion="custom" svg:width="1.845cm" svg:height="0.805cm" style:legend-expansion-aspect-ratio="2.29192546583851" chart:style-name="ch2"/>
        <chart:plot-area chart:style-name="ch3" table:cell-range-address="Planilha2.A1:Planilha2.B27" chart:data-source-has-labels="both" svg:x="0.087cm" svg:y="0.342cm" svg:width="28.688cm" svg:height="17.7cm">
          <chart:coordinate-region svg:x="1.825cm" svg:y="0.541cm" svg:width="26.95cm" svg:height="13.584cm"/>
          <chart:axis chart:dimension="x" chart:name="primary-x" chart:style-name="ch4" chartooo:axis-type="auto">
            <chartooo:date-scale/>
            <chart:categories table:cell-range-address="Planilha2.A2:Planilha2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2.B2:Planilha2.B27" chart:label-cell-address="Planilha2.B1:Planilha2.B1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Planilha2.B1:Planilha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literation - 1-gram</text:p>
                <draw:g>
                  <svg:desc>Planilha2.A2:Planilha2.A27</svg:desc>
                </draw:g>
              </table:table-cell>
              <table:table-cell office:value-type="float" office:value="0.0572">
                <text:p>0.0572</text:p>
                <draw:g>
                  <svg:desc>Planilha2.B2:Planilha2.B27</svg:desc>
                </draw:g>
              </table:table-cell>
            </table:table-row>
            <table:table-row>
              <table:table-cell office:value-type="string">
                <text:p>Average concreteness</text:p>
              </table:table-cell>
              <table:table-cell office:value-type="float" office:value="0.0315535714285714">
                <text:p>0.0315535714285714</text:p>
              </table:table-cell>
            </table:table-row>
            <table:table-row>
              <table:table-cell office:value-type="string">
                <text:p>NER count PESSOA</text:p>
              </table:table-cell>
              <table:table-cell office:value-type="float" office:value="0.0245678571428571">
                <text:p>0.0245678571428571</text:p>
              </table:table-cell>
            </table:table-row>
            <table:table-row>
              <table:table-cell office:value-type="string">
                <text:p>Maximum number of senses</text:p>
              </table:table-cell>
              <table:table-cell office:value-type="float" office:value="0.0220714285714286">
                <text:p>0.0220714285714286</text:p>
              </table:table-cell>
            </table:table-row>
            <table:table-row>
              <table:table-cell office:value-type="string">
                <text:p>Average similarity</text:p>
              </table:table-cell>
              <table:table-cell office:value-type="float" office:value="0.0147928571428571">
                <text:p>0.0147928571428571</text:p>
              </table:table-cell>
            </table:table-row>
            <table:table-row>
              <table:table-cell office:value-type="string">
                <text:p>Positive Sentiment</text:p>
              </table:table-cell>
              <table:table-cell office:value-type="float" office:value="-0.0115964285714286">
                <text:p>-0.0115964285714286</text:p>
              </table:table-cell>
            </table:table-row>
            <table:table-row>
              <table:table-cell office:value-type="string">
                <text:p>Minimum similarity</text:p>
              </table:table-cell>
              <table:table-cell office:value-type="float" office:value="0.0102321428571428">
                <text:p>0.0102321428571428</text:p>
              </table:table-cell>
            </table:table-row>
            <table:table-row>
              <table:table-cell office:value-type="string">
                <text:p>Average number of senses</text:p>
              </table:table-cell>
              <table:table-cell office:value-type="float" office:value="0.0094142857142857">
                <text:p>0.0094142857142857</text:p>
              </table:table-cell>
            </table:table-row>
            <table:table-row>
              <table:table-cell office:value-type="string">
                <text:p>Slangs</text:p>
              </table:table-cell>
              <table:table-cell office:value-type="float" office:value="-0.00659285714285713">
                <text:p>-0.00659285714285713</text:p>
              </table:table-cell>
            </table:table-row>
            <table:table-row>
              <table:table-cell office:value-type="string">
                <text:p>Average imageability</text:p>
              </table:table-cell>
              <table:table-cell office:value-type="float" office:value="0.00600714285714285">
                <text:p>0.00600714285714285</text:p>
              </table:table-cell>
            </table:table-row>
            <table:table-row>
              <table:table-cell office:value-type="string">
                <text:p>Alliteration - 2-gram</text:p>
              </table:table-cell>
              <table:table-cell office:value-type="float" office:value="-0.00551428571428571">
                <text:p>-0.00551428571428571</text:p>
              </table:table-cell>
            </table:table-row>
            <table:table-row>
              <table:table-cell office:value-type="string">
                <text:p>Alliteration - 3-gram</text:p>
              </table:table-cell>
              <table:table-cell office:value-type="float" office:value="-0.00522499999999999">
                <text:p>-0.00522499999999999</text:p>
              </table:table-cell>
            </table:table-row>
            <table:table-row>
              <table:table-cell office:value-type="string">
                <text:p>NER count sum</text:p>
              </table:table-cell>
              <table:table-cell office:value-type="float" office:value="0.00506785714285713">
                <text:p>0.00506785714285713</text:p>
              </table:table-cell>
            </table:table-row>
            <table:table-row>
              <table:table-cell office:value-type="string">
                <text:p>Negative Sentiment</text:p>
              </table:table-cell>
              <table:table-cell office:value-type="float" office:value="-0.00447142857142856">
                <text:p>-0.00447142857142856</text:p>
              </table:table-cell>
            </table:table-row>
            <table:table-row>
              <table:table-cell office:value-type="string">
                <text:p>NER count ORGANIZACAO</text:p>
              </table:table-cell>
              <table:table-cell office:value-type="float" office:value="0.00271071428571428">
                <text:p>0.00271071428571428</text:p>
              </table:table-cell>
            </table:table-row>
            <table:table-row>
              <table:table-cell office:value-type="string">
                <text:p>NER count TEMPO</text:p>
              </table:table-cell>
              <table:table-cell office:value-type="float" office:value="-0.00142142857142857">
                <text:p>-0.00142142857142857</text:p>
              </table:table-cell>
            </table:table-row>
            <table:table-row>
              <table:table-cell office:value-type="string">
                <text:p>NER count OBRA</text:p>
              </table:table-cell>
              <table:table-cell office:value-type="float" office:value="-0.00129642857142857">
                <text:p>-0.00129642857142857</text:p>
              </table:table-cell>
            </table:table-row>
            <table:table-row>
              <table:table-cell office:value-type="string">
                <text:p>NER count LOCAL</text:p>
              </table:table-cell>
              <table:table-cell office:value-type="float" office:value="-0.000453571428571427">
                <text:p>-0.000453571428571427</text:p>
              </table:table-cell>
            </table:table-row>
            <table:table-row>
              <table:table-cell office:value-type="string">
                <text:p>Negative &gt; Positive</text:p>
              </table:table-cell>
              <table:table-cell office:value-type="float" office:value="-0.000442857142857142">
                <text:p>-0.000442857142857142</text:p>
              </table:table-cell>
            </table:table-row>
            <table:table-row>
              <table:table-cell office:value-type="string">
                <text:p>Alliteration - 4-gram</text:p>
              </table:table-cell>
              <table:table-cell office:value-type="float" office:value="0.000392857142857141">
                <text:p>0.000392857142857141</text:p>
              </table:table-cell>
            </table:table-row>
            <table:table-row>
              <table:table-cell office:value-type="string">
                <text:p>Antonym</text:p>
              </table:table-cell>
              <table:table-cell office:value-type="float" office:value="0.00032142857142857">
                <text:p>0.00032142857142857</text:p>
              </table:table-cell>
            </table:table-row>
            <table:table-row>
              <table:table-cell office:value-type="string">
                <text:p>NER count VALOR</text:p>
              </table:table-cell>
              <table:table-cell office:value-type="float" office:value="-0.0000964285714285711">
                <text:p>-0.0000964285714285711</text:p>
              </table:table-cell>
            </table:table-row>
            <table:table-row>
              <table:table-cell office:value-type="string">
                <text:p>NER count ACONTECIMENTO</text:p>
              </table:table-cell>
              <table:table-cell office:value-type="float" office:value="-0.0000249999999999999">
                <text:p>-0.0000249999999999999</text:p>
              </table:table-cell>
            </table:table-row>
            <table:table-row>
              <table:table-cell office:value-type="string">
                <text:p>NER count COISA</text:p>
              </table:table-cell>
              <table:table-cell office:value-type="float" office:value="-0.0000214285714285714">
                <text:p>-0.0000214285714285714</text:p>
              </table:table-cell>
            </table:table-row>
            <table:table-row>
              <table:table-cell office:value-type="string">
                <text:p>NER count ABSTRACCAO</text:p>
              </table:table-cell>
              <table:table-cell office:value-type="float" office:value="-0.0000178571428571428">
                <text:p>-0.0000178571428571428</text:p>
              </table:table-cell>
            </table:table-row>
            <table:table-row>
              <table:table-cell office:value-type="string">
                <text:p>NER count OUTRO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